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allow-glide" table:style-name="ta1">
        <table:shapes>
          <draw:frame draw:z-index="0" draw:style-name="gr1" draw:text-style-name="P1" svg:width="23.614cm" svg:height="13.281cm" svg:x="18.092cm" svg:y="1.089cm">
            <draw:object draw:notify-on-update-of-ranges="'shallow-glide'.B2:'shallow-glide'.B2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1cm" svg:height="9.005cm" svg:x="18.044cm" svg:y="14.795cm">
            <draw:object draw:notify-on-update-of-ranges="'shallow-glide'.C2:'shallow-glide'.C28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/tick</text:p>
          </table:table-cell>
          <table:table-cell office:value-type="string" calcext:value-type="string">
            <text:p>s/m</text:p>
          </table:table-cell>
          <table:table-cell office:value-type="string" calcext:value-type="string">
            <text:p>v/m t^-1</text:p>
          </table:table-cell>
          <table:table-cell office:value-type="string" calcext:value-type="string">
            <text:p>a/m t^-2</text:p>
          </table:table-cell>
          <table:table-cell office:value-type="string" calcext:value-type="string">
            <text:p>time to impact/tick</text:p>
          </table:table-cell>
          <table:table-cell office:value-type="string" calcext:value-type="string">
            <text:p>actual time to impact/tick</text:p>
          </table:table-cell>
          <table:table-cell table:number-columns-repeated="4"/>
        </table:table-row>
        <table:table-row table:style-name="ro1">
          <table:table-cell office:value-type="float" office:value="62399549" calcext:value-type="float">
            <text:p>6239954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]/[.C2]" office:value-type="string" office:string-value="" calcext:value-type="error">
            <text:p>#DIV/0!</text:p>
          </table:table-cell>
          <table:table-cell office:value-type="string" calcext:value-type="string">
            <text:p>-inf</text:p>
          </table:table-cell>
          <table:table-cell table:number-columns-repeated="4"/>
        </table:table-row>
        <table:table-row table:style-name="ro1">
          <table:table-cell office:value-type="float" office:value="62399550" calcext:value-type="float">
            <text:p>62399550</text:p>
          </table:table-cell>
          <table:table-cell office:value-type="float" office:value="44.419999986887" calcext:value-type="float">
            <text:p>44.419999986887</text:p>
          </table:table-cell>
          <table:table-cell table:formula="of:=[.B3]-[.B2]" office:value-type="float" office:value="0.419999986886978" calcext:value-type="float">
            <text:p>0.419999986886978</text:p>
          </table:table-cell>
          <table:table-cell table:formula="of:=[.C3]-[.C2]" office:value-type="float" office:value="0.419999986886978" calcext:value-type="float">
            <text:p>0.419999986886978</text:p>
          </table:table-cell>
          <table:table-cell table:formula="of:=[.B3]/[.C3]" office:value-type="float" office:value="105.761908032727" calcext:value-type="float">
            <text:p>106</text:p>
          </table:table-cell>
          <table:table-cell table:formula="of:=-([.$A$284]-[.A3])" office:value-type="float" office:value="-281" calcext:value-type="float">
            <text:p>-281</text:p>
          </table:table-cell>
          <table:table-cell table:number-columns-repeated="4"/>
        </table:table-row>
        <table:table-row table:style-name="ro1">
          <table:table-cell office:value-type="float" office:value="62399551" calcext:value-type="float">
            <text:p>62399551</text:p>
          </table:table-cell>
          <table:table-cell office:value-type="float" office:value="44.7531999805212" calcext:value-type="float">
            <text:p>44.7531999805212</text:p>
          </table:table-cell>
          <table:table-cell table:formula="of:=[.B4]-[.B3]" office:value-type="float" office:value="0.333199993634224" calcext:value-type="float">
            <text:p>0.333199993634224</text:p>
          </table:table-cell>
          <table:table-cell table:formula="of:=[.C4]-[.C3]" office:value-type="float" office:value="-0.0867999932527539" calcext:value-type="float">
            <text:p>-0.0867999932527539</text:p>
          </table:table-cell>
          <table:table-cell table:formula="of:=[.B4]/[.C4]" office:value-type="float" office:value="134.313327837724" calcext:value-type="float">
            <text:p>134</text:p>
          </table:table-cell>
          <table:table-cell table:formula="of:=-([.$A$284]-[.A4])" office:value-type="float" office:value="-280" calcext:value-type="float">
            <text:p>-280</text:p>
          </table:table-cell>
          <table:table-cell table:number-columns-repeated="4"/>
        </table:table-row>
        <table:table-row table:style-name="ro1">
          <table:table-cell office:value-type="float" office:value="62399552" calcext:value-type="float">
            <text:p>62399552</text:p>
          </table:table-cell>
          <table:table-cell office:value-type="float" office:value="45.0013359791122" calcext:value-type="float">
            <text:p>45.0013359791122</text:p>
          </table:table-cell>
          <table:table-cell table:formula="of:=[.B5]-[.B4]" office:value-type="float" office:value="0.248135998590946" calcext:value-type="float">
            <text:p>0.248135998590946</text:p>
          </table:table-cell>
          <table:table-cell table:formula="of:=[.C5]-[.C4]" office:value-type="float" office:value="-0.0850639950432779" calcext:value-type="float">
            <text:p>-0.0850639950432779</text:p>
          </table:table-cell>
          <table:table-cell table:formula="of:=[.B5]/[.C5]" office:value-type="float" office:value="181.357546807616" calcext:value-type="float">
            <text:p>181</text:p>
          </table:table-cell>
          <table:table-cell table:formula="of:=-([.$A$284]-[.A5])" office:value-type="float" office:value="-279" calcext:value-type="float">
            <text:p>-279</text:p>
          </table:table-cell>
          <table:table-cell table:number-columns-repeated="4"/>
        </table:table-row>
        <table:table-row table:style-name="ro1">
          <table:table-cell office:value-type="float" office:value="62399553" calcext:value-type="float">
            <text:p>62399553</text:p>
          </table:table-cell>
          <table:table-cell office:value-type="float" office:value="45.1661092609382" calcext:value-type="float">
            <text:p>45.1661092609382</text:p>
          </table:table-cell>
          <table:table-cell table:formula="of:=[.B6]-[.B5]" office:value-type="float" office:value="0.164773281826065" calcext:value-type="float">
            <text:p>0.164773281826065</text:p>
          </table:table-cell>
          <table:table-cell table:formula="of:=[.C6]-[.C5]" office:value-type="float" office:value="-0.0833627167648814" calcext:value-type="float">
            <text:p>-0.0833627167648814</text:p>
          </table:table-cell>
          <table:table-cell table:formula="of:=[.B6]/[.C6]" office:value-type="float" office:value="274.110637115401" calcext:value-type="float">
            <text:p>274</text:p>
          </table:table-cell>
          <table:table-cell table:formula="of:=-([.$A$284]-[.A6])" office:value-type="float" office:value="-278" calcext:value-type="float">
            <text:p>-278</text:p>
          </table:table-cell>
          <table:table-cell table:number-columns-repeated="4"/>
        </table:table-row>
        <table:table-row table:style-name="ro1">
          <table:table-cell office:value-type="float" office:value="62399554" calcext:value-type="float">
            <text:p>62399554</text:p>
          </table:table-cell>
          <table:table-cell office:value-type="float" office:value="45.2491870787447" calcext:value-type="float">
            <text:p>45.2491870787447</text:p>
          </table:table-cell>
          <table:table-cell table:formula="of:=[.B7]-[.B6]" office:value-type="float" office:value="0.0830778178064691" calcext:value-type="float">
            <text:p>0.0830778178064691</text:p>
          </table:table-cell>
          <table:table-cell table:formula="of:=[.C7]-[.C6]" office:value-type="float" office:value="-0.0816954640195959" calcext:value-type="float">
            <text:p>-0.0816954640195959</text:p>
          </table:table-cell>
          <table:table-cell table:formula="of:=[.B7]/[.C7]" office:value-type="float" office:value="544.660274829959" calcext:value-type="float">
            <text:p>545</text:p>
          </table:table-cell>
          <table:table-cell table:formula="of:=-([.$A$284]-[.A7])" office:value-type="float" office:value="-277" calcext:value-type="float">
            <text:p>-277</text:p>
          </table:table-cell>
          <table:table-cell table:number-columns-repeated="4"/>
        </table:table-row>
        <table:table-row table:style-name="ro1">
          <table:table-cell office:value-type="float" office:value="62399555" calcext:value-type="float">
            <text:p>62399555</text:p>
          </table:table-cell>
          <table:table-cell office:value-type="float" office:value="45.2522033402537" calcext:value-type="float">
            <text:p>45.2522033402537</text:p>
          </table:table-cell>
          <table:table-cell table:formula="of:=[.B8]-[.B7]" office:value-type="float" office:value="0.0030162615090461" calcext:value-type="float">
            <text:p>0.0030162615090461</text:p>
          </table:table-cell>
          <table:table-cell table:formula="of:=[.C8]-[.C7]" office:value-type="float" office:value="-0.080061556297423" calcext:value-type="float">
            <text:p>-0.080061556297423</text:p>
          </table:table-cell>
          <table:table-cell table:formula="of:=[.B8]/[.C8]" office:value-type="float" office:value="15002.7453536563" calcext:value-type="float">
            <text:p>15003</text:p>
          </table:table-cell>
          <table:table-cell table:formula="of:=-([.$A$284]-[.A8])" office:value-type="float" office:value="-276" calcext:value-type="float">
            <text:p>-276</text:p>
          </table:table-cell>
          <table:table-cell table:number-columns-repeated="4"/>
        </table:table-row>
        <table:table-row table:style-name="ro1">
          <table:table-cell office:value-type="float" office:value="62399556" calcext:value-type="float">
            <text:p>62399556</text:p>
          </table:table-cell>
          <table:table-cell office:value-type="float" office:value="45.1767592750642" calcext:value-type="float">
            <text:p>45.1767592750642</text:p>
          </table:table-cell>
          <table:table-cell table:formula="of:=[.B9]-[.B8]" office:value-type="float" office:value="-0.0754440651894868" calcext:value-type="float">
            <text:p>-0.0754440651894868</text:p>
          </table:table-cell>
          <table:table-cell table:formula="of:=[.C9]-[.C8]" office:value-type="float" office:value="-0.0784603266985329" calcext:value-type="float">
            <text:p>-0.0784603266985329</text:p>
          </table:table-cell>
          <table:table-cell table:formula="of:=[.B9]/[.C9]" office:value-type="float" office:value="-598.811306914565" calcext:value-type="float">
            <text:p>-599</text:p>
          </table:table-cell>
          <table:table-cell table:formula="of:=-([.$A$284]-[.A9])" office:value-type="float" office:value="-275" calcext:value-type="float">
            <text:p>-275</text:p>
          </table:table-cell>
          <table:table-cell table:number-columns-repeated="4"/>
        </table:table-row>
        <table:table-row table:style-name="ro1">
          <table:table-cell office:value-type="float" office:value="62399557" calcext:value-type="float">
            <text:p>62399557</text:p>
          </table:table-cell>
          <table:table-cell office:value-type="float" office:value="45.0244240882137" calcext:value-type="float">
            <text:p>45.0244240882137</text:p>
          </table:table-cell>
          <table:table-cell table:formula="of:=[.B10]-[.B9]" office:value-type="float" office:value="-0.152335186850557" calcext:value-type="float">
            <text:p>-0.152335186850557</text:p>
          </table:table-cell>
          <table:table-cell table:formula="of:=[.C10]-[.C9]" office:value-type="float" office:value="-0.0768911216610704" calcext:value-type="float">
            <text:p>-0.0768911216610704</text:p>
          </table:table-cell>
          <table:table-cell table:formula="of:=[.B10]/[.C10]" office:value-type="float" office:value="-295.561550939529" calcext:value-type="float">
            <text:p>-296</text:p>
          </table:table-cell>
          <table:table-cell table:formula="of:=-([.$A$284]-[.A10])" office:value-type="float" office:value="-274" calcext:value-type="float">
            <text:p>-274</text:p>
          </table:table-cell>
          <table:table-cell table:number-columns-repeated="4"/>
        </table:table-row>
        <table:table-row table:style-name="ro1">
          <table:table-cell office:value-type="float" office:value="62399558" calcext:value-type="float">
            <text:p>62399558</text:p>
          </table:table-cell>
          <table:table-cell office:value-type="float" office:value="44.7954878672914" calcext:value-type="float">
            <text:p>44.7954878672914</text:p>
          </table:table-cell>
          <table:table-cell table:formula="of:=[.B11]-[.B10]" office:value-type="float" office:value="-0.22893622092225" calcext:value-type="float">
            <text:p>-0.22893622092225</text:p>
          </table:table-cell>
          <table:table-cell table:formula="of:=[.C11]-[.C10]" office:value-type="float" office:value="-0.0766010340716932" calcext:value-type="float">
            <text:p>-0.0766010340716932</text:p>
          </table:table-cell>
          <table:table-cell table:formula="of:=[.B11]/[.C11]" office:value-type="float" office:value="-195.667979871584" calcext:value-type="float">
            <text:p>-196</text:p>
          </table:table-cell>
          <table:table-cell table:formula="of:=-([.$A$284]-[.A11])" office:value-type="float" office:value="-273" calcext:value-type="float">
            <text:p>-273</text:p>
          </table:table-cell>
          <table:table-cell table:number-columns-repeated="4"/>
        </table:table-row>
        <table:table-row table:style-name="ro1">
          <table:table-cell office:value-type="float" office:value="62399559" calcext:value-type="float">
            <text:p>62399559</text:p>
          </table:table-cell>
          <table:table-cell office:value-type="float" office:value="44.5654347207459" calcext:value-type="float">
            <text:p>44.5654347207459</text:p>
          </table:table-cell>
          <table:table-cell table:formula="of:=[.B12]-[.B11]" office:value-type="float" office:value="-0.230053146545565" calcext:value-type="float">
            <text:p>-0.230053146545565</text:p>
          </table:table-cell>
          <table:table-cell table:formula="of:=[.C12]-[.C11]" office:value-type="float" office:value="-0.00111692562331456" calcext:value-type="float">
            <text:p>-0.00111692562331456</text:p>
          </table:table-cell>
          <table:table-cell table:formula="of:=[.B12]/[.C12]" office:value-type="float" office:value="-193.717996862604" calcext:value-type="float">
            <text:p>-194</text:p>
          </table:table-cell>
          <table:table-cell table:formula="of:=-([.$A$284]-[.A12])" office:value-type="float" office:value="-272" calcext:value-type="float">
            <text:p>-272</text:p>
          </table:table-cell>
          <table:table-cell table:number-columns-repeated="4"/>
        </table:table-row>
        <table:table-row table:style-name="ro1">
          <table:table-cell office:value-type="float" office:value="62399560" calcext:value-type="float">
            <text:p>62399560</text:p>
          </table:table-cell>
          <table:table-cell office:value-type="float" office:value="44.3343817429297" calcext:value-type="float">
            <text:p>44.3343817429297</text:p>
          </table:table-cell>
          <table:table-cell table:formula="of:=[.B13]-[.B12]" office:value-type="float" office:value="-0.231052977816205" calcext:value-type="float">
            <text:p>-0.231052977816205</text:p>
          </table:table-cell>
          <table:table-cell table:formula="of:=[.C13]-[.C12]" office:value-type="float" office:value="-0.000999831270640073" calcext:value-type="float">
            <text:p>-0.000999831270640073</text:p>
          </table:table-cell>
          <table:table-cell table:formula="of:=[.B13]/[.C13]" office:value-type="float" office:value="-191.879724563413" calcext:value-type="float">
            <text:p>-192</text:p>
          </table:table-cell>
          <table:table-cell table:formula="of:=-([.$A$284]-[.A13])" office:value-type="float" office:value="-271" calcext:value-type="float">
            <text:p>-271</text:p>
          </table:table-cell>
          <table:table-cell table:number-columns-repeated="4"/>
        </table:table-row>
        <table:table-row table:style-name="ro1">
          <table:table-cell office:value-type="float" office:value="62399561" calcext:value-type="float">
            <text:p>62399561</text:p>
          </table:table-cell>
          <table:table-cell office:value-type="float" office:value="44.1024337524565" calcext:value-type="float">
            <text:p>44.1024337524565</text:p>
          </table:table-cell>
          <table:table-cell table:formula="of:=[.B14]-[.B13]" office:value-type="float" office:value="-0.231947990473181" calcext:value-type="float">
            <text:p>-0.231947990473181</text:p>
          </table:table-cell>
          <table:table-cell table:formula="of:=[.C14]-[.C13]" office:value-type="float" office:value="-0.00089501265697578" calcext:value-type="float">
            <text:p>-0.00089501265697578</text:p>
          </table:table-cell>
          <table:table-cell table:formula="of:=[.B14]/[.C14]" office:value-type="float" office:value="-190.139322451064" calcext:value-type="float">
            <text:p>-190</text:p>
          </table:table-cell>
          <table:table-cell table:formula="of:=-([.$A$284]-[.A14])" office:value-type="float" office:value="-270" calcext:value-type="float">
            <text:p>-270</text:p>
          </table:table-cell>
          <table:table-cell table:number-columns-repeated="4"/>
        </table:table-row>
        <table:table-row table:style-name="ro1">
          <table:table-cell office:value-type="float" office:value="62399562" calcext:value-type="float">
            <text:p>62399562</text:p>
          </table:table-cell>
          <table:table-cell office:value-type="float" office:value="43.8696845791441" calcext:value-type="float">
            <text:p>43.8696845791441</text:p>
          </table:table-cell>
          <table:table-cell table:formula="of:=[.B15]-[.B14]" office:value-type="float" office:value="-0.232749173312385" calcext:value-type="float">
            <text:p>-0.232749173312385</text:p>
          </table:table-cell>
          <table:table-cell table:formula="of:=[.C15]-[.C14]" office:value-type="float" office:value="-0.000801182839204273" calcext:value-type="float">
            <text:p>-0.000801182839204273</text:p>
          </table:table-cell>
          <table:table-cell table:formula="of:=[.B15]/[.C15]" office:value-type="float" office:value="-188.48481373665" calcext:value-type="float">
            <text:p>-188</text:p>
          </table:table-cell>
          <table:table-cell table:formula="of:=-([.$A$284]-[.A15])" office:value-type="float" office:value="-269" calcext:value-type="float">
            <text:p>-269</text:p>
          </table:table-cell>
          <table:table-cell table:number-columns-repeated="4"/>
        </table:table-row>
        <table:table-row table:style-name="ro1">
          <table:table-cell office:value-type="float" office:value="62399563" calcext:value-type="float">
            <text:p>62399563</text:p>
          </table:table-cell>
          <table:table-cell office:value-type="float" office:value="43.6362182160391" calcext:value-type="float">
            <text:p>43.6362182160391</text:p>
          </table:table-cell>
          <table:table-cell table:formula="of:=[.B16]-[.B15]" office:value-type="float" office:value="-0.233466363104988" calcext:value-type="float">
            <text:p>-0.233466363104988</text:p>
          </table:table-cell>
          <table:table-cell table:formula="of:=[.C16]-[.C15]" office:value-type="float" office:value="-0.000717189792602824" calcext:value-type="float">
            <text:p>-0.000717189792602824</text:p>
          </table:table-cell>
          <table:table-cell table:formula="of:=[.B16]/[.C16]" office:value-type="float" office:value="-186.905803627122" calcext:value-type="float">
            <text:p>-187</text:p>
          </table:table-cell>
          <table:table-cell table:formula="of:=-([.$A$284]-[.A16])" office:value-type="float" office:value="-268" calcext:value-type="float">
            <text:p>-268</text:p>
          </table:table-cell>
          <table:table-cell table:number-columns-repeated="4"/>
        </table:table-row>
        <table:table-row table:style-name="ro1">
          <table:table-cell office:value-type="float" office:value="62399564" calcext:value-type="float">
            <text:p>62399564</text:p>
          </table:table-cell>
          <table:table-cell office:value-type="float" office:value="43.6362182160391" calcext:value-type="float">
            <text:p>43.6362182160391</text:p>
          </table:table-cell>
          <table:table-cell table:formula="of:=[.B17]-[.B16]" office:value-type="float" office:value="0" calcext:value-type="float">
            <text:p>0</text:p>
          </table:table-cell>
          <table:table-cell table:formula="of:=[.C17]-[.C16]" office:value-type="float" office:value="0.233466363104988" calcext:value-type="float">
            <text:p>0.233466363104988</text:p>
          </table:table-cell>
          <table:table-cell table:formula="of:=[.B17]/[.C17]" office:value-type="string" office:string-value="" calcext:value-type="error">
            <text:p>#DIV/0!</text:p>
          </table:table-cell>
          <table:table-cell table:formula="of:=-([.$A$284]-[.A17])" office:value-type="float" office:value="-267" calcext:value-type="float">
            <text:p>-267</text:p>
          </table:table-cell>
          <table:table-cell table:number-columns-repeated="4"/>
        </table:table-row>
        <table:table-row table:style-name="ro1">
          <table:table-cell office:value-type="float" office:value="62399565" calcext:value-type="float">
            <text:p>62399565</text:p>
          </table:table-cell>
          <table:table-cell office:value-type="float" office:value="43.1689351239648" calcext:value-type="float">
            <text:p>43.1689351239648</text:p>
          </table:table-cell>
          <table:table-cell table:formula="of:=[.B18]-[.B17]" office:value-type="float" office:value="-0.467283092074275" calcext:value-type="float">
            <text:p>-0.467283092074275</text:p>
          </table:table-cell>
          <table:table-cell table:formula="of:=[.C18]-[.C17]" office:value-type="float" office:value="-0.467283092074275" calcext:value-type="float">
            <text:p>-0.467283092074275</text:p>
          </table:table-cell>
          <table:table-cell table:formula="of:=[.B18]/[.C18]" office:value-type="float" office:value="-92.3828314273846" calcext:value-type="float">
            <text:p>-92</text:p>
          </table:table-cell>
          <table:table-cell table:formula="of:=-([.$A$284]-[.A18])" office:value-type="float" office:value="-266" calcext:value-type="float">
            <text:p>-266</text:p>
          </table:table-cell>
          <table:table-cell table:number-columns-repeated="4"/>
        </table:table-row>
        <table:table-row table:style-name="ro1">
          <table:table-cell office:value-type="float" office:value="62399566" calcext:value-type="float">
            <text:p>62399566</text:p>
          </table:table-cell>
          <table:table-cell office:value-type="float" office:value="42.9382394186937" calcext:value-type="float">
            <text:p>42.9382394186937</text:p>
          </table:table-cell>
          <table:table-cell table:formula="of:=[.B19]-[.B18]" office:value-type="float" office:value="-0.230695705271167" calcext:value-type="float">
            <text:p>-0.230695705271167</text:p>
          </table:table-cell>
          <table:table-cell table:formula="of:=[.C19]-[.C18]" office:value-type="float" office:value="0.236587386803109" calcext:value-type="float">
            <text:p>0.236587386803109</text:p>
          </table:table-cell>
          <table:table-cell table:formula="of:=[.B19]/[.C19]" office:value-type="float" office:value="-186.125005527185" calcext:value-type="float">
            <text:p>-186</text:p>
          </table:table-cell>
          <table:table-cell table:formula="of:=-([.$A$284]-[.A19])" office:value-type="float" office:value="-265" calcext:value-type="float">
            <text:p>-265</text:p>
          </table:table-cell>
          <table:table-cell table:number-columns-repeated="4"/>
        </table:table-row>
        <table:table-row table:style-name="ro1">
          <table:table-cell office:value-type="float" office:value="62399567" calcext:value-type="float">
            <text:p>62399567</text:p>
          </table:table-cell>
          <table:table-cell office:value-type="float" office:value="42.7099920895492" calcext:value-type="float">
            <text:p>42.7099920895492</text:p>
          </table:table-cell>
          <table:table-cell table:formula="of:=[.B20]-[.B19]" office:value-type="float" office:value="-0.228247329144516" calcext:value-type="float">
            <text:p>-0.228247329144516</text:p>
          </table:table-cell>
          <table:table-cell table:formula="of:=[.C20]-[.C19]" office:value-type="float" office:value="0.00244837612665094" calcext:value-type="float">
            <text:p>0.00244837612665094</text:p>
          </table:table-cell>
          <table:table-cell table:formula="of:=[.B20]/[.C20]" office:value-type="float" office:value="-187.121541573471" calcext:value-type="float">
            <text:p>-187</text:p>
          </table:table-cell>
          <table:table-cell table:formula="of:=-([.$A$284]-[.A20])" office:value-type="float" office:value="-264" calcext:value-type="float">
            <text:p>-264</text:p>
          </table:table-cell>
          <table:table-cell table:number-columns-repeated="4"/>
        </table:table-row>
        <table:table-row table:style-name="ro1">
          <table:table-cell office:value-type="float" office:value="62399568" calcext:value-type="float">
            <text:p>62399568</text:p>
          </table:table-cell>
          <table:table-cell office:value-type="float" office:value="42.4840439101793" calcext:value-type="float">
            <text:p>42.4840439101793</text:p>
          </table:table-cell>
          <table:table-cell table:formula="of:=[.B21]-[.B20]" office:value-type="float" office:value="-0.225948179369809" calcext:value-type="float">
            <text:p>-0.225948179369809</text:p>
          </table:table-cell>
          <table:table-cell table:formula="of:=[.C21]-[.C20]" office:value-type="float" office:value="0.00229914977470713" calcext:value-type="float">
            <text:p>0.00229914977470713</text:p>
          </table:table-cell>
          <table:table-cell table:formula="of:=[.B21]/[.C21]" office:value-type="float" office:value="-188.025608476561" calcext:value-type="float">
            <text:p>-188</text:p>
          </table:table-cell>
          <table:table-cell table:formula="of:=-([.$A$284]-[.A21])" office:value-type="float" office:value="-263" calcext:value-type="float">
            <text:p>-263</text:p>
          </table:table-cell>
          <table:table-cell table:number-columns-repeated="4"/>
        </table:table-row>
        <table:table-row table:style-name="ro1">
          <table:table-cell office:value-type="float" office:value="62399569" calcext:value-type="float">
            <text:p>62399569</text:p>
          </table:table-cell>
          <table:table-cell office:value-type="float" office:value="42.2603759391842" calcext:value-type="float">
            <text:p>42.2603759391842</text:p>
          </table:table-cell>
          <table:table-cell table:formula="of:=[.B22]-[.B21]" office:value-type="float" office:value="-0.223667970995102" calcext:value-type="float">
            <text:p>-0.223667970995102</text:p>
          </table:table-cell>
          <table:table-cell table:formula="of:=[.C22]-[.C21]" office:value-type="float" office:value="0.00228020837470666" calcext:value-type="float">
            <text:p>0.00228020837470666</text:p>
          </table:table-cell>
          <table:table-cell table:formula="of:=[.B22]/[.C22]" office:value-type="float" office:value="-188.942456763779" calcext:value-type="float">
            <text:p>-189</text:p>
          </table:table-cell>
          <table:table-cell table:formula="of:=-([.$A$284]-[.A22])" office:value-type="float" office:value="-262" calcext:value-type="float">
            <text:p>-262</text:p>
          </table:table-cell>
          <table:table-cell table:number-columns-repeated="4"/>
        </table:table-row>
        <table:table-row table:style-name="ro1">
          <table:table-cell office:value-type="float" office:value="62399570" calcext:value-type="float">
            <text:p>62399570</text:p>
          </table:table-cell>
          <table:table-cell office:value-type="float" office:value="42.038738542113" calcext:value-type="float">
            <text:p>42.038738542113</text:p>
          </table:table-cell>
          <table:table-cell table:formula="of:=[.B23]-[.B22]" office:value-type="float" office:value="-0.221637397071262" calcext:value-type="float">
            <text:p>-0.221637397071262</text:p>
          </table:table-cell>
          <table:table-cell table:formula="of:=[.C23]-[.C22]" office:value-type="float" office:value="0.00203057392383954" calcext:value-type="float">
            <text:p>0.00203057392383954</text:p>
          </table:table-cell>
          <table:table-cell table:formula="of:=[.B23]/[.C23]" office:value-type="float" office:value="-189.673489662019" calcext:value-type="float">
            <text:p>-190</text:p>
          </table:table-cell>
          <table:table-cell table:formula="of:=-([.$A$284]-[.A23])" office:value-type="float" office:value="-261" calcext:value-type="float">
            <text:p>-261</text:p>
          </table:table-cell>
          <table:table-cell table:number-columns-repeated="4"/>
        </table:table-row>
        <table:table-row table:style-name="ro1">
          <table:table-cell office:value-type="float" office:value="62399571" calcext:value-type="float">
            <text:p>62399571</text:p>
          </table:table-cell>
          <table:table-cell office:value-type="float" office:value="41.818909414192" calcext:value-type="float">
            <text:p>41.818909414192</text:p>
          </table:table-cell>
          <table:table-cell table:formula="of:=[.B24]-[.B23]" office:value-type="float" office:value="-0.219829127920981" calcext:value-type="float">
            <text:p>-0.219829127920981</text:p>
          </table:table-cell>
          <table:table-cell table:formula="of:=[.C24]-[.C23]" office:value-type="float" office:value="0.00180826915028121" calcext:value-type="float">
            <text:p>0.00180826915028121</text:p>
          </table:table-cell>
          <table:table-cell table:formula="of:=[.B24]/[.C24]" office:value-type="float" office:value="-190.233704740093" calcext:value-type="float">
            <text:p>-190</text:p>
          </table:table-cell>
          <table:table-cell table:formula="of:=-([.$A$284]-[.A24])" office:value-type="float" office:value="-260" calcext:value-type="float">
            <text:p>-260</text:p>
          </table:table-cell>
          <table:table-cell table:number-columns-repeated="4"/>
        </table:table-row>
        <table:table-row table:style-name="ro1">
          <table:table-cell office:value-type="float" office:value="62399572" calcext:value-type="float">
            <text:p>62399572</text:p>
          </table:table-cell>
          <table:table-cell office:value-type="float" office:value="41.6006905883051" calcext:value-type="float">
            <text:p>41.6006905883051</text:p>
          </table:table-cell>
          <table:table-cell table:formula="of:=[.B25]-[.B24]" office:value-type="float" office:value="-0.218218825886936" calcext:value-type="float">
            <text:p>-0.218218825886936</text:p>
          </table:table-cell>
          <table:table-cell table:formula="of:=[.C25]-[.C24]" office:value-type="float" office:value="0.00161030203404522" calcext:value-type="float">
            <text:p>0.00161030203404522</text:p>
          </table:table-cell>
          <table:table-cell table:formula="of:=[.B25]/[.C25]" office:value-type="float" office:value="-190.637496188616" calcext:value-type="float">
            <text:p>-191</text:p>
          </table:table-cell>
          <table:table-cell table:formula="of:=-([.$A$284]-[.A25])" office:value-type="float" office:value="-259" calcext:value-type="float">
            <text:p>-259</text:p>
          </table:table-cell>
          <table:table-cell table:number-columns-repeated="4"/>
        </table:table-row>
        <table:table-row table:style-name="ro1">
          <table:table-cell office:value-type="float" office:value="62399573" calcext:value-type="float">
            <text:p>62399573</text:p>
          </table:table-cell>
          <table:table-cell office:value-type="float" office:value="41.3841320120676" calcext:value-type="float">
            <text:p>41.3841320120676</text:p>
          </table:table-cell>
          <table:table-cell table:formula="of:=[.B26]-[.B25]" office:value-type="float" office:value="-0.216558576237425" calcext:value-type="float">
            <text:p>-0.216558576237425</text:p>
          </table:table-cell>
          <table:table-cell table:formula="of:=[.C26]-[.C25]" office:value-type="float" office:value="0.00166024964951106" calcext:value-type="float">
            <text:p>0.00166024964951106</text:p>
          </table:table-cell>
          <table:table-cell table:formula="of:=[.B26]/[.C26]" office:value-type="float" office:value="-191.099021479971" calcext:value-type="float">
            <text:p>-191</text:p>
          </table:table-cell>
          <table:table-cell table:formula="of:=-([.$A$284]-[.A26])" office:value-type="float" office:value="-258" calcext:value-type="float">
            <text:p>-258</text:p>
          </table:table-cell>
          <table:table-cell table:number-columns-repeated="4"/>
        </table:table-row>
        <table:table-row table:style-name="ro1">
          <table:table-cell office:value-type="float" office:value="62399574" calcext:value-type="float">
            <text:p>62399574</text:p>
          </table:table-cell>
          <table:table-cell office:value-type="float" office:value="41.1690514469758" calcext:value-type="float">
            <text:p>41.1690514469758</text:p>
          </table:table-cell>
          <table:table-cell table:formula="of:=[.B27]-[.B26]" office:value-type="float" office:value="-0.215080565091817" calcext:value-type="float">
            <text:p>-0.215080565091817</text:p>
          </table:table-cell>
          <table:table-cell table:formula="of:=[.C27]-[.C26]" office:value-type="float" office:value="0.00147801114560764" calcext:value-type="float">
            <text:p>0.00147801114560764</text:p>
          </table:table-cell>
          <table:table-cell table:formula="of:=[.B27]/[.C27]" office:value-type="float" office:value="-191.412233966378" calcext:value-type="float">
            <text:p>-191</text:p>
          </table:table-cell>
          <table:table-cell table:formula="of:=-([.$A$284]-[.A27])" office:value-type="float" office:value="-257" calcext:value-type="float">
            <text:p>-257</text:p>
          </table:table-cell>
          <table:table-cell table:number-columns-repeated="4"/>
        </table:table-row>
        <table:table-row table:style-name="ro1">
          <table:table-cell office:value-type="float" office:value="62399575" calcext:value-type="float">
            <text:p>62399575</text:p>
          </table:table-cell>
          <table:table-cell office:value-type="float" office:value="40.9552866580669" calcext:value-type="float">
            <text:p>40.9552866580669</text:p>
          </table:table-cell>
          <table:table-cell table:formula="of:=[.B28]-[.B27]" office:value-type="float" office:value="-0.21376478890889" calcext:value-type="float">
            <text:p>-0.21376478890889</text:p>
          </table:table-cell>
          <table:table-cell table:formula="of:=[.C28]-[.C27]" office:value-type="float" office:value="0.00131577618292766" calcext:value-type="float">
            <text:p>0.00131577618292766</text:p>
          </table:table-cell>
          <table:table-cell table:formula="of:=[.B28]/[.C28]" office:value-type="float" office:value="-191.590424536769" calcext:value-type="float">
            <text:p>-192</text:p>
          </table:table-cell>
          <table:table-cell table:formula="of:=-([.$A$284]-[.A28])" office:value-type="float" office:value="-256" calcext:value-type="float">
            <text:p>-256</text:p>
          </table:table-cell>
          <table:table-cell table:number-columns-repeated="4"/>
        </table:table-row>
        <table:table-row table:style-name="ro1">
          <table:table-cell office:value-type="float" office:value="62399576" calcext:value-type="float">
            <text:p>62399576</text:p>
          </table:table-cell>
          <table:table-cell office:value-type="float" office:value="40.7426932182163" calcext:value-type="float">
            <text:p>40.7426932182163</text:p>
          </table:table-cell>
          <table:table-cell table:formula="of:=[.B29]-[.B28]" office:value-type="float" office:value="-0.212593439850608" calcext:value-type="float">
            <text:p>-0.212593439850608</text:p>
          </table:table-cell>
          <table:table-cell table:formula="of:=[.C29]-[.C28]" office:value-type="float" office:value="0.00117134905828209" calcext:value-type="float">
            <text:p>0.00117134905828209</text:p>
          </table:table-cell>
          <table:table-cell table:formula="of:=[.B29]/[.C29]" office:value-type="float" office:value="-191.646051011013" calcext:value-type="float">
            <text:p>-192</text:p>
          </table:table-cell>
          <table:table-cell table:formula="of:=-([.$A$284]-[.A29])" office:value-type="float" office:value="-255" calcext:value-type="float">
            <text:p>-255</text:p>
          </table:table-cell>
          <table:table-cell table:number-columns-repeated="4"/>
        </table:table-row>
        <table:table-row table:style-name="ro1">
          <table:table-cell office:value-type="float" office:value="62399577" calcext:value-type="float">
            <text:p>62399577</text:p>
          </table:table-cell>
          <table:table-cell office:value-type="float" office:value="40.5311425534472" calcext:value-type="float">
            <text:p>40.5311425534472</text:p>
          </table:table-cell>
          <table:table-cell table:formula="of:=[.B30]-[.B29]" office:value-type="float" office:value="-0.211550664769128" calcext:value-type="float">
            <text:p>-0.211550664769128</text:p>
          </table:table-cell>
          <table:table-cell table:formula="of:=[.C30]-[.C29]" office:value-type="float" office:value="0.00104277508147987" calcext:value-type="float">
            <text:p>0.00104277508147987</text:p>
          </table:table-cell>
          <table:table-cell table:formula="of:=[.B30]/[.C30]" office:value-type="float" office:value="-191.590712313196" calcext:value-type="float">
            <text:p>-192</text:p>
          </table:table-cell>
          <table:table-cell table:formula="of:=-([.$A$284]-[.A30])" office:value-type="float" office:value="-254" calcext:value-type="float">
            <text:p>-254</text:p>
          </table:table-cell>
          <table:table-cell table:number-columns-repeated="4"/>
        </table:table-row>
        <table:table-row table:style-name="ro1">
          <table:table-cell office:value-type="float" office:value="62399578" calcext:value-type="float">
            <text:p>62399578</text:p>
          </table:table-cell>
          <table:table-cell office:value-type="float" office:value="40.3205202027983" calcext:value-type="float">
            <text:p>40.3205202027983</text:p>
          </table:table-cell>
          <table:table-cell table:formula="of:=[.B31]-[.B30]" office:value-type="float" office:value="-0.210622350648883" calcext:value-type="float">
            <text:p>-0.210622350648883</text:p>
          </table:table-cell>
          <table:table-cell table:formula="of:=[.C31]-[.C30]" office:value-type="float" office:value="0.000928314120244522" calcext:value-type="float">
            <text:p>0.000928314120244522</text:p>
          </table:table-cell>
          <table:table-cell table:formula="of:=[.B31]/[.C31]" office:value-type="float" office:value="-191.435144838994" calcext:value-type="float">
            <text:p>-191</text:p>
          </table:table-cell>
          <table:table-cell table:formula="of:=-([.$A$284]-[.A31])" office:value-type="float" office:value="-253" calcext:value-type="float">
            <text:p>-253</text:p>
          </table:table-cell>
          <table:table-cell table:number-columns-repeated="4"/>
        </table:table-row>
        <table:table-row table:style-name="ro1">
          <table:table-cell office:value-type="float" office:value="62399579" calcext:value-type="float">
            <text:p>62399579</text:p>
          </table:table-cell>
          <table:table-cell office:value-type="float" office:value="40.1107242691987" calcext:value-type="float">
            <text:p>40.1107242691987</text:p>
          </table:table-cell>
          <table:table-cell table:formula="of:=[.B32]-[.B31]" office:value-type="float" office:value="-0.209795933599644" calcext:value-type="float">
            <text:p>-0.209795933599644</text:p>
          </table:table-cell>
          <table:table-cell table:formula="of:=[.C32]-[.C31]" office:value-type="float" office:value="0.000826417049239581" calcext:value-type="float">
            <text:p>0.000826417049239581</text:p>
          </table:table-cell>
          <table:table-cell table:formula="of:=[.B32]/[.C32]" office:value-type="float" office:value="-191.189236039925" calcext:value-type="float">
            <text:p>-191</text:p>
          </table:table-cell>
          <table:table-cell table:formula="of:=-([.$A$284]-[.A32])" office:value-type="float" office:value="-252" calcext:value-type="float">
            <text:p>-252</text:p>
          </table:table-cell>
          <table:table-cell table:number-columns-repeated="4"/>
        </table:table-row>
        <table:table-row table:style-name="ro1">
          <table:table-cell office:value-type="float" office:value="62399580" calcext:value-type="float">
            <text:p>62399580</text:p>
          </table:table-cell>
          <table:table-cell office:value-type="float" office:value="39.901664040383" calcext:value-type="float">
            <text:p>39.901664040383</text:p>
          </table:table-cell>
          <table:table-cell table:formula="of:=[.B33]-[.B32]" office:value-type="float" office:value="-0.209060228815702" calcext:value-type="float">
            <text:p>-0.209060228815702</text:p>
          </table:table-cell>
          <table:table-cell table:formula="of:=[.C33]-[.C32]" office:value-type="float" office:value="0.000735704783942026" calcext:value-type="float">
            <text:p>0.000735704783942026</text:p>
          </table:table-cell>
          <table:table-cell table:formula="of:=[.B33]/[.C33]" office:value-type="float" office:value="-190.862050933459" calcext:value-type="float">
            <text:p>-191</text:p>
          </table:table-cell>
          <table:table-cell table:formula="of:=-([.$A$284]-[.A33])" office:value-type="float" office:value="-251" calcext:value-type="float">
            <text:p>-251</text:p>
          </table:table-cell>
          <table:table-cell table:number-columns-repeated="4"/>
        </table:table-row>
        <table:table-row table:style-name="ro1">
          <table:table-cell office:value-type="float" office:value="62399581" calcext:value-type="float">
            <text:p>62399581</text:p>
          </table:table-cell>
          <table:table-cell office:value-type="float" office:value="39.6935874586313" calcext:value-type="float">
            <text:p>39.6935874586313</text:p>
          </table:table-cell>
          <table:table-cell table:formula="of:=[.B34]-[.B33]" office:value-type="float" office:value="-0.208076581751712" calcext:value-type="float">
            <text:p>-0.208076581751712</text:p>
          </table:table-cell>
          <table:table-cell table:formula="of:=[.C34]-[.C33]" office:value-type="float" office:value="0.000983647063989679" calcext:value-type="float">
            <text:p>0.000983647063989679</text:p>
          </table:table-cell>
          <table:table-cell table:formula="of:=[.B34]/[.C34]" office:value-type="float" office:value="-190.764319196649" calcext:value-type="float">
            <text:p>-191</text:p>
          </table:table-cell>
          <table:table-cell table:formula="of:=-([.$A$284]-[.A34]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62399582" calcext:value-type="float">
            <text:p>62399582</text:p>
          </table:table-cell>
          <table:table-cell office:value-type="float" office:value="39.4874214497015" calcext:value-type="float">
            <text:p>39.4874214497015</text:p>
          </table:table-cell>
          <table:table-cell table:formula="of:=[.B35]-[.B34]" office:value-type="float" office:value="-0.206166008929777" calcext:value-type="float">
            <text:p>-0.206166008929777</text:p>
          </table:table-cell>
          <table:table-cell table:formula="of:=[.C35]-[.C34]" office:value-type="float" office:value="0.00191057282193441" calcext:value-type="float">
            <text:p>0.00191057282193441</text:p>
          </table:table-cell>
          <table:table-cell table:formula="of:=[.B35]/[.C35]" office:value-type="float" office:value="-191.532162138092" calcext:value-type="float">
            <text:p>-192</text:p>
          </table:table-cell>
          <table:table-cell table:formula="of:=-([.$A$284]-[.A35])" office:value-type="float" office:value="-249" calcext:value-type="float">
            <text:p>-249</text:p>
          </table:table-cell>
          <table:table-cell table:number-columns-repeated="4"/>
        </table:table-row>
        <table:table-row table:style-name="ro1">
          <table:table-cell office:value-type="float" office:value="62399583" calcext:value-type="float">
            <text:p>62399583</text:p>
          </table:table-cell>
          <table:table-cell office:value-type="float" office:value="39.2841573726726" calcext:value-type="float">
            <text:p>39.2841573726726</text:p>
          </table:table-cell>
          <table:table-cell table:formula="of:=[.B36]-[.B35]" office:value-type="float" office:value="-0.203264077028855" calcext:value-type="float">
            <text:p>-0.203264077028855</text:p>
          </table:table-cell>
          <table:table-cell table:formula="of:=[.C36]-[.C35]" office:value-type="float" office:value="0.00290193190092225" calcext:value-type="float">
            <text:p>0.00290193190092225</text:p>
          </table:table-cell>
          <table:table-cell table:formula="of:=[.B36]/[.C36]" office:value-type="float" office:value="-193.266601491497" calcext:value-type="float">
            <text:p>-193</text:p>
          </table:table-cell>
          <table:table-cell table:formula="of:=-([.$A$284]-[.A36])" office:value-type="float" office:value="-248" calcext:value-type="float">
            <text:p>-248</text:p>
          </table:table-cell>
          <table:table-cell table:number-columns-repeated="4"/>
        </table:table-row>
        <table:table-row table:style-name="ro1">
          <table:table-cell office:value-type="float" office:value="62399584" calcext:value-type="float">
            <text:p>62399584</text:p>
          </table:table-cell>
          <table:table-cell office:value-type="float" office:value="39.0842045004613" calcext:value-type="float">
            <text:p>39.0842045004613</text:p>
          </table:table-cell>
          <table:table-cell table:formula="of:=[.B37]-[.B36]" office:value-type="float" office:value="-0.199952872211284" calcext:value-type="float">
            <text:p>-0.199952872211284</text:p>
          </table:table-cell>
          <table:table-cell table:formula="of:=[.C37]-[.C36]" office:value-type="float" office:value="0.00331120481757097" calcext:value-type="float">
            <text:p>0.00331120481757097</text:p>
          </table:table-cell>
          <table:table-cell table:formula="of:=[.B37]/[.C37]" office:value-type="float" office:value="-195.467082159051" calcext:value-type="float">
            <text:p>-195</text:p>
          </table:table-cell>
          <table:table-cell table:formula="of:=-([.$A$284]-[.A37])" office:value-type="float" office:value="-247" calcext:value-type="float">
            <text:p>-247</text:p>
          </table:table-cell>
          <table:table-cell table:number-columns-repeated="4"/>
        </table:table-row>
        <table:table-row table:style-name="ro1">
          <table:table-cell office:value-type="float" office:value="62399585" calcext:value-type="float">
            <text:p>62399585</text:p>
          </table:table-cell>
          <table:table-cell office:value-type="float" office:value="38.8877728718311" calcext:value-type="float">
            <text:p>38.8877728718311</text:p>
          </table:table-cell>
          <table:table-cell table:formula="of:=[.B38]-[.B37]" office:value-type="float" office:value="-0.196431628630215" calcext:value-type="float">
            <text:p>-0.196431628630215</text:p>
          </table:table-cell>
          <table:table-cell table:formula="of:=[.C38]-[.C37]" office:value-type="float" office:value="0.0035212435810692" calcext:value-type="float">
            <text:p>0.0035212435810692</text:p>
          </table:table-cell>
          <table:table-cell table:formula="of:=[.B38]/[.C38]" office:value-type="float" office:value="-197.971035229962" calcext:value-type="float">
            <text:p>-198</text:p>
          </table:table-cell>
          <table:table-cell table:formula="of:=-([.$A$284]-[.A38])" office:value-type="float" office:value="-246" calcext:value-type="float">
            <text:p>-246</text:p>
          </table:table-cell>
          <table:table-cell table:number-columns-repeated="4"/>
        </table:table-row>
        <table:table-row table:style-name="ro1">
          <table:table-cell office:value-type="float" office:value="62399586" calcext:value-type="float">
            <text:p>62399586</text:p>
          </table:table-cell>
          <table:table-cell office:value-type="float" office:value="38.6947924970848" calcext:value-type="float">
            <text:p>38.6947924970848</text:p>
          </table:table-cell>
          <table:table-cell table:formula="of:=[.B39]-[.B38]" office:value-type="float" office:value="-0.192980374746334" calcext:value-type="float">
            <text:p>-0.192980374746334</text:p>
          </table:table-cell>
          <table:table-cell table:formula="of:=[.C39]-[.C38]" office:value-type="float" office:value="0.00345125388388112" calcext:value-type="float">
            <text:p>0.00345125388388112</text:p>
          </table:table-cell>
          <table:table-cell table:formula="of:=[.B39]/[.C39]" office:value-type="float" office:value="-200.511541901335" calcext:value-type="float">
            <text:p>-201</text:p>
          </table:table-cell>
          <table:table-cell table:formula="of:=-([.$A$284]-[.A39])" office:value-type="float" office:value="-245" calcext:value-type="float">
            <text:p>-245</text:p>
          </table:table-cell>
          <table:table-cell table:number-columns-repeated="4"/>
        </table:table-row>
        <table:table-row table:style-name="ro1">
          <table:table-cell office:value-type="float" office:value="62399587" calcext:value-type="float">
            <text:p>62399587</text:p>
          </table:table-cell>
          <table:table-cell office:value-type="float" office:value="38.5048656322511" calcext:value-type="float">
            <text:p>38.5048656322511</text:p>
          </table:table-cell>
          <table:table-cell table:formula="of:=[.B40]-[.B39]" office:value-type="float" office:value="-0.18992686483368" calcext:value-type="float">
            <text:p>-0.18992686483368</text:p>
          </table:table-cell>
          <table:table-cell table:formula="of:=[.C40]-[.C39]" office:value-type="float" office:value="0.00305350991265385" calcext:value-type="float">
            <text:p>0.00305350991265385</text:p>
          </table:table-cell>
          <table:table-cell table:formula="of:=[.B40]/[.C40]" office:value-type="float" office:value="-202.735224771756" calcext:value-type="float">
            <text:p>-203</text:p>
          </table:table-cell>
          <table:table-cell table:formula="of:=-([.$A$284]-[.A40])" office:value-type="float" office:value="-244" calcext:value-type="float">
            <text:p>-244</text:p>
          </table:table-cell>
          <table:table-cell table:number-columns-repeated="4"/>
        </table:table-row>
        <table:table-row table:style-name="ro1">
          <table:table-cell office:value-type="float" office:value="62399588" calcext:value-type="float">
            <text:p>62399588</text:p>
          </table:table-cell>
          <table:table-cell office:value-type="float" office:value="38.3176403718489" calcext:value-type="float">
            <text:p>38.3176403718489</text:p>
          </table:table-cell>
          <table:table-cell table:formula="of:=[.B41]-[.B40]" office:value-type="float" office:value="-0.187225260402251" calcext:value-type="float">
            <text:p>-0.187225260402251</text:p>
          </table:table-cell>
          <table:table-cell table:formula="of:=[.C41]-[.C40]" office:value-type="float" office:value="0.00270160443142942" calcext:value-type="float">
            <text:p>0.00270160443142942</text:p>
          </table:table-cell>
          <table:table-cell table:formula="of:=[.B41]/[.C41]" office:value-type="float" office:value="-204.66063334362" calcext:value-type="float">
            <text:p>-205</text:p>
          </table:table-cell>
          <table:table-cell table:formula="of:=-([.$A$284]-[.A41])" office:value-type="float" office:value="-243" calcext:value-type="float">
            <text:p>-243</text:p>
          </table:table-cell>
          <table:table-cell table:number-columns-repeated="4"/>
        </table:table-row>
        <table:table-row table:style-name="ro1">
          <table:table-cell office:value-type="float" office:value="62399589" calcext:value-type="float">
            <text:p>62399589</text:p>
          </table:table-cell>
          <table:table-cell office:value-type="float" office:value="38.132805366174" calcext:value-type="float">
            <text:p>38.132805366174</text:p>
          </table:table-cell>
          <table:table-cell table:formula="of:=[.B42]-[.B41]" office:value-type="float" office:value="-0.184835005674834" calcext:value-type="float">
            <text:p>-0.184835005674834</text:p>
          </table:table-cell>
          <table:table-cell table:formula="of:=[.C42]-[.C41]" office:value-type="float" office:value="0.00239025472741616" calcext:value-type="float">
            <text:p>0.00239025472741616</text:p>
          </table:table-cell>
          <table:table-cell table:formula="of:=[.B42]/[.C42]" office:value-type="float" office:value="-206.307269702245" calcext:value-type="float">
            <text:p>-206</text:p>
          </table:table-cell>
          <table:table-cell table:formula="of:=-([.$A$284]-[.A42])" office:value-type="float" office:value="-242" calcext:value-type="float">
            <text:p>-242</text:p>
          </table:table-cell>
          <table:table-cell table:number-columns-repeated="4"/>
        </table:table-row>
        <table:table-row table:style-name="ro1">
          <table:table-cell office:value-type="float" office:value="62399590" calcext:value-type="float">
            <text:p>62399590</text:p>
          </table:table-cell>
          <table:table-cell office:value-type="float" office:value="37.9500851473997" calcext:value-type="float">
            <text:p>37.9500851473997</text:p>
          </table:table-cell>
          <table:table-cell table:formula="of:=[.B43]-[.B42]" office:value-type="float" office:value="-0.182720218774335" calcext:value-type="float">
            <text:p>-0.182720218774335</text:p>
          </table:table-cell>
          <table:table-cell table:formula="of:=[.C43]-[.C42]" office:value-type="float" office:value="0.00211478690049916" calcext:value-type="float">
            <text:p>0.00211478690049916</text:p>
          </table:table-cell>
          <table:table-cell table:formula="of:=[.B43]/[.C43]" office:value-type="float" office:value="-207.695050947094" calcext:value-type="float">
            <text:p>-208</text:p>
          </table:table-cell>
          <table:table-cell table:formula="of:=-([.$A$284]-[.A43])" office:value-type="float" office:value="-241" calcext:value-type="float">
            <text:p>-241</text:p>
          </table:table-cell>
          <table:table-cell table:number-columns-repeated="4"/>
        </table:table-row>
        <table:table-row table:style-name="ro1">
          <table:table-cell office:value-type="float" office:value="62399591" calcext:value-type="float">
            <text:p>62399591</text:p>
          </table:table-cell>
          <table:table-cell office:value-type="float" office:value="37.7692359943253" calcext:value-type="float">
            <text:p>37.7692359943253</text:p>
          </table:table-cell>
          <table:table-cell table:formula="of:=[.B44]-[.B43]" office:value-type="float" office:value="-0.180849153074419" calcext:value-type="float">
            <text:p>-0.180849153074419</text:p>
          </table:table-cell>
          <table:table-cell table:formula="of:=[.C44]-[.C43]" office:value-type="float" office:value="0.00187106569991613" calcext:value-type="float">
            <text:p>0.00187106569991613</text:p>
          </table:table-cell>
          <table:table-cell table:formula="of:=[.B44]/[.C44]" office:value-type="float" office:value="-208.843864360168" calcext:value-type="float">
            <text:p>-209</text:p>
          </table:table-cell>
          <table:table-cell table:formula="of:=-([.$A$284]-[.A44])" office:value-type="float" office:value="-240" calcext:value-type="float">
            <text:p>-240</text:p>
          </table:table-cell>
          <table:table-cell table:number-columns-repeated="4"/>
        </table:table-row>
        <table:table-row table:style-name="ro1">
          <table:table-cell office:value-type="float" office:value="62399592" calcext:value-type="float">
            <text:p>62399592</text:p>
          </table:table-cell>
          <table:table-cell office:value-type="float" office:value="37.5900422736978" calcext:value-type="float">
            <text:p>37.5900422736978</text:p>
          </table:table-cell>
          <table:table-cell table:formula="of:=[.B45]-[.B44]" office:value-type="float" office:value="-0.179193720627509" calcext:value-type="float">
            <text:p>-0.179193720627509</text:p>
          </table:table-cell>
          <table:table-cell table:formula="of:=[.C45]-[.C44]" office:value-type="float" office:value="0.0016554324469098" calcext:value-type="float">
            <text:p>0.0016554324469098</text:p>
          </table:table-cell>
          <table:table-cell table:formula="of:=[.B45]/[.C45]" office:value-type="float" office:value="-209.773211595044" calcext:value-type="float">
            <text:p>-210</text:p>
          </table:table-cell>
          <table:table-cell table:formula="of:=-([.$A$284]-[.A45])" office:value-type="float" office:value="-239" calcext:value-type="float">
            <text:p>-239</text:p>
          </table:table-cell>
          <table:table-cell table:number-columns-repeated="4"/>
        </table:table-row>
        <table:table-row table:style-name="ro1">
          <table:table-cell office:value-type="float" office:value="62399593" calcext:value-type="float">
            <text:p>62399593</text:p>
          </table:table-cell>
          <table:table-cell office:value-type="float" office:value="37.4123132031819" calcext:value-type="float">
            <text:p>37.4123132031819</text:p>
          </table:table-cell>
          <table:table-cell table:formula="of:=[.B46]-[.B45]" office:value-type="float" office:value="-0.177729070515845" calcext:value-type="float">
            <text:p>-0.177729070515845</text:p>
          </table:table-cell>
          <table:table-cell table:formula="of:=[.C46]-[.C45]" office:value-type="float" office:value="0.00146465011166441" calcext:value-type="float">
            <text:p>0.00146465011166441</text:p>
          </table:table-cell>
          <table:table-cell table:formula="of:=[.B46]/[.C46]" office:value-type="float" office:value="-210.501934740308" calcext:value-type="float">
            <text:p>-211</text:p>
          </table:table-cell>
          <table:table-cell table:formula="of:=-([.$A$284]-[.A46])" office:value-type="float" office:value="-238" calcext:value-type="float">
            <text:p>-238</text:p>
          </table:table-cell>
          <table:table-cell table:number-columns-repeated="4"/>
        </table:table-row>
        <table:table-row table:style-name="ro1">
          <table:table-cell office:value-type="float" office:value="62399594" calcext:value-type="float">
            <text:p>62399594</text:p>
          </table:table-cell>
          <table:table-cell office:value-type="float" office:value="37.2358799873858" calcext:value-type="float">
            <text:p>37.2358799873858</text:p>
          </table:table-cell>
          <table:table-cell table:formula="of:=[.B47]-[.B46]" office:value-type="float" office:value="-0.176433215796081" calcext:value-type="float">
            <text:p>-0.176433215796081</text:p>
          </table:table-cell>
          <table:table-cell table:formula="of:=[.C47]-[.C46]" office:value-type="float" office:value="0.00129585471976412" calcext:value-type="float">
            <text:p>0.00129585471976412</text:p>
          </table:table-cell>
          <table:table-cell table:formula="of:=[.B47]/[.C47]" office:value-type="float" office:value="-211.048015076835" calcext:value-type="float">
            <text:p>-211</text:p>
          </table:table-cell>
          <table:table-cell table:formula="of:=-([.$A$284]-[.A47])" office:value-type="float" office:value="-237" calcext:value-type="float">
            <text:p>-237</text:p>
          </table:table-cell>
          <table:table-cell table:number-columns-repeated="4"/>
        </table:table-row>
        <table:table-row table:style-name="ro1">
          <table:table-cell office:value-type="float" office:value="62399595" calcext:value-type="float">
            <text:p>62399595</text:p>
          </table:table-cell>
          <table:table-cell office:value-type="float" office:value="37.0605932839488" calcext:value-type="float">
            <text:p>37.0605932839488</text:p>
          </table:table-cell>
          <table:table-cell table:formula="of:=[.B48]-[.B47]" office:value-type="float" office:value="-0.175286703437017" calcext:value-type="float">
            <text:p>-0.175286703437017</text:p>
          </table:table-cell>
          <table:table-cell table:formula="of:=[.C48]-[.C47]" office:value-type="float" office:value="0.00114651235906393" calcext:value-type="float">
            <text:p>0.00114651235906393</text:p>
          </table:table-cell>
          <table:table-cell table:formula="of:=[.B48]/[.C48]" office:value-type="float" office:value="-211.428434429228" calcext:value-type="float">
            <text:p>-211</text:p>
          </table:table-cell>
          <table:table-cell table:formula="of:=-([.$A$284]-[.A48])" office:value-type="float" office:value="-236" calcext:value-type="float">
            <text:p>-236</text:p>
          </table:table-cell>
          <table:table-cell table:number-columns-repeated="4"/>
        </table:table-row>
        <table:table-row table:style-name="ro1">
          <table:table-cell office:value-type="float" office:value="62399596" calcext:value-type="float">
            <text:p>62399596</text:p>
          </table:table-cell>
          <table:table-cell office:value-type="float" office:value="36.886320961653" calcext:value-type="float">
            <text:p>36.886320961653</text:p>
          </table:table-cell>
          <table:table-cell table:formula="of:=[.B49]-[.B48]" office:value-type="float" office:value="-0.174272322295785" calcext:value-type="float">
            <text:p>-0.174272322295785</text:p>
          </table:table-cell>
          <table:table-cell table:formula="of:=[.C49]-[.C48]" office:value-type="float" office:value="0.00101438114123198" calcext:value-type="float">
            <text:p>0.00101438114123198</text:p>
          </table:table-cell>
          <table:table-cell table:formula="of:=[.B49]/[.C49]" office:value-type="float" office:value="-211.659088923182" calcext:value-type="float">
            <text:p>-212</text:p>
          </table:table-cell>
          <table:table-cell table:formula="of:=-([.$A$284]-[.A49])" office:value-type="float" office:value="-235" calcext:value-type="float">
            <text:p>-235</text:p>
          </table:table-cell>
          <table:table-cell table:number-columns-repeated="4"/>
        </table:table-row>
        <table:table-row table:style-name="ro1">
          <table:table-cell office:value-type="float" office:value="62399597" calcext:value-type="float">
            <text:p>62399597</text:p>
          </table:table-cell>
          <table:table-cell office:value-type="float" office:value="36.713304382847" calcext:value-type="float">
            <text:p>36.713304382847</text:p>
          </table:table-cell>
          <table:table-cell table:formula="of:=[.B50]-[.B49]" office:value-type="float" office:value="-0.173016578806021" calcext:value-type="float">
            <text:p>-0.173016578806021</text:p>
          </table:table-cell>
          <table:table-cell table:formula="of:=[.C50]-[.C49]" office:value-type="float" office:value="0.00125574348976443" calcext:value-type="float">
            <text:p>0.00125574348976443</text:p>
          </table:table-cell>
          <table:table-cell table:formula="of:=[.B50]/[.C50]" office:value-type="float" office:value="-212.195297330486" calcext:value-type="float">
            <text:p>-212</text:p>
          </table:table-cell>
          <table:table-cell table:formula="of:=-([.$A$284]-[.A50])" office:value-type="float" office:value="-234" calcext:value-type="float">
            <text:p>-234</text:p>
          </table:table-cell>
          <table:table-cell table:number-columns-repeated="4"/>
        </table:table-row>
        <table:table-row table:style-name="ro1">
          <table:table-cell office:value-type="float" office:value="62399598" calcext:value-type="float">
            <text:p>62399598</text:p>
          </table:table-cell>
          <table:table-cell office:value-type="float" office:value="36.5416176714429" calcext:value-type="float">
            <text:p>36.5416176714429</text:p>
          </table:table-cell>
          <table:table-cell table:formula="of:=[.B51]-[.B50]" office:value-type="float" office:value="-0.171686711404085" calcext:value-type="float">
            <text:p>-0.171686711404085</text:p>
          </table:table-cell>
          <table:table-cell table:formula="of:=[.C51]-[.C50]" office:value-type="float" office:value="0.0013298674019353" calcext:value-type="float">
            <text:p>0.0013298674019353</text:p>
          </table:table-cell>
          <table:table-cell table:formula="of:=[.B51]/[.C51]" office:value-type="float" office:value="-212.838940023948" calcext:value-type="float">
            <text:p>-213</text:p>
          </table:table-cell>
          <table:table-cell table:formula="of:=-([.$A$284]-[.A51])" office:value-type="float" office:value="-233" calcext:value-type="float">
            <text:p>-233</text:p>
          </table:table-cell>
          <table:table-cell table:number-columns-repeated="4"/>
        </table:table-row>
        <table:table-row table:style-name="ro1">
          <table:table-cell office:value-type="float" office:value="62399599" calcext:value-type="float">
            <text:p>62399599</text:p>
          </table:table-cell>
          <table:table-cell office:value-type="float" office:value="36.3711589071836" calcext:value-type="float">
            <text:p>36.3711589071836</text:p>
          </table:table-cell>
          <table:table-cell table:formula="of:=[.B52]-[.B51]" office:value-type="float" office:value="-0.170458764259308" calcext:value-type="float">
            <text:p>-0.170458764259308</text:p>
          </table:table-cell>
          <table:table-cell table:formula="of:=[.C52]-[.C51]" office:value-type="float" office:value="0.00122794714477692" calcext:value-type="float">
            <text:p>0.00122794714477692</text:p>
          </table:table-cell>
          <table:table-cell table:formula="of:=[.B52]/[.C52]" office:value-type="float" office:value="-213.372184558692" calcext:value-type="float">
            <text:p>-213</text:p>
          </table:table-cell>
          <table:table-cell table:formula="of:=-([.$A$284]-[.A52])" office:value-type="float" office:value="-232" calcext:value-type="float">
            <text:p>-232</text:p>
          </table:table-cell>
          <table:table-cell table:number-columns-repeated="4"/>
        </table:table-row>
        <table:table-row table:style-name="ro1">
          <table:table-cell office:value-type="float" office:value="62399600" calcext:value-type="float">
            <text:p>62399600</text:p>
          </table:table-cell>
          <table:table-cell office:value-type="float" office:value="36.2017855231959" calcext:value-type="float">
            <text:p>36.2017855231959</text:p>
          </table:table-cell>
          <table:table-cell table:formula="of:=[.B53]-[.B52]" office:value-type="float" office:value="-0.169373383987718" calcext:value-type="float">
            <text:p>-0.169373383987718</text:p>
          </table:table-cell>
          <table:table-cell table:formula="of:=[.C53]-[.C52]" office:value-type="float" office:value="0.00108538027159" calcext:value-type="float">
            <text:p>0.00108538027159</text:p>
          </table:table-cell>
          <table:table-cell table:formula="of:=[.B53]/[.C53]" office:value-type="float" office:value="-213.739518399308" calcext:value-type="float">
            <text:p>-214</text:p>
          </table:table-cell>
          <table:table-cell table:formula="of:=-([.$A$284]-[.A53])" office:value-type="float" office:value="-231" calcext:value-type="float">
            <text:p>-231</text:p>
          </table:table-cell>
          <table:table-cell table:number-columns-repeated="4"/>
        </table:table-row>
        <table:table-row table:style-name="ro1">
          <table:table-cell office:value-type="float" office:value="62399601" calcext:value-type="float">
            <text:p>62399601</text:p>
          </table:table-cell>
          <table:table-cell office:value-type="float" office:value="36.0333715048771" calcext:value-type="float">
            <text:p>36.0333715048771</text:p>
          </table:table-cell>
          <table:table-cell table:formula="of:=[.B54]-[.B53]" office:value-type="float" office:value="-0.168414018318792" calcext:value-type="float">
            <text:p>-0.168414018318792</text:p>
          </table:table-cell>
          <table:table-cell table:formula="of:=[.C54]-[.C53]" office:value-type="float" office:value="0.000959365668926182" calcext:value-type="float">
            <text:p>0.000959365668926182</text:p>
          </table:table-cell>
          <table:table-cell table:formula="of:=[.B54]/[.C54]" office:value-type="float" office:value="-213.957079491265" calcext:value-type="float">
            <text:p>-214</text:p>
          </table:table-cell>
          <table:table-cell table:formula="of:=-([.$A$284]-[.A54])" office:value-type="float" office:value="-230" calcext:value-type="float">
            <text:p>-230</text:p>
          </table:table-cell>
          <table:table-cell table:number-columns-repeated="4"/>
        </table:table-row>
        <table:table-row table:style-name="ro1">
          <table:table-cell office:value-type="float" office:value="62399602" calcext:value-type="float">
            <text:p>62399602</text:p>
          </table:table-cell>
          <table:table-cell office:value-type="float" office:value="35.8658054681467" calcext:value-type="float">
            <text:p>35.8658054681467</text:p>
          </table:table-cell>
          <table:table-cell table:formula="of:=[.B55]-[.B54]" office:value-type="float" office:value="-0.167566036730392" calcext:value-type="float">
            <text:p>-0.167566036730392</text:p>
          </table:table-cell>
          <table:table-cell table:formula="of:=[.C55]-[.C54]" office:value-type="float" office:value="0.00084798158840016" calcext:value-type="float">
            <text:p>0.00084798158840016</text:p>
          </table:table-cell>
          <table:table-cell table:formula="of:=[.B55]/[.C55]" office:value-type="float" office:value="-214.039826733227" calcext:value-type="float">
            <text:p>-214</text:p>
          </table:table-cell>
          <table:table-cell table:formula="of:=-([.$A$284]-[.A55])" office:value-type="float" office:value="-229" calcext:value-type="float">
            <text:p>-229</text:p>
          </table:table-cell>
          <table:table-cell table:number-columns-repeated="2"/>
          <table:table-cell office:value-type="string" calcext:value-type="string">
            <text:p>velocity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62399603" calcext:value-type="float">
            <text:p>62399603</text:p>
          </table:table-cell>
          <table:table-cell office:value-type="float" office:value="35.6989889608164" calcext:value-type="float">
            <text:p>35.6989889608164</text:p>
          </table:table-cell>
          <table:table-cell table:formula="of:=[.B56]-[.B55]" office:value-type="float" office:value="-0.166816507330331" calcext:value-type="float">
            <text:p>-0.166816507330331</text:p>
          </table:table-cell>
          <table:table-cell table:formula="of:=[.C56]-[.C55]" office:value-type="float" office:value="0.000749529400060567" calcext:value-type="float">
            <text:p>0.000749529400060567</text:p>
          </table:table-cell>
          <table:table-cell table:formula="of:=[.B56]/[.C56]" office:value-type="float" office:value="-214.001536970948" calcext:value-type="float">
            <text:p>-214</text:p>
          </table:table-cell>
          <table:table-cell table:formula="of:=-([.$A$284]-[.A56])" office:value-type="float" office:value="-228" calcext:value-type="float">
            <text:p>-228</text:p>
          </table:table-cell>
          <table:table-cell table:number-columns-repeated="2"/>
          <table:table-cell office:value-type="string" calcext:value-type="string">
            <text:p>displacemen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2399604" calcext:value-type="float">
            <text:p>62399604</text:p>
          </table:table-cell>
          <table:table-cell office:value-type="float" office:value="35.5329853832889" calcext:value-type="float">
            <text:p>35.5329853832889</text:p>
          </table:table-cell>
          <table:table-cell table:formula="of:=[.B57]-[.B56]" office:value-type="float" office:value="-0.166003577527512" calcext:value-type="float">
            <text:p>-0.166003577527512</text:p>
          </table:table-cell>
          <table:table-cell table:formula="of:=[.C57]-[.C56]" office:value-type="float" office:value="0.00081292980281944" calcext:value-type="float">
            <text:p>0.00081292980281944</text:p>
          </table:table-cell>
          <table:table-cell table:formula="of:=[.B57]/[.C57]" office:value-type="float" office:value="-214.049515754562" calcext:value-type="float">
            <text:p>-214</text:p>
          </table:table-cell>
          <table:table-cell table:formula="of:=-([.$A$284]-[.A57])" office:value-type="float" office:value="-227" calcext:value-type="float">
            <text:p>-227</text:p>
          </table:table-cell>
          <table:table-cell table:number-columns-repeated="2"/>
          <table:table-cell office:value-type="string" calcext:value-type="string">
            <text:p>expected time</text:p>
          </table:table-cell>
          <table:table-cell table:formula="of:=[.J56]/[.J55]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2399605" calcext:value-type="float">
            <text:p>62399605</text:p>
          </table:table-cell>
          <table:table-cell office:value-type="float" office:value="35.3677001852143" calcext:value-type="float">
            <text:p>35.3677001852143</text:p>
          </table:table-cell>
          <table:table-cell table:formula="of:=[.B58]-[.B57]" office:value-type="float" office:value="-0.165285198074542" calcext:value-type="float">
            <text:p>-0.165285198074542</text:p>
          </table:table-cell>
          <table:table-cell table:formula="of:=[.C58]-[.C57]" office:value-type="float" office:value="0.000718379452969487" calcext:value-type="float">
            <text:p>0.000718379452969487</text:p>
          </table:table-cell>
          <table:table-cell table:formula="of:=[.B58]/[.C58]" office:value-type="float" office:value="-213.979839678467" calcext:value-type="float">
            <text:p>-214</text:p>
          </table:table-cell>
          <table:table-cell table:formula="of:=-([.$A$284]-[.A58])" office:value-type="float" office:value="-226" calcext:value-type="float">
            <text:p>-226</text:p>
          </table:table-cell>
          <table:table-cell table:number-columns-repeated="4"/>
        </table:table-row>
        <table:table-row table:style-name="ro1">
          <table:table-cell office:value-type="float" office:value="62399606" calcext:value-type="float">
            <text:p>62399606</text:p>
          </table:table-cell>
          <table:table-cell office:value-type="float" office:value="35.2030498132178" calcext:value-type="float">
            <text:p>35.2030498132178</text:p>
          </table:table-cell>
          <table:table-cell table:formula="of:=[.B59]-[.B58]" office:value-type="float" office:value="-0.164650371996501" calcext:value-type="float">
            <text:p>-0.164650371996501</text:p>
          </table:table-cell>
          <table:table-cell table:formula="of:=[.C59]-[.C58]" office:value-type="float" office:value="0.000634826078041328" calcext:value-type="float">
            <text:p>0.000634826078041328</text:p>
          </table:table-cell>
          <table:table-cell table:formula="of:=[.B59]/[.C59]" office:value-type="float" office:value="-213.804860483194" calcext:value-type="float">
            <text:p>-214</text:p>
          </table:table-cell>
          <table:table-cell table:formula="of:=-([.$A$284]-[.A59])" office:value-type="float" office:value="-225" calcext:value-type="float">
            <text:p>-225</text:p>
          </table:table-cell>
          <table:table-cell table:number-columns-repeated="4"/>
        </table:table-row>
        <table:table-row table:style-name="ro1">
          <table:table-cell office:value-type="float" office:value="62399607" calcext:value-type="float">
            <text:p>62399607</text:p>
          </table:table-cell>
          <table:table-cell office:value-type="float" office:value="35.0389604318617" calcext:value-type="float">
            <text:p>35.0389604318617</text:p>
          </table:table-cell>
          <table:table-cell table:formula="of:=[.B60]-[.B59]" office:value-type="float" office:value="-0.164089381356114" calcext:value-type="float">
            <text:p>-0.164089381356114</text:p>
          </table:table-cell>
          <table:table-cell table:formula="of:=[.C60]-[.C59]" office:value-type="float" office:value="0.000560990640387615" calcext:value-type="float">
            <text:p>0.000560990640387615</text:p>
          </table:table-cell>
          <table:table-cell table:formula="of:=[.B60]/[.C60]" office:value-type="float" office:value="-213.535818968192" calcext:value-type="float">
            <text:p>-214</text:p>
          </table:table-cell>
          <table:table-cell table:formula="of:=-([.$A$284]-[.A60])" office:value-type="float" office:value="-224" calcext:value-type="float">
            <text:p>-224</text:p>
          </table:table-cell>
          <table:table-cell table:number-columns-repeated="4"/>
        </table:table-row>
        <table:table-row table:style-name="ro1">
          <table:table-cell office:value-type="float" office:value="62399608" calcext:value-type="float">
            <text:p>62399608</text:p>
          </table:table-cell>
          <table:table-cell office:value-type="float" office:value="34.8753667933704" calcext:value-type="float">
            <text:p>34.8753667933704</text:p>
          </table:table-cell>
          <table:table-cell table:formula="of:=[.B61]-[.B60]" office:value-type="float" office:value="-0.163593638491271" calcext:value-type="float">
            <text:p>-0.163593638491271</text:p>
          </table:table-cell>
          <table:table-cell table:formula="of:=[.C61]-[.C60]" office:value-type="float" office:value="0.000495742864842441" calcext:value-type="float">
            <text:p>0.000495742864842441</text:p>
          </table:table-cell>
          <table:table-cell table:formula="of:=[.B61]/[.C61]" office:value-type="float" office:value="-213.182903167908" calcext:value-type="float">
            <text:p>-213</text:p>
          </table:table-cell>
          <table:table-cell table:formula="of:=-([.$A$284]-[.A61])" office:value-type="float" office:value="-223" calcext:value-type="float">
            <text:p>-223</text:p>
          </table:table-cell>
          <table:table-cell table:number-columns-repeated="4"/>
        </table:table-row>
        <table:table-row table:style-name="ro1">
          <table:table-cell office:value-type="float" office:value="62399609" calcext:value-type="float">
            <text:p>62399609</text:p>
          </table:table-cell>
          <table:table-cell office:value-type="float" office:value="34.7122112388156" calcext:value-type="float">
            <text:p>34.7122112388156</text:p>
          </table:table-cell>
          <table:table-cell table:formula="of:=[.B62]-[.B61]" office:value-type="float" office:value="-0.163155554554848" calcext:value-type="float">
            <text:p>-0.163155554554848</text:p>
          </table:table-cell>
          <table:table-cell table:formula="of:=[.C62]-[.C61]" office:value-type="float" office:value="0.000438083936423084" calcext:value-type="float">
            <text:p>0.000438083936423084</text:p>
          </table:table-cell>
          <table:table-cell table:formula="of:=[.B62]/[.C62]" office:value-type="float" office:value="-212.755313991755" calcext:value-type="float">
            <text:p>-213</text:p>
          </table:table-cell>
          <table:table-cell table:formula="of:=-([.$A$284]-[.A62])" office:value-type="float" office:value="-222" calcext:value-type="float">
            <text:p>-222</text:p>
          </table:table-cell>
          <table:table-cell table:number-columns-repeated="4"/>
        </table:table-row>
        <table:table-row table:style-name="ro1">
          <table:table-cell office:value-type="float" office:value="62399610" calcext:value-type="float">
            <text:p>62399610</text:p>
          </table:table-cell>
          <table:table-cell office:value-type="float" office:value="34.5494428154712" calcext:value-type="float">
            <text:p>34.5494428154712</text:p>
          </table:table-cell>
          <table:table-cell table:formula="of:=[.B63]-[.B62]" office:value-type="float" office:value="-0.162768423344367" calcext:value-type="float">
            <text:p>-0.162768423344367</text:p>
          </table:table-cell>
          <table:table-cell table:formula="of:=[.C63]-[.C62]" office:value-type="float" office:value="0.000387131210480618" calcext:value-type="float">
            <text:p>0.000387131210480618</text:p>
          </table:table-cell>
          <table:table-cell table:formula="of:=[.B63]/[.C63]" office:value-type="float" office:value="-212.261334880509" calcext:value-type="float">
            <text:p>-212</text:p>
          </table:table-cell>
          <table:table-cell table:formula="of:=-([.$A$284]-[.A63])" office:value-type="float" office:value="-221" calcext:value-type="float">
            <text:p>-221</text:p>
          </table:table-cell>
          <table:table-cell table:number-columns-repeated="4"/>
        </table:table-row>
        <table:table-row table:style-name="ro1">
          <table:table-cell office:value-type="float" office:value="62399611" calcext:value-type="float">
            <text:p>62399611</text:p>
          </table:table-cell>
          <table:table-cell office:value-type="float" office:value="34.387016496828" calcext:value-type="float">
            <text:p>34.387016496828</text:p>
          </table:table-cell>
          <table:table-cell table:formula="of:=[.B64]-[.B63]" office:value-type="float" office:value="-0.162426318643263" calcext:value-type="float">
            <text:p>-0.162426318643263</text:p>
          </table:table-cell>
          <table:table-cell table:formula="of:=[.C64]-[.C63]" office:value-type="float" office:value="0.000342104701104518" calcext:value-type="float">
            <text:p>0.000342104701104518</text:p>
          </table:table-cell>
          <table:table-cell table:formula="of:=[.B64]/[.C64]" office:value-type="float" office:value="-211.708402825728" calcext:value-type="float">
            <text:p>-212</text:p>
          </table:table-cell>
          <table:table-cell table:formula="of:=-([.$A$284]-[.A64])" office:value-type="float" office:value="-220" calcext:value-type="float">
            <text:p>-220</text:p>
          </table:table-cell>
          <table:table-cell table:number-columns-repeated="4"/>
        </table:table-row>
        <table:table-row table:style-name="ro1">
          <table:table-cell office:value-type="float" office:value="62399612" calcext:value-type="float">
            <text:p>62399612</text:p>
          </table:table-cell>
          <table:table-cell office:value-type="float" office:value="34.2248924933258" calcext:value-type="float">
            <text:p>34.2248924933258</text:p>
          </table:table-cell>
          <table:table-cell table:formula="of:=[.B65]-[.B64]" office:value-type="float" office:value="-0.162124003502164" calcext:value-type="float">
            <text:p>-0.162124003502164</text:p>
          </table:table-cell>
          <table:table-cell table:formula="of:=[.C65]-[.C64]" office:value-type="float" office:value="0.000302315141098575" calcext:value-type="float">
            <text:p>0.000302315141098575</text:p>
          </table:table-cell>
          <table:table-cell table:formula="of:=[.B65]/[.C65]" office:value-type="float" office:value="-211.103178764451" calcext:value-type="float">
            <text:p>-211</text:p>
          </table:table-cell>
          <table:table-cell table:formula="of:=-([.$A$284]-[.A65])" office:value-type="float" office:value="-219" calcext:value-type="float">
            <text:p>-219</text:p>
          </table:table-cell>
          <table:table-cell table:number-columns-repeated="4"/>
        </table:table-row>
        <table:table-row table:style-name="ro1">
          <table:table-cell office:value-type="float" office:value="62399613" calcext:value-type="float">
            <text:p>62399613</text:p>
          </table:table-cell>
          <table:table-cell office:value-type="float" office:value="34.0630356432543" calcext:value-type="float">
            <text:p>34.0630356432543</text:p>
          </table:table-cell>
          <table:table-cell table:formula="of:=[.B66]-[.B65]" office:value-type="float" office:value="-0.161856850071537" calcext:value-type="float">
            <text:p>-0.161856850071537</text:p>
          </table:table-cell>
          <table:table-cell table:formula="of:=[.C66]-[.C65]" office:value-type="float" office:value="0.000267153430627332" calcext:value-type="float">
            <text:p>0.000267153430627332</text:p>
          </table:table-cell>
          <table:table-cell table:formula="of:=[.B66]/[.C66]" office:value-type="float" office:value="-210.451615907508" calcext:value-type="float">
            <text:p>-210</text:p>
          </table:table-cell>
          <table:table-cell table:formula="of:=-([.$A$284]-[.A66])" office:value-type="float" office:value="-218" calcext:value-type="float">
            <text:p>-218</text:p>
          </table:table-cell>
          <table:table-cell table:number-columns-repeated="4"/>
        </table:table-row>
        <table:table-row table:style-name="ro1">
          <table:table-cell office:value-type="float" office:value="62399614" calcext:value-type="float">
            <text:p>62399614</text:p>
          </table:table-cell>
          <table:table-cell office:value-type="float" office:value="33.9014148744959" calcext:value-type="float">
            <text:p>33.9014148744959</text:p>
          </table:table-cell>
          <table:table-cell table:formula="of:=[.B67]-[.B66]" office:value-type="float" office:value="-0.161620768758382" calcext:value-type="float">
            <text:p>-0.161620768758382</text:p>
          </table:table-cell>
          <table:table-cell table:formula="of:=[.C67]-[.C66]" office:value-type="float" office:value="0.000236081313154557" calcext:value-type="float">
            <text:p>0.000236081313154557</text:p>
          </table:table-cell>
          <table:table-cell table:formula="of:=[.B67]/[.C67]" office:value-type="float" office:value="-209.75902499992" calcext:value-type="float">
            <text:p>-210</text:p>
          </table:table-cell>
          <table:table-cell table:formula="of:=-([.$A$284]-[.A67])" office:value-type="float" office:value="-217" calcext:value-type="float">
            <text:p>-217</text:p>
          </table:table-cell>
          <table:table-cell table:number-columns-repeated="4"/>
        </table:table-row>
        <table:table-row table:style-name="ro1">
          <table:table-cell office:value-type="float" office:value="62399615" calcext:value-type="float">
            <text:p>62399615</text:p>
          </table:table-cell>
          <table:table-cell office:value-type="float" office:value="33.7400027288732" calcext:value-type="float">
            <text:p>33.7400027288732</text:p>
          </table:table-cell>
          <table:table-cell table:formula="of:=[.B68]-[.B67]" office:value-type="float" office:value="-0.161412145622641" calcext:value-type="float">
            <text:p>-0.161412145622641</text:p>
          </table:table-cell>
          <table:table-cell table:formula="of:=[.C68]-[.C67]" office:value-type="float" office:value="0.000208623135740993" calcext:value-type="float">
            <text:p>0.000208623135740993</text:p>
          </table:table-cell>
          <table:table-cell table:formula="of:=[.B68]/[.C68]" office:value-type="float" office:value="-209.030135859495" calcext:value-type="float">
            <text:p>-209</text:p>
          </table:table-cell>
          <table:table-cell table:formula="of:=-([.$A$284]-[.A68])" office:value-type="float" office:value="-216" calcext:value-type="float">
            <text:p>-216</text:p>
          </table:table-cell>
          <table:table-cell table:number-columns-repeated="4"/>
        </table:table-row>
        <table:table-row table:style-name="ro1">
          <table:table-cell office:value-type="float" office:value="62399616" calcext:value-type="float">
            <text:p>62399616</text:p>
          </table:table-cell>
          <table:table-cell office:value-type="float" office:value="33.5787749418184" calcext:value-type="float">
            <text:p>33.5787749418184</text:p>
          </table:table-cell>
          <table:table-cell table:formula="of:=[.B69]-[.B68]" office:value-type="float" office:value="-0.161227787054891" calcext:value-type="float">
            <text:p>-0.161227787054891</text:p>
          </table:table-cell>
          <table:table-cell table:formula="of:=[.C69]-[.C68]" office:value-type="float" office:value="0.000184358567750564" calcext:value-type="float">
            <text:p>0.000184358567750564</text:p>
          </table:table-cell>
          <table:table-cell table:formula="of:=[.B69]/[.C69]" office:value-type="float" office:value="-208.269154810059" calcext:value-type="float">
            <text:p>-208</text:p>
          </table:table-cell>
          <table:table-cell table:formula="of:=-([.$A$284]-[.A69])" office:value-type="float" office:value="-215" calcext:value-type="float">
            <text:p>-215</text:p>
          </table:table-cell>
          <table:table-cell table:number-columns-repeated="4"/>
        </table:table-row>
        <table:table-row table:style-name="ro1">
          <table:table-cell office:value-type="float" office:value="62399617" calcext:value-type="float">
            <text:p>62399617</text:p>
          </table:table-cell>
          <table:table-cell office:value-type="float" office:value="33.4177100709299" calcext:value-type="float">
            <text:p>33.4177100709299</text:p>
          </table:table-cell>
          <table:table-cell table:formula="of:=[.B70]-[.B69]" office:value-type="float" office:value="-0.16106487088846" calcext:value-type="float">
            <text:p>-0.16106487088846</text:p>
          </table:table-cell>
          <table:table-cell table:formula="of:=[.C70]-[.C69]" office:value-type="float" office:value="0.00016291616643116" calcext:value-type="float">
            <text:p>0.00016291616643116</text:p>
          </table:table-cell>
          <table:table-cell table:formula="of:=[.B70]/[.C70]" office:value-type="float" office:value="-207.479817831116" calcext:value-type="float">
            <text:p>-207</text:p>
          </table:table-cell>
          <table:table-cell table:formula="of:=-([.$A$284]-[.A70])" office:value-type="float" office:value="-214" calcext:value-type="float">
            <text:p>-214</text:p>
          </table:table-cell>
          <table:table-cell table:number-columns-repeated="4"/>
        </table:table-row>
        <table:table-row table:style-name="ro1">
          <table:table-cell office:value-type="float" office:value="62399618" calcext:value-type="float">
            <text:p>62399618</text:p>
          </table:table-cell>
          <table:table-cell office:value-type="float" office:value="33.2567891677323" calcext:value-type="float">
            <text:p>33.2567891677323</text:p>
          </table:table-cell>
          <table:table-cell table:formula="of:=[.B71]-[.B70]" office:value-type="float" office:value="-0.160920903197628" calcext:value-type="float">
            <text:p>-0.160920903197628</text:p>
          </table:table-cell>
          <table:table-cell table:formula="of:=[.C71]-[.C70]" office:value-type="float" office:value="0.000143967690831914" calcext:value-type="float">
            <text:p>0.000143967690831914</text:p>
          </table:table-cell>
          <table:table-cell table:formula="of:=[.B71]/[.C71]" office:value-type="float" office:value="-206.665439398444" calcext:value-type="float">
            <text:p>-207</text:p>
          </table:table-cell>
          <table:table-cell table:formula="of:=-([.$A$284]-[.A71])" office:value-type="float" office:value="-213" calcext:value-type="float">
            <text:p>-213</text:p>
          </table:table-cell>
          <table:table-cell table:number-columns-repeated="4"/>
        </table:table-row>
        <table:table-row table:style-name="ro1">
          <table:table-cell office:value-type="float" office:value="62399619" calcext:value-type="float">
            <text:p>62399619</text:p>
          </table:table-cell>
          <table:table-cell office:value-type="float" office:value="33.0959954876117" calcext:value-type="float">
            <text:p>33.0959954876117</text:p>
          </table:table-cell>
          <table:table-cell table:formula="of:=[.B72]-[.B71]" office:value-type="float" office:value="-0.160793680120527" calcext:value-type="float">
            <text:p>-0.160793680120527</text:p>
          </table:table-cell>
          <table:table-cell table:formula="of:=[.C72]-[.C71]" office:value-type="float" office:value="0.00012722307710078" calcext:value-type="float">
            <text:p>0.00012722307710078</text:p>
          </table:table-cell>
          <table:table-cell table:formula="of:=[.B72]/[.C72]" office:value-type="float" office:value="-205.828957100825" calcext:value-type="float">
            <text:p>-206</text:p>
          </table:table-cell>
          <table:table-cell table:formula="of:=-([.$A$284]-[.A72])" office:value-type="float" office:value="-212" calcext:value-type="float">
            <text:p>-212</text:p>
          </table:table-cell>
          <table:table-cell table:number-columns-repeated="4"/>
        </table:table-row>
        <table:table-row table:style-name="ro1">
          <table:table-cell office:value-type="float" office:value="62399620" calcext:value-type="float">
            <text:p>62399620</text:p>
          </table:table-cell>
          <table:table-cell office:value-type="float" office:value="32.9353142334894" calcext:value-type="float">
            <text:p>32.9353142334894</text:p>
          </table:table-cell>
          <table:table-cell table:formula="of:=[.B73]-[.B72]" office:value-type="float" office:value="-0.160681254122345" calcext:value-type="float">
            <text:p>-0.160681254122345</text:p>
          </table:table-cell>
          <table:table-cell table:formula="of:=[.C73]-[.C72]" office:value-type="float" office:value="0.000112425998182175" calcext:value-type="float">
            <text:p>0.000112425998182175</text:p>
          </table:table-cell>
          <table:table-cell table:formula="of:=[.B73]/[.C73]" office:value-type="float" office:value="-204.972972195076" calcext:value-type="float">
            <text:p>-205</text:p>
          </table:table-cell>
          <table:table-cell table:formula="of:=-([.$A$284]-[.A73])" office:value-type="float" office:value="-211" calcext:value-type="float">
            <text:p>-211</text:p>
          </table:table-cell>
          <table:table-cell table:number-columns-repeated="4"/>
        </table:table-row>
        <table:table-row table:style-name="ro1">
          <table:table-cell office:value-type="float" office:value="62399621" calcext:value-type="float">
            <text:p>62399621</text:p>
          </table:table-cell>
          <table:table-cell office:value-type="float" office:value="32.774732329307" calcext:value-type="float">
            <text:p>32.774732329307</text:p>
          </table:table-cell>
          <table:table-cell table:formula="of:=[.B74]-[.B73]" office:value-type="float" office:value="-0.160581904182415" calcext:value-type="float">
            <text:p>-0.160581904182415</text:p>
          </table:table-cell>
          <table:table-cell table:formula="of:=[.C74]-[.C73]" office:value-type="float" office:value="0.0000993499399299935" calcext:value-type="float">
            <text:p>9.93499399299935E-05</text:p>
          </table:table-cell>
          <table:table-cell table:formula="of:=[.B74]/[.C74]" office:value-type="float" office:value="-204.099786312636" calcext:value-type="float">
            <text:p>-204</text:p>
          </table:table-cell>
          <table:table-cell table:formula="of:=-([.$A$284]-[.A74])" office:value-type="float" office:value="-210" calcext:value-type="float">
            <text:p>-210</text:p>
          </table:table-cell>
          <table:table-cell table:number-columns-repeated="4"/>
        </table:table-row>
        <table:table-row table:style-name="ro1">
          <table:table-cell office:value-type="float" office:value="62399622" calcext:value-type="float">
            <text:p>62399622</text:p>
          </table:table-cell>
          <table:table-cell office:value-type="float" office:value="32.6142382198582" calcext:value-type="float">
            <text:p>32.6142382198582</text:p>
          </table:table-cell>
          <table:table-cell table:formula="of:=[.B75]-[.B74]" office:value-type="float" office:value="-0.160494109448791" calcext:value-type="float">
            <text:p>-0.160494109448791</text:p>
          </table:table-cell>
          <table:table-cell table:formula="of:=[.C75]-[.C74]" office:value-type="float" office:value="0.0000877947336235252" calcext:value-type="float">
            <text:p>8.77947336235252E-05</text:p>
          </table:table-cell>
          <table:table-cell table:formula="of:=[.B75]/[.C75]" office:value-type="float" office:value="-203.211434562116" calcext:value-type="float">
            <text:p>-203</text:p>
          </table:table-cell>
          <table:table-cell table:formula="of:=-([.$A$284]-[.A75])" office:value-type="float" office:value="-209" calcext:value-type="float">
            <text:p>-209</text:p>
          </table:table-cell>
          <table:table-cell table:number-columns-repeated="4"/>
        </table:table-row>
        <table:table-row table:style-name="ro1">
          <table:table-cell office:value-type="float" office:value="62399623" calcext:value-type="float">
            <text:p>62399623</text:p>
          </table:table-cell>
          <table:table-cell office:value-type="float" office:value="32.4538216939012" calcext:value-type="float">
            <text:p>32.4538216939012</text:p>
          </table:table-cell>
          <table:table-cell table:formula="of:=[.B76]-[.B75]" office:value-type="float" office:value="-0.160416525956954" calcext:value-type="float">
            <text:p>-0.160416525956954</text:p>
          </table:table-cell>
          <table:table-cell table:formula="of:=[.C76]-[.C75]" office:value-type="float" office:value="0.0000775834918371743" calcext:value-type="float">
            <text:p>7.75834918371743E-05</text:p>
          </table:table-cell>
          <table:table-cell table:formula="of:=[.B76]/[.C76]" office:value-type="float" office:value="-202.309715288373" calcext:value-type="float">
            <text:p>-202</text:p>
          </table:table-cell>
          <table:table-cell table:formula="of:=-([.$A$284]-[.A76])" office:value-type="float" office:value="-208" calcext:value-type="float">
            <text:p>-208</text:p>
          </table:table-cell>
          <table:table-cell table:number-columns-repeated="4"/>
        </table:table-row>
        <table:table-row table:style-name="ro1">
          <table:table-cell office:value-type="float" office:value="62399624" calcext:value-type="float">
            <text:p>62399624</text:p>
          </table:table-cell>
          <table:table-cell office:value-type="float" office:value="32.2934737278448" calcext:value-type="float">
            <text:p>32.2934737278448</text:p>
          </table:table-cell>
          <table:table-cell table:formula="of:=[.B77]-[.B76]" office:value-type="float" office:value="-0.16034796605642" calcext:value-type="float">
            <text:p>-0.16034796605642</text:p>
          </table:table-cell>
          <table:table-cell table:formula="of:=[.C77]-[.C76]" office:value-type="float" office:value="0.0000685599005336712" calcext:value-type="float">
            <text:p>6.85599005336712E-05</text:p>
          </table:table-cell>
          <table:table-cell table:formula="of:=[.B77]/[.C77]" office:value-type="float" office:value="-201.39621675327" calcext:value-type="float">
            <text:p>-201</text:p>
          </table:table-cell>
          <table:table-cell table:formula="of:=-([.$A$284]-[.A77])" office:value-type="float" office:value="-207" calcext:value-type="float">
            <text:p>-207</text:p>
          </table:table-cell>
          <table:table-cell table:number-columns-repeated="4"/>
        </table:table-row>
        <table:table-row table:style-name="ro1">
          <table:table-cell office:value-type="float" office:value="62399625" calcext:value-type="float">
            <text:p>62399625</text:p>
          </table:table-cell>
          <table:table-cell office:value-type="float" office:value="32.1331863476147" calcext:value-type="float">
            <text:p>32.1331863476147</text:p>
          </table:table-cell>
          <table:table-cell table:formula="of:=[.B78]-[.B77]" office:value-type="float" office:value="-0.160287380230109" calcext:value-type="float">
            <text:p>-0.160287380230109</text:p>
          </table:table-cell>
          <table:table-cell table:formula="of:=[.C78]-[.C77]" office:value-type="float" office:value="0.0000605858263114101" calcext:value-type="float">
            <text:p>6.05858263114101E-05</text:p>
          </table:table-cell>
          <table:table-cell table:formula="of:=[.B78]/[.C78]" office:value-type="float" office:value="-200.472341000796" calcext:value-type="float">
            <text:p>-200</text:p>
          </table:table-cell>
          <table:table-cell table:formula="of:=-([.$A$284]-[.A78])" office:value-type="float" office:value="-206" calcext:value-type="float">
            <text:p>-206</text:p>
          </table:table-cell>
          <table:table-cell table:number-columns-repeated="4"/>
        </table:table-row>
        <table:table-row table:style-name="ro1">
          <table:table-cell office:value-type="float" office:value="62399626" calcext:value-type="float">
            <text:p>62399626</text:p>
          </table:table-cell>
          <table:table-cell office:value-type="float" office:value="31.9729525065864" calcext:value-type="float">
            <text:p>31.9729525065864</text:p>
          </table:table-cell>
          <table:table-cell table:formula="of:=[.B79]-[.B78]" office:value-type="float" office:value="-0.160233841028301" calcext:value-type="float">
            <text:p>-0.160233841028301</text:p>
          </table:table-cell>
          <table:table-cell table:formula="of:=[.C79]-[.C78]" office:value-type="float" office:value="0.0000535392018079506" calcext:value-type="float">
            <text:p>5.35392018079506E-05</text:p>
          </table:table-cell>
          <table:table-cell table:formula="of:=[.B79]/[.C79]" office:value-type="float" office:value="-199.539325160028" calcext:value-type="float">
            <text:p>-200</text:p>
          </table:table-cell>
          <table:table-cell table:formula="of:=-([.$A$284]-[.A79])" office:value-type="float" office:value="-205" calcext:value-type="float">
            <text:p>-205</text:p>
          </table:table-cell>
          <table:table-cell table:number-columns-repeated="4"/>
        </table:table-row>
        <table:table-row table:style-name="ro1">
          <table:table-cell office:value-type="float" office:value="62399627" calcext:value-type="float">
            <text:p>62399627</text:p>
          </table:table-cell>
          <table:table-cell office:value-type="float" office:value="31.8127659777152" calcext:value-type="float">
            <text:p>31.8127659777152</text:p>
          </table:table-cell>
          <table:table-cell table:formula="of:=[.B80]-[.B79]" office:value-type="float" office:value="-0.160186528871247" calcext:value-type="float">
            <text:p>-0.160186528871247</text:p>
          </table:table-cell>
          <table:table-cell table:formula="of:=[.C80]-[.C79]" office:value-type="float" office:value="0.0000473121570543356" calcext:value-type="float">
            <text:p>4.73121570543356E-05</text:p>
          </table:table-cell>
          <table:table-cell table:formula="of:=[.B80]/[.C80]" office:value-type="float" office:value="-198.598260427288" calcext:value-type="float">
            <text:p>-199</text:p>
          </table:table-cell>
          <table:table-cell table:formula="of:=-([.$A$284]-[.A80])" office:value-type="float" office:value="-204" calcext:value-type="float">
            <text:p>-204</text:p>
          </table:table-cell>
          <table:table-cell table:number-columns-repeated="4"/>
        </table:table-row>
        <table:table-row table:style-name="ro1">
          <table:table-cell office:value-type="float" office:value="62399628" calcext:value-type="float">
            <text:p>62399628</text:p>
          </table:table-cell>
          <table:table-cell office:value-type="float" office:value="31.6526212582122" calcext:value-type="float">
            <text:p>31.6526212582122</text:p>
          </table:table-cell>
          <table:table-cell table:formula="of:=[.B81]-[.B80]" office:value-type="float" office:value="-0.160144719502977" calcext:value-type="float">
            <text:p>-0.160144719502977</text:p>
          </table:table-cell>
          <table:table-cell table:formula="of:=[.C81]-[.C80]" office:value-type="float" office:value="0.0000418093682696963" calcext:value-type="float">
            <text:p>4.18093682696963E-05</text:p>
          </table:table-cell>
          <table:table-cell table:formula="of:=[.B81]/[.C81]" office:value-type="float" office:value="-197.650108954256" calcext:value-type="float">
            <text:p>-198</text:p>
          </table:table-cell>
          <table:table-cell table:formula="of:=-([.$A$284]-[.A81])" office:value-type="float" office:value="-203" calcext:value-type="float">
            <text:p>-203</text:p>
          </table:table-cell>
          <table:table-cell table:number-columns-repeated="4"/>
        </table:table-row>
        <table:table-row table:style-name="ro1">
          <table:table-cell office:value-type="float" office:value="62399629" calcext:value-type="float">
            <text:p>62399629</text:p>
          </table:table-cell>
          <table:table-cell office:value-type="float" office:value="31.4925134853078" calcext:value-type="float">
            <text:p>31.4925134853078</text:p>
          </table:table-cell>
          <table:table-cell table:formula="of:=[.B82]-[.B81]" office:value-type="float" office:value="-0.160107772904389" calcext:value-type="float">
            <text:p>-0.160107772904389</text:p>
          </table:table-cell>
          <table:table-cell table:formula="of:=[.C82]-[.C81]" office:value-type="float" office:value="0.0000369465985876616" calcext:value-type="float">
            <text:p>3.69465985876616E-05</text:p>
          </table:table-cell>
          <table:table-cell table:formula="of:=[.B82]/[.C82]" office:value-type="float" office:value="-196.695718852538" calcext:value-type="float">
            <text:p>-197</text:p>
          </table:table-cell>
          <table:table-cell table:formula="of:=-([.$A$284]-[.A82])" office:value-type="float" office:value="-202" calcext:value-type="float">
            <text:p>-202</text:p>
          </table:table-cell>
          <table:table-cell table:number-columns-repeated="4"/>
        </table:table-row>
        <table:table-row table:style-name="ro1">
          <table:table-cell office:value-type="float" office:value="62399630" calcext:value-type="float">
            <text:p>62399630</text:p>
          </table:table-cell>
          <table:table-cell office:value-type="float" office:value="31.332438361812" calcext:value-type="float">
            <text:p>31.332438361812</text:p>
          </table:table-cell>
          <table:table-cell table:formula="of:=[.B83]-[.B82]" office:value-type="float" office:value="-0.160075123495801" calcext:value-type="float">
            <text:p>-0.160075123495801</text:p>
          </table:table-cell>
          <table:table-cell table:formula="of:=[.C83]-[.C82]" office:value-type="float" office:value="0.00003264940858827" calcext:value-type="float">
            <text:p>3.264940858827E-05</text:p>
          </table:table-cell>
          <table:table-cell table:formula="of:=[.B83]/[.C83]" office:value-type="float" office:value="-195.73583750903" calcext:value-type="float">
            <text:p>-196</text:p>
          </table:table-cell>
          <table:table-cell table:formula="of:=-([.$A$284]-[.A83])" office:value-type="float" office:value="-201" calcext:value-type="float">
            <text:p>-201</text:p>
          </table:table-cell>
          <table:table-cell table:number-columns-repeated="4"/>
        </table:table-row>
        <table:table-row table:style-name="ro1">
          <table:table-cell office:value-type="float" office:value="62399631" calcext:value-type="float">
            <text:p>62399631</text:p>
          </table:table-cell>
          <table:table-cell office:value-type="float" office:value="31.1723920903329" calcext:value-type="float">
            <text:p>31.1723920903329</text:p>
          </table:table-cell>
          <table:table-cell table:formula="of:=[.B84]-[.B83]" office:value-type="float" office:value="-0.160046271479061" calcext:value-type="float">
            <text:p>-0.160046271479061</text:p>
          </table:table-cell>
          <table:table-cell table:formula="of:=[.C84]-[.C83]" office:value-type="float" office:value="0.0000288520167401884" calcext:value-type="float">
            <text:p>2.88520167401884E-05</text:p>
          </table:table-cell>
          <table:table-cell table:formula="of:=[.B84]/[.C84]" office:value-type="float" office:value="-194.771123389846" calcext:value-type="float">
            <text:p>-195</text:p>
          </table:table-cell>
          <table:table-cell table:formula="of:=-([.$A$284]-[.A84])" office:value-type="float" office:value="-200" calcext:value-type="float">
            <text:p>-200</text:p>
          </table:table-cell>
          <table:table-cell table:number-columns-repeated="4"/>
        </table:table-row>
        <table:table-row table:style-name="ro1">
          <table:table-cell office:value-type="float" office:value="62399632" calcext:value-type="float">
            <text:p>62399632</text:p>
          </table:table-cell>
          <table:table-cell office:value-type="float" office:value="31.0123713151463" calcext:value-type="float">
            <text:p>31.0123713151463</text:p>
          </table:table-cell>
          <table:table-cell table:formula="of:=[.B85]-[.B84]" office:value-type="float" office:value="-0.160020775186602" calcext:value-type="float">
            <text:p>-0.160020775186602</text:p>
          </table:table-cell>
          <table:table-cell table:formula="of:=[.C85]-[.C84]" office:value-type="float" office:value="0.0000254962924586266" calcext:value-type="float">
            <text:p>2.54962924586266E-05</text:p>
          </table:table-cell>
          <table:table-cell table:formula="of:=[.B85]/[.C85]" office:value-type="float" office:value="-193.802156494883" calcext:value-type="float">
            <text:p>-194</text:p>
          </table:table-cell>
          <table:table-cell table:formula="of:=-([.$A$284]-[.A85])" office:value-type="float" office:value="-199" calcext:value-type="float">
            <text:p>-199</text:p>
          </table:table-cell>
          <table:table-cell table:number-columns-repeated="4"/>
        </table:table-row>
        <table:table-row table:style-name="ro1">
          <table:table-cell office:value-type="float" office:value="62399633" calcext:value-type="float">
            <text:p>62399633</text:p>
          </table:table-cell>
          <table:table-cell office:value-type="float" office:value="30.8523730708259" calcext:value-type="float">
            <text:p>30.8523730708259</text:p>
          </table:table-cell>
          <table:table-cell table:formula="of:=[.B86]-[.B85]" office:value-type="float" office:value="-0.159998244320384" calcext:value-type="float">
            <text:p>-0.159998244320384</text:p>
          </table:table-cell>
          <table:table-cell table:formula="of:=[.C86]-[.C85]" office:value-type="float" office:value="0.0000225308662180623" calcext:value-type="float">
            <text:p>2.25308662180623E-05</text:p>
          </table:table-cell>
          <table:table-cell table:formula="of:=[.B86]/[.C86]" office:value-type="float" office:value="-192.829447609728" calcext:value-type="float">
            <text:p>-193</text:p>
          </table:table-cell>
          <table:table-cell table:formula="of:=-([.$A$284]-[.A86])" office:value-type="float" office:value="-198" calcext:value-type="float">
            <text:p>-198</text:p>
          </table:table-cell>
          <table:table-cell table:number-columns-repeated="4"/>
        </table:table-row>
        <table:table-row table:style-name="ro1">
          <table:table-cell office:value-type="float" office:value="62399634" calcext:value-type="float">
            <text:p>62399634</text:p>
          </table:table-cell>
          <table:table-cell office:value-type="float" office:value="30.6923947368487" calcext:value-type="float">
            <text:p>30.6923947368487</text:p>
          </table:table-cell>
          <table:table-cell table:formula="of:=[.B87]-[.B86]" office:value-type="float" office:value="-0.159978333977215" calcext:value-type="float">
            <text:p>-0.159978333977215</text:p>
          </table:table-cell>
          <table:table-cell table:formula="of:=[.C87]-[.C86]" office:value-type="float" office:value="0.0000199103431697267" calcext:value-type="float">
            <text:p>1.99103431697267E-05</text:p>
          </table:table-cell>
          <table:table-cell table:formula="of:=[.B87]/[.C87]" office:value-type="float" office:value="-191.853446487449" calcext:value-type="float">
            <text:p>-192</text:p>
          </table:table-cell>
          <table:table-cell table:formula="of:=-([.$A$284]-[.A87])" office:value-type="float" office:value="-197" calcext:value-type="float">
            <text:p>-197</text:p>
          </table:table-cell>
          <table:table-cell table:number-columns-repeated="4"/>
        </table:table-row>
        <table:table-row table:style-name="ro1">
          <table:table-cell office:value-type="float" office:value="62399635" calcext:value-type="float">
            <text:p>62399635</text:p>
          </table:table-cell>
          <table:table-cell office:value-type="float" office:value="30.5324339974798" calcext:value-type="float">
            <text:p>30.5324339974798</text:p>
          </table:table-cell>
          <table:table-cell table:formula="of:=[.B88]-[.B87]" office:value-type="float" office:value="-0.159960739368941" calcext:value-type="float">
            <text:p>-0.159960739368941</text:p>
          </table:table-cell>
          <table:table-cell table:formula="of:=[.C88]-[.C87]" office:value-type="float" office:value="0.0000175946082734413" calcext:value-type="float">
            <text:p>1.75946082734413E-05</text:p>
          </table:table-cell>
          <table:table-cell table:formula="of:=[.B88]/[.C88]" office:value-type="float" office:value="-190.874549079561" calcext:value-type="float">
            <text:p>-191</text:p>
          </table:table-cell>
          <table:table-cell table:formula="of:=-([.$A$284]-[.A88])" office:value-type="float" office:value="-196" calcext:value-type="float">
            <text:p>-196</text:p>
          </table:table-cell>
          <table:table-cell table:number-columns-repeated="4"/>
        </table:table-row>
        <table:table-row table:style-name="ro1">
          <table:table-cell office:value-type="float" office:value="62399636" calcext:value-type="float">
            <text:p>62399636</text:p>
          </table:table-cell>
          <table:table-cell office:value-type="float" office:value="30.372488806323" calcext:value-type="float">
            <text:p>30.372488806323</text:p>
          </table:table-cell>
          <table:table-cell table:formula="of:=[.B89]-[.B88]" office:value-type="float" office:value="-0.159945191156751" calcext:value-type="float">
            <text:p>-0.159945191156751</text:p>
          </table:table-cell>
          <table:table-cell table:formula="of:=[.C89]-[.C88]" office:value-type="float" office:value="0.0000155482121897421" calcext:value-type="float">
            <text:p>1.55482121897421E-05</text:p>
          </table:table-cell>
          <table:table-cell table:formula="of:=[.B89]/[.C89]" office:value-type="float" office:value="-189.893103923062" calcext:value-type="float">
            <text:p>-190</text:p>
          </table:table-cell>
          <table:table-cell table:formula="of:=-([.$A$284]-[.A89])" office:value-type="float" office:value="-195" calcext:value-type="float">
            <text:p>-195</text:p>
          </table:table-cell>
          <table:table-cell table:number-columns-repeated="4"/>
        </table:table-row>
        <table:table-row table:style-name="ro1">
          <table:table-cell office:value-type="float" office:value="62399637" calcext:value-type="float">
            <text:p>62399637</text:p>
          </table:table-cell>
          <table:table-cell office:value-type="float" office:value="30.2125573549949" calcext:value-type="float">
            <text:p>30.2125573549949</text:p>
          </table:table-cell>
          <table:table-cell table:formula="of:=[.B90]-[.B89]" office:value-type="float" office:value="-0.159931451328138" calcext:value-type="float">
            <text:p>-0.159931451328138</text:p>
          </table:table-cell>
          <table:table-cell table:formula="of:=[.C90]-[.C89]" office:value-type="float" office:value="0.0000137398286135237" calcext:value-type="float">
            <text:p>1.37398286135237E-05</text:p>
          </table:table-cell>
          <table:table-cell table:formula="of:=[.B90]/[.C90]" office:value-type="float" office:value="-188.909417779287" calcext:value-type="float">
            <text:p>-189</text:p>
          </table:table-cell>
          <table:table-cell table:formula="of:=-([.$A$284]-[.A90])" office:value-type="float" office:value="-194" calcext:value-type="float">
            <text:p>-194</text:p>
          </table:table-cell>
          <table:table-cell table:number-columns-repeated="4"/>
        </table:table-row>
        <table:table-row table:style-name="ro1">
          <table:table-cell office:value-type="float" office:value="62399638" calcext:value-type="float">
            <text:p>62399638</text:p>
          </table:table-cell>
          <table:table-cell office:value-type="float" office:value="30.0526380454415" calcext:value-type="float">
            <text:p>30.0526380454415</text:p>
          </table:table-cell>
          <table:table-cell table:formula="of:=[.B91]-[.B90]" office:value-type="float" office:value="-0.159919309553377" calcext:value-type="float">
            <text:p>-0.159919309553377</text:p>
          </table:table-cell>
          <table:table-cell table:formula="of:=[.C91]-[.C90]" office:value-type="float" office:value="0.0000121417747607211" calcext:value-type="float">
            <text:p>1.21417747607211E-05</text:p>
          </table:table-cell>
          <table:table-cell table:formula="of:=[.B91]/[.C91]" office:value-type="float" office:value="-187.923760610101" calcext:value-type="float">
            <text:p>-188</text:p>
          </table:table-cell>
          <table:table-cell table:formula="of:=-([.$A$284]-[.A91])" office:value-type="float" office:value="-193" calcext:value-type="float">
            <text:p>-193</text:p>
          </table:table-cell>
          <table:table-cell table:number-columns-repeated="4"/>
        </table:table-row>
        <table:table-row table:style-name="ro1">
          <table:table-cell office:value-type="float" office:value="62399639" calcext:value-type="float">
            <text:p>62399639</text:p>
          </table:table-cell>
          <table:table-cell office:value-type="float" office:value="29.8927294654757" calcext:value-type="float">
            <text:p>29.8927294654757</text:p>
          </table:table-cell>
          <table:table-cell table:formula="of:=[.B92]-[.B91]" office:value-type="float" office:value="-0.159908579965801" calcext:value-type="float">
            <text:p>-0.159908579965801</text:p>
          </table:table-cell>
          <table:table-cell table:formula="of:=[.C92]-[.C91]" office:value-type="float" office:value="0.0000107295875757529" calcext:value-type="float">
            <text:p>1.07295875757529E-05</text:p>
          </table:table-cell>
          <table:table-cell table:formula="of:=[.B92]/[.C92]" office:value-type="float" office:value="-186.93636996757" calcext:value-type="float">
            <text:p>-187</text:p>
          </table:table-cell>
          <table:table-cell table:formula="of:=-([.$A$284]-[.A92])" office:value-type="float" office:value="-192" calcext:value-type="float">
            <text:p>-192</text:p>
          </table:table-cell>
          <table:table-cell table:number-columns-repeated="4"/>
        </table:table-row>
        <table:table-row table:style-name="ro1">
          <table:table-cell office:value-type="float" office:value="62399640" calcext:value-type="float">
            <text:p>62399640</text:p>
          </table:table-cell>
          <table:table-cell office:value-type="float" office:value="29.7328303671592" calcext:value-type="float">
            <text:p>29.7328303671592</text:p>
          </table:table-cell>
          <table:table-cell table:formula="of:=[.B93]-[.B92]" office:value-type="float" office:value="-0.159899098316554" calcext:value-type="float">
            <text:p>-0.159899098316554</text:p>
          </table:table-cell>
          <table:table-cell table:formula="of:=[.C93]-[.C92]" office:value-type="float" office:value="0.00000948164924707839" calcext:value-type="float">
            <text:p>9.48164924707839E-06</text:p>
          </table:table-cell>
          <table:table-cell table:formula="of:=[.B93]/[.C93]" office:value-type="float" office:value="-185.947454864922" calcext:value-type="float">
            <text:p>-186</text:p>
          </table:table-cell>
          <table:table-cell table:formula="of:=-([.$A$284]-[.A93])" office:value-type="float" office:value="-191" calcext:value-type="float">
            <text:p>-191</text:p>
          </table:table-cell>
          <table:table-cell table:number-columns-repeated="4"/>
        </table:table-row>
        <table:table-row table:style-name="ro1">
          <table:table-cell office:value-type="float" office:value="62399641" calcext:value-type="float">
            <text:p>62399641</text:p>
          </table:table-cell>
          <table:table-cell office:value-type="float" office:value="29.7328303671592" calcext:value-type="float">
            <text:p>29.7328303671592</text:p>
          </table:table-cell>
          <table:table-cell table:formula="of:=[.B94]-[.B93]" office:value-type="float" office:value="0" calcext:value-type="float">
            <text:p>0</text:p>
          </table:table-cell>
          <table:table-cell table:formula="of:=[.C94]-[.C93]" office:value-type="float" office:value="0.159899098316554" calcext:value-type="float">
            <text:p>0.159899098316554</text:p>
          </table:table-cell>
          <table:table-cell table:formula="of:=[.B94]/[.C94]" office:value-type="string" office:string-value="" calcext:value-type="error">
            <text:p>#DIV/0!</text:p>
          </table:table-cell>
          <table:table-cell table:formula="of:=-([.$A$284]-[.A94])" office:value-type="float" office:value="-190" calcext:value-type="float">
            <text:p>-190</text:p>
          </table:table-cell>
          <table:table-cell table:number-columns-repeated="4"/>
        </table:table-row>
        <table:table-row table:style-name="ro1">
          <table:table-cell office:value-type="float" office:value="62399642" calcext:value-type="float">
            <text:p>62399642</text:p>
          </table:table-cell>
          <table:table-cell office:value-type="float" office:value="29.4130563325658" calcext:value-type="float">
            <text:p>29.4130563325658</text:p>
          </table:table-cell>
          <table:table-cell table:formula="of:=[.B95]-[.B94]" office:value-type="float" office:value="-0.319774034593365" calcext:value-type="float">
            <text:p>-0.319774034593365</text:p>
          </table:table-cell>
          <table:table-cell table:formula="of:=[.C95]-[.C94]" office:value-type="float" office:value="-0.319774034593365" calcext:value-type="float">
            <text:p>-0.319774034593365</text:p>
          </table:table-cell>
          <table:table-cell table:formula="of:=[.B95]/[.C95]" office:value-type="float" office:value="-91.980752502211" calcext:value-type="float">
            <text:p>-92</text:p>
          </table:table-cell>
          <table:table-cell table:formula="of:=-([.$A$284]-[.A95])" office:value-type="float" office:value="-189" calcext:value-type="float">
            <text:p>-189</text:p>
          </table:table-cell>
          <table:table-cell table:number-columns-repeated="4"/>
        </table:table-row>
        <table:table-row table:style-name="ro1">
          <table:table-cell office:value-type="float" office:value="62399643" calcext:value-type="float">
            <text:p>62399643</text:p>
          </table:table-cell>
          <table:table-cell office:value-type="float" office:value="29.2531795605763" calcext:value-type="float">
            <text:p>29.2531795605763</text:p>
          </table:table-cell>
          <table:table-cell table:formula="of:=[.B96]-[.B95]" office:value-type="float" office:value="-0.159876771989456" calcext:value-type="float">
            <text:p>-0.159876771989456</text:p>
          </table:table-cell>
          <table:table-cell table:formula="of:=[.C96]-[.C95]" office:value-type="float" office:value="0.159897262603909" calcext:value-type="float">
            <text:p>0.159897262603909</text:p>
          </table:table-cell>
          <table:table-cell table:formula="of:=[.B96]/[.C96]" office:value-type="float" office:value="-182.973293722152" calcext:value-type="float">
            <text:p>-183</text:p>
          </table:table-cell>
          <table:table-cell table:formula="of:=-([.$A$284]-[.A96])" office:value-type="float" office:value="-188" calcext:value-type="float">
            <text:p>-188</text:p>
          </table:table-cell>
          <table:table-cell table:number-columns-repeated="4"/>
        </table:table-row>
        <table:table-row table:style-name="ro1">
          <table:table-cell office:value-type="float" office:value="62399644" calcext:value-type="float">
            <text:p>62399644</text:p>
          </table:table-cell>
          <table:table-cell office:value-type="float" office:value="29.0934031902995" calcext:value-type="float">
            <text:p>29.0934031902995</text:p>
          </table:table-cell>
          <table:table-cell table:formula="of:=[.B97]-[.B96]" office:value-type="float" office:value="-0.15977637027688" calcext:value-type="float">
            <text:p>-0.15977637027688</text:p>
          </table:table-cell>
          <table:table-cell table:formula="of:=[.C97]-[.C96]" office:value-type="float" office:value="0.000100401712575859" calcext:value-type="float">
            <text:p>0.000100401712575859</text:p>
          </table:table-cell>
          <table:table-cell table:formula="of:=[.B97]/[.C97]" office:value-type="float" office:value="-182.088272126115" calcext:value-type="float">
            <text:p>-182</text:p>
          </table:table-cell>
          <table:table-cell table:formula="of:=-([.$A$284]-[.A97])" office:value-type="float" office:value="-187" calcext:value-type="float">
            <text:p>-187</text:p>
          </table:table-cell>
          <table:table-cell table:number-columns-repeated="4"/>
        </table:table-row>
        <table:table-row table:style-name="ro1">
          <table:table-cell office:value-type="float" office:value="62399645" calcext:value-type="float">
            <text:p>62399645</text:p>
          </table:table-cell>
          <table:table-cell office:value-type="float" office:value="28.9337614191166" calcext:value-type="float">
            <text:p>28.9337614191166</text:p>
          </table:table-cell>
          <table:table-cell table:formula="of:=[.B98]-[.B97]" office:value-type="float" office:value="-0.159641771182866" calcext:value-type="float">
            <text:p>-0.159641771182866</text:p>
          </table:table-cell>
          <table:table-cell table:formula="of:=[.C98]-[.C97]" office:value-type="float" office:value="0.000134599094014476" calcext:value-type="float">
            <text:p>0.000134599094014476</text:p>
          </table:table-cell>
          <table:table-cell table:formula="of:=[.B98]/[.C98]" office:value-type="float" office:value="-181.241796584515" calcext:value-type="float">
            <text:p>-181</text:p>
          </table:table-cell>
          <table:table-cell table:formula="of:=-([.$A$284]-[.A98])" office:value-type="float" office:value="-186" calcext:value-type="float">
            <text:p>-186</text:p>
          </table:table-cell>
          <table:table-cell table:number-columns-repeated="4"/>
        </table:table-row>
        <table:table-row table:style-name="ro1">
          <table:table-cell office:value-type="float" office:value="62399646" calcext:value-type="float">
            <text:p>62399646</text:p>
          </table:table-cell>
          <table:table-cell office:value-type="float" office:value="28.7742385658565" calcext:value-type="float">
            <text:p>28.7742385658565</text:p>
          </table:table-cell>
          <table:table-cell table:formula="of:=[.B99]-[.B98]" office:value-type="float" office:value="-0.159522853260125" calcext:value-type="float">
            <text:p>-0.159522853260125</text:p>
          </table:table-cell>
          <table:table-cell table:formula="of:=[.C99]-[.C98]" office:value-type="float" office:value="0.000118917922740991" calcext:value-type="float">
            <text:p>0.000118917922740991</text:p>
          </table:table-cell>
          <table:table-cell table:formula="of:=[.B99]/[.C99]" office:value-type="float" office:value="-180.376905113" calcext:value-type="float">
            <text:p>-180</text:p>
          </table:table-cell>
          <table:table-cell table:formula="of:=-([.$A$284]-[.A99])" office:value-type="float" office:value="-185" calcext:value-type="float">
            <text:p>-185</text:p>
          </table:table-cell>
          <table:table-cell table:number-columns-repeated="4"/>
        </table:table-row>
        <table:table-row table:style-name="ro1">
          <table:table-cell office:value-type="float" office:value="62399647" calcext:value-type="float">
            <text:p>62399647</text:p>
          </table:table-cell>
          <table:table-cell office:value-type="float" office:value="28.6148207762482" calcext:value-type="float">
            <text:p>28.6148207762482</text:p>
          </table:table-cell>
          <table:table-cell table:formula="of:=[.B100]-[.B99]" office:value-type="float" office:value="-0.159417789608302" calcext:value-type="float">
            <text:p>-0.159417789608302</text:p>
          </table:table-cell>
          <table:table-cell table:formula="of:=[.C100]-[.C99]" office:value-type="float" office:value="0.000105063651822945" calcext:value-type="float">
            <text:p>0.000105063651822945</text:p>
          </table:table-cell>
          <table:table-cell table:formula="of:=[.B100]/[.C100]" office:value-type="float" office:value="-179.495781785435" calcext:value-type="float">
            <text:p>-179</text:p>
          </table:table-cell>
          <table:table-cell table:formula="of:=-([.$A$284]-[.A100])" office:value-type="float" office:value="-184" calcext:value-type="float">
            <text:p>-184</text:p>
          </table:table-cell>
          <table:table-cell table:number-columns-repeated="4"/>
        </table:table-row>
        <table:table-row table:style-name="ro1">
          <table:table-cell office:value-type="float" office:value="62399648" calcext:value-type="float">
            <text:p>62399648</text:p>
          </table:table-cell>
          <table:table-cell office:value-type="float" office:value="28.4557511429563" calcext:value-type="float">
            <text:p>28.4557511429563</text:p>
          </table:table-cell>
          <table:table-cell table:formula="of:=[.B101]-[.B100]" office:value-type="float" office:value="-0.159069633291832" calcext:value-type="float">
            <text:p>-0.159069633291832</text:p>
          </table:table-cell>
          <table:table-cell table:formula="of:=[.C101]-[.C100]" office:value-type="float" office:value="0.000348156316469783" calcext:value-type="float">
            <text:p>0.000348156316469783</text:p>
          </table:table-cell>
          <table:table-cell table:formula="of:=[.B101]/[.C101]" office:value-type="float" office:value="-178.888644891454" calcext:value-type="float">
            <text:p>-179</text:p>
          </table:table-cell>
          <table:table-cell table:formula="of:=-([.$A$284]-[.A101])" office:value-type="float" office:value="-183" calcext:value-type="float">
            <text:p>-183</text:p>
          </table:table-cell>
          <table:table-cell table:number-columns-repeated="4"/>
        </table:table-row>
        <table:table-row table:style-name="ro1">
          <table:table-cell office:value-type="float" office:value="62399649" calcext:value-type="float">
            <text:p>62399649</text:p>
          </table:table-cell>
          <table:table-cell office:value-type="float" office:value="28.2971401532727" calcext:value-type="float">
            <text:p>28.2971401532727</text:p>
          </table:table-cell>
          <table:table-cell table:formula="of:=[.B102]-[.B101]" office:value-type="float" office:value="-0.158610989683606" calcext:value-type="float">
            <text:p>-0.158610989683606</text:p>
          </table:table-cell>
          <table:table-cell table:formula="of:=[.C102]-[.C101]" office:value-type="float" office:value="0.000458643608226339" calcext:value-type="float">
            <text:p>0.000458643608226339</text:p>
          </table:table-cell>
          <table:table-cell table:formula="of:=[.B102]/[.C102]" office:value-type="float" office:value="-178.405923887868" calcext:value-type="float">
            <text:p>-178</text:p>
          </table:table-cell>
          <table:table-cell table:formula="of:=-([.$A$284]-[.A102])" office:value-type="float" office:value="-182" calcext:value-type="float">
            <text:p>-182</text:p>
          </table:table-cell>
          <table:table-cell table:number-columns-repeated="4"/>
        </table:table-row>
        <table:table-row table:style-name="ro1">
          <table:table-cell office:value-type="float" office:value="62399650" calcext:value-type="float">
            <text:p>62399650</text:p>
          </table:table-cell>
          <table:table-cell office:value-type="float" office:value="28.1389695073359" calcext:value-type="float">
            <text:p>28.1389695073359</text:p>
          </table:table-cell>
          <table:table-cell table:formula="of:=[.B103]-[.B102]" office:value-type="float" office:value="-0.158170645936799" calcext:value-type="float">
            <text:p>-0.158170645936799</text:p>
          </table:table-cell>
          <table:table-cell table:formula="of:=[.C103]-[.C102]" office:value-type="float" office:value="0.000440343746806349" calcext:value-type="float">
            <text:p>0.000440343746806349</text:p>
          </table:table-cell>
          <table:table-cell table:formula="of:=[.B103]/[.C103]" office:value-type="float" office:value="-177.902602222283" calcext:value-type="float">
            <text:p>-178</text:p>
          </table:table-cell>
          <table:table-cell table:formula="of:=-([.$A$284]-[.A103])" office:value-type="float" office:value="-181" calcext:value-type="float">
            <text:p>-181</text:p>
          </table:table-cell>
          <table:table-cell table:number-columns-repeated="4"/>
        </table:table-row>
        <table:table-row table:style-name="ro1">
          <table:table-cell office:value-type="float" office:value="62399651" calcext:value-type="float">
            <text:p>62399651</text:p>
          </table:table-cell>
          <table:table-cell office:value-type="float" office:value="28.1389695073359" calcext:value-type="float">
            <text:p>28.1389695073359</text:p>
          </table:table-cell>
          <table:table-cell table:formula="of:=[.B104]-[.B103]" office:value-type="float" office:value="0" calcext:value-type="float">
            <text:p>0</text:p>
          </table:table-cell>
          <table:table-cell table:formula="of:=[.C104]-[.C103]" office:value-type="float" office:value="0.158170645936799" calcext:value-type="float">
            <text:p>0.158170645936799</text:p>
          </table:table-cell>
          <table:table-cell table:formula="of:=[.B104]/[.C104]" office:value-type="string" office:string-value="" calcext:value-type="error">
            <text:p>#DIV/0!</text:p>
          </table:table-cell>
          <table:table-cell table:formula="of:=-([.$A$284]-[.A104])" office:value-type="float" office:value="-180" calcext:value-type="float">
            <text:p>-180</text:p>
          </table:table-cell>
          <table:table-cell table:number-columns-repeated="4"/>
        </table:table-row>
        <table:table-row table:style-name="ro1">
          <table:table-cell office:value-type="float" office:value="62399652" calcext:value-type="float">
            <text:p>62399652</text:p>
          </table:table-cell>
          <table:table-cell office:value-type="float" office:value="27.8239771553022" calcext:value-type="float">
            <text:p>27.8239771553022</text:p>
          </table:table-cell>
          <table:table-cell table:formula="of:=[.B105]-[.B104]" office:value-type="float" office:value="-0.314992352033741" calcext:value-type="float">
            <text:p>-0.314992352033741</text:p>
          </table:table-cell>
          <table:table-cell table:formula="of:=[.C105]-[.C104]" office:value-type="float" office:value="-0.314992352033741" calcext:value-type="float">
            <text:p>-0.314992352033741</text:p>
          </table:table-cell>
          <table:table-cell table:formula="of:=[.B105]/[.C105]" office:value-type="float" office:value="-88.332230848328" calcext:value-type="float">
            <text:p>-88</text:p>
          </table:table-cell>
          <table:table-cell table:formula="of:=-([.$A$284]-[.A105])" office:value-type="float" office:value="-179" calcext:value-type="float">
            <text:p>-179</text:p>
          </table:table-cell>
          <table:table-cell table:number-columns-repeated="4"/>
        </table:table-row>
        <table:table-row table:style-name="ro1">
          <table:table-cell office:value-type="float" office:value="62399653" calcext:value-type="float">
            <text:p>62399653</text:p>
          </table:table-cell>
          <table:table-cell office:value-type="float" office:value="27.6670833374212" calcext:value-type="float">
            <text:p>27.6670833374212</text:p>
          </table:table-cell>
          <table:table-cell table:formula="of:=[.B106]-[.B105]" office:value-type="float" office:value="-0.156893817880984" calcext:value-type="float">
            <text:p>-0.156893817880984</text:p>
          </table:table-cell>
          <table:table-cell table:formula="of:=[.C106]-[.C105]" office:value-type="float" office:value="0.158098534152757" calcext:value-type="float">
            <text:p>0.158098534152757</text:p>
          </table:table-cell>
          <table:table-cell table:formula="of:=[.B106]/[.C106]" office:value-type="float" office:value="-176.342724723601" calcext:value-type="float">
            <text:p>-176</text:p>
          </table:table-cell>
          <table:table-cell table:formula="of:=-([.$A$284]-[.A106])" office:value-type="float" office:value="-178" calcext:value-type="float">
            <text:p>-178</text:p>
          </table:table-cell>
          <table:table-cell table:number-columns-repeated="4"/>
        </table:table-row>
        <table:table-row table:style-name="ro1">
          <table:table-cell office:value-type="float" office:value="62399654" calcext:value-type="float">
            <text:p>62399654</text:p>
          </table:table-cell>
          <table:table-cell office:value-type="float" office:value="27.5105604784535" calcext:value-type="float">
            <text:p>27.5105604784535</text:p>
          </table:table-cell>
          <table:table-cell table:formula="of:=[.B107]-[.B106]" office:value-type="float" office:value="-0.156522858967726" calcext:value-type="float">
            <text:p>-0.156522858967726</text:p>
          </table:table-cell>
          <table:table-cell table:formula="of:=[.C107]-[.C106]" office:value-type="float" office:value="0.000370958913258335" calcext:value-type="float">
            <text:p>0.000370958913258335</text:p>
          </table:table-cell>
          <table:table-cell table:formula="of:=[.B107]/[.C107]" office:value-type="float" office:value="-175.760656685462" calcext:value-type="float">
            <text:p>-176</text:p>
          </table:table-cell>
          <table:table-cell table:formula="of:=-([.$A$284]-[.A107])" office:value-type="float" office:value="-177" calcext:value-type="float">
            <text:p>-177</text:p>
          </table:table-cell>
          <table:table-cell table:number-columns-repeated="4"/>
        </table:table-row>
        <table:table-row table:style-name="ro1">
          <table:table-cell office:value-type="float" office:value="62399655" calcext:value-type="float">
            <text:p>62399655</text:p>
          </table:table-cell>
          <table:table-cell office:value-type="float" office:value="27.3544538108542" calcext:value-type="float">
            <text:p>27.3544538108542</text:p>
          </table:table-cell>
          <table:table-cell table:formula="of:=[.B108]-[.B107]" office:value-type="float" office:value="-0.15610666759925" calcext:value-type="float">
            <text:p>-0.15610666759925</text:p>
          </table:table-cell>
          <table:table-cell table:formula="of:=[.C108]-[.C107]" office:value-type="float" office:value="0.000416191368476149" calcext:value-type="float">
            <text:p>0.000416191368476149</text:p>
          </table:table-cell>
          <table:table-cell table:formula="of:=[.B108]/[.C108]" office:value-type="float" office:value="-175.229246972829" calcext:value-type="float">
            <text:p>-175</text:p>
          </table:table-cell>
          <table:table-cell table:formula="of:=-([.$A$284]-[.A108])" office:value-type="float" office:value="-176" calcext:value-type="float">
            <text:p>-176</text:p>
          </table:table-cell>
          <table:table-cell table:number-columns-repeated="4"/>
        </table:table-row>
        <table:table-row table:style-name="ro1">
          <table:table-cell office:value-type="float" office:value="62399656" calcext:value-type="float">
            <text:p>62399656</text:p>
          </table:table-cell>
          <table:table-cell office:value-type="float" office:value="27.1987688271973" calcext:value-type="float">
            <text:p>27.1987688271973</text:p>
          </table:table-cell>
          <table:table-cell table:formula="of:=[.B109]-[.B108]" office:value-type="float" office:value="-0.155684983656954" calcext:value-type="float">
            <text:p>-0.155684983656954</text:p>
          </table:table-cell>
          <table:table-cell table:formula="of:=[.C109]-[.C108]" office:value-type="float" office:value="0.000421683942295914" calcext:value-type="float">
            <text:p>0.000421683942295914</text:p>
          </table:table-cell>
          <table:table-cell table:formula="of:=[.B109]/[.C109]" office:value-type="float" office:value="-174.703867953821" calcext:value-type="float">
            <text:p>-175</text:p>
          </table:table-cell>
          <table:table-cell table:formula="of:=-([.$A$284]-[.A109])" office:value-type="float" office:value="-175" calcext:value-type="float">
            <text:p>-175</text:p>
          </table:table-cell>
          <table:table-cell table:number-columns-repeated="4"/>
        </table:table-row>
        <table:table-row table:style-name="ro1">
          <table:table-cell office:value-type="float" office:value="62399657" calcext:value-type="float">
            <text:p>62399657</text:p>
          </table:table-cell>
          <table:table-cell office:value-type="float" office:value="27.0434559800346" calcext:value-type="float">
            <text:p>27.0434559800346</text:p>
          </table:table-cell>
          <table:table-cell table:formula="of:=[.B110]-[.B109]" office:value-type="float" office:value="-0.155312847162662" calcext:value-type="float">
            <text:p>-0.155312847162662</text:p>
          </table:table-cell>
          <table:table-cell table:formula="of:=[.C110]-[.C109]" office:value-type="float" office:value="0.000372136494291908" calcext:value-type="float">
            <text:p>0.000372136494291908</text:p>
          </table:table-cell>
          <table:table-cell table:formula="of:=[.B110]/[.C110]" office:value-type="float" office:value="-174.122466196962" calcext:value-type="float">
            <text:p>-174</text:p>
          </table:table-cell>
          <table:table-cell table:formula="of:=-([.$A$284]-[.A110])" office:value-type="float" office:value="-174" calcext:value-type="float">
            <text:p>-174</text:p>
          </table:table-cell>
          <table:table-cell table:number-columns-repeated="4"/>
        </table:table-row>
        <table:table-row table:style-name="ro1">
          <table:table-cell office:value-type="float" office:value="62399658" calcext:value-type="float">
            <text:p>62399658</text:p>
          </table:table-cell>
          <table:table-cell office:value-type="float" office:value="26.8885458450337" calcext:value-type="float">
            <text:p>26.8885458450337</text:p>
          </table:table-cell>
          <table:table-cell table:formula="of:=[.B111]-[.B110]" office:value-type="float" office:value="-0.154910135000936" calcext:value-type="float">
            <text:p>-0.154910135000936</text:p>
          </table:table-cell>
          <table:table-cell table:formula="of:=[.C111]-[.C110]" office:value-type="float" office:value="0.000402712161726271" calcext:value-type="float">
            <text:p>0.000402712161726271</text:p>
          </table:table-cell>
          <table:table-cell table:formula="of:=[.B111]/[.C111]" office:value-type="float" office:value="-173.575123699113" calcext:value-type="float">
            <text:p>-174</text:p>
          </table:table-cell>
          <table:table-cell table:formula="of:=-([.$A$284]-[.A111])" office:value-type="float" office:value="-173" calcext:value-type="float">
            <text:p>-173</text:p>
          </table:table-cell>
          <table:table-cell table:number-columns-repeated="4"/>
        </table:table-row>
        <table:table-row table:style-name="ro1">
          <table:table-cell office:value-type="float" office:value="62399659" calcext:value-type="float">
            <text:p>62399659</text:p>
          </table:table-cell>
          <table:table-cell office:value-type="float" office:value="26.7340357966044" calcext:value-type="float">
            <text:p>26.7340357966044</text:p>
          </table:table-cell>
          <table:table-cell table:formula="of:=[.B112]-[.B111]" office:value-type="float" office:value="-0.154510048429241" calcext:value-type="float">
            <text:p>-0.154510048429241</text:p>
          </table:table-cell>
          <table:table-cell table:formula="of:=[.C112]-[.C111]" office:value-type="float" office:value="0.000400086571694658" calcext:value-type="float">
            <text:p>0.000400086571694658</text:p>
          </table:table-cell>
          <table:table-cell table:formula="of:=[.B112]/[.C112]" office:value-type="float" office:value="-173.02457716106" calcext:value-type="float">
            <text:p>-173</text:p>
          </table:table-cell>
          <table:table-cell table:formula="of:=-([.$A$284]-[.A112])" office:value-type="float" office:value="-172" calcext:value-type="float">
            <text:p>-172</text:p>
          </table:table-cell>
          <table:table-cell table:number-columns-repeated="4"/>
        </table:table-row>
        <table:table-row table:style-name="ro1">
          <table:table-cell office:value-type="float" office:value="62399660" calcext:value-type="float">
            <text:p>62399660</text:p>
          </table:table-cell>
          <table:table-cell office:value-type="float" office:value="26.5799386595401" calcext:value-type="float">
            <text:p>26.5799386595401</text:p>
          </table:table-cell>
          <table:table-cell table:formula="of:=[.B113]-[.B112]" office:value-type="float" office:value="-0.154097137064376" calcext:value-type="float">
            <text:p>-0.154097137064376</text:p>
          </table:table-cell>
          <table:table-cell table:formula="of:=[.C113]-[.C112]" office:value-type="float" office:value="0.000412911364865209" calcext:value-type="float">
            <text:p>0.000412911364865209</text:p>
          </table:table-cell>
          <table:table-cell table:formula="of:=[.B113]/[.C113]" office:value-type="float" office:value="-172.488205594864" calcext:value-type="float">
            <text:p>-172</text:p>
          </table:table-cell>
          <table:table-cell table:formula="of:=-([.$A$284]-[.A113])" office:value-type="float" office:value="-171" calcext:value-type="float">
            <text:p>-171</text:p>
          </table:table-cell>
          <table:table-cell table:number-columns-repeated="4"/>
        </table:table-row>
        <table:table-row table:style-name="ro1">
          <table:table-cell office:value-type="float" office:value="62399661" calcext:value-type="float">
            <text:p>62399661</text:p>
          </table:table-cell>
          <table:table-cell office:value-type="float" office:value="26.4262238587088" calcext:value-type="float">
            <text:p>26.4262238587088</text:p>
          </table:table-cell>
          <table:table-cell table:formula="of:=[.B114]-[.B113]" office:value-type="float" office:value="-0.15371480083131" calcext:value-type="float">
            <text:p>-0.15371480083131</text:p>
          </table:table-cell>
          <table:table-cell table:formula="of:=[.C114]-[.C113]" office:value-type="float" office:value="0.000382336233066383" calcext:value-type="float">
            <text:p>0.000382336233066383</text:p>
          </table:table-cell>
          <table:table-cell table:formula="of:=[.B114]/[.C114]" office:value-type="float" office:value="-171.917237089677" calcext:value-type="float">
            <text:p>-172</text:p>
          </table:table-cell>
          <table:table-cell table:formula="of:=-([.$A$284]-[.A114])" office:value-type="float" office:value="-170" calcext:value-type="float">
            <text:p>-170</text:p>
          </table:table-cell>
          <table:table-cell table:number-columns-repeated="4"/>
        </table:table-row>
        <table:table-row table:style-name="ro1">
          <table:table-cell office:value-type="float" office:value="62399662" calcext:value-type="float">
            <text:p>62399662</text:p>
          </table:table-cell>
          <table:table-cell office:value-type="float" office:value="26.2728795682319" calcext:value-type="float">
            <text:p>26.2728795682319</text:p>
          </table:table-cell>
          <table:table-cell table:formula="of:=[.B115]-[.B114]" office:value-type="float" office:value="-0.153344290476824" calcext:value-type="float">
            <text:p>-0.153344290476824</text:p>
          </table:table-cell>
          <table:table-cell table:formula="of:=[.C115]-[.C114]" office:value-type="float" office:value="0.000370510354485987" calcext:value-type="float">
            <text:p>0.000370510354485987</text:p>
          </table:table-cell>
          <table:table-cell table:formula="of:=[.B115]/[.C115]" office:value-type="float" office:value="-171.332623383215" calcext:value-type="float">
            <text:p>-171</text:p>
          </table:table-cell>
          <table:table-cell table:formula="of:=-([.$A$284]-[.A115])" office:value-type="float" office:value="-169" calcext:value-type="float">
            <text:p>-169</text:p>
          </table:table-cell>
          <table:table-cell table:number-columns-repeated="4"/>
        </table:table-row>
        <table:table-row table:style-name="ro1">
          <table:table-cell office:value-type="float" office:value="62399663" calcext:value-type="float">
            <text:p>62399663</text:p>
          </table:table-cell>
          <table:table-cell office:value-type="float" office:value="26.1198621342459" calcext:value-type="float">
            <text:p>26.1198621342459</text:p>
          </table:table-cell>
          <table:table-cell table:formula="of:=[.B116]-[.B115]" office:value-type="float" office:value="-0.153017433986044" calcext:value-type="float">
            <text:p>-0.153017433986044</text:p>
          </table:table-cell>
          <table:table-cell table:formula="of:=[.C116]-[.C115]" office:value-type="float" office:value="0.000326856490779903" calcext:value-type="float">
            <text:p>0.000326856490779903</text:p>
          </table:table-cell>
          <table:table-cell table:formula="of:=[.B116]/[.C116]" office:value-type="float" office:value="-170.698602465313" calcext:value-type="float">
            <text:p>-171</text:p>
          </table:table-cell>
          <table:table-cell table:formula="of:=-([.$A$284]-[.A116])" office:value-type="float" office:value="-168" calcext:value-type="float">
            <text:p>-168</text:p>
          </table:table-cell>
          <table:table-cell table:number-columns-repeated="4"/>
        </table:table-row>
        <table:table-row table:style-name="ro1">
          <table:table-cell office:value-type="float" office:value="62399664" calcext:value-type="float">
            <text:p>62399664</text:p>
          </table:table-cell>
          <table:table-cell office:value-type="float" office:value="25.9671330462245" calcext:value-type="float">
            <text:p>25.9671330462245</text:p>
          </table:table-cell>
          <table:table-cell table:formula="of:=[.B117]-[.B116]" office:value-type="float" office:value="-0.152729088021427" calcext:value-type="float">
            <text:p>-0.152729088021427</text:p>
          </table:table-cell>
          <table:table-cell table:formula="of:=[.C117]-[.C116]" office:value-type="float" office:value="0.000288345964616354" calcext:value-type="float">
            <text:p>0.000288345964616354</text:p>
          </table:table-cell>
          <table:table-cell table:formula="of:=[.B117]/[.C117]" office:value-type="float" office:value="-170.020874102131" calcext:value-type="float">
            <text:p>-170</text:p>
          </table:table-cell>
          <table:table-cell table:formula="of:=-([.$A$284]-[.A117])" office:value-type="float" office:value="-167" calcext:value-type="float">
            <text:p>-167</text:p>
          </table:table-cell>
          <table:table-cell table:number-columns-repeated="4"/>
        </table:table-row>
        <table:table-row table:style-name="ro1">
          <table:table-cell office:value-type="float" office:value="62399665" calcext:value-type="float">
            <text:p>62399665</text:p>
          </table:table-cell>
          <table:table-cell office:value-type="float" office:value="25.8146583309864" calcext:value-type="float">
            <text:p>25.8146583309864</text:p>
          </table:table-cell>
          <table:table-cell table:formula="of:=[.B118]-[.B117]" office:value-type="float" office:value="-0.152474715238089" calcext:value-type="float">
            <text:p>-0.152474715238089</text:p>
          </table:table-cell>
          <table:table-cell table:formula="of:=[.C118]-[.C117]" office:value-type="float" office:value="0.000254372783338397" calcext:value-type="float">
            <text:p>0.000254372783338397</text:p>
          </table:table-cell>
          <table:table-cell table:formula="of:=[.B118]/[.C118]" office:value-type="float" office:value="-169.304519052073" calcext:value-type="float">
            <text:p>-169</text:p>
          </table:table-cell>
          <table:table-cell table:formula="of:=-([.$A$284]-[.A118])" office:value-type="float" office:value="-166" calcext:value-type="float">
            <text:p>-166</text:p>
          </table:table-cell>
          <table:table-cell table:number-columns-repeated="4"/>
        </table:table-row>
        <table:table-row table:style-name="ro1">
          <table:table-cell office:value-type="float" office:value="62399666" calcext:value-type="float">
            <text:p>62399666</text:p>
          </table:table-cell>
          <table:table-cell office:value-type="float" office:value="25.6624080181012" calcext:value-type="float">
            <text:p>25.6624080181012</text:p>
          </table:table-cell>
          <table:table-cell table:formula="of:=[.B119]-[.B118]" office:value-type="float" office:value="-0.152250312885219" calcext:value-type="float">
            <text:p>-0.152250312885219</text:p>
          </table:table-cell>
          <table:table-cell table:formula="of:=[.C119]-[.C118]" office:value-type="float" office:value="0.000224402352870356" calcext:value-type="float">
            <text:p>0.000224402352870356</text:p>
          </table:table-cell>
          <table:table-cell table:formula="of:=[.B119]/[.C119]" office:value-type="float" office:value="-168.554057668492" calcext:value-type="float">
            <text:p>-169</text:p>
          </table:table-cell>
          <table:table-cell table:formula="of:=-([.$A$284]-[.A119])" office:value-type="float" office:value="-165" calcext:value-type="float">
            <text:p>-165</text:p>
          </table:table-cell>
          <table:table-cell table:number-columns-repeated="4"/>
        </table:table-row>
        <table:table-row table:style-name="ro1">
          <table:table-cell office:value-type="float" office:value="62399667" calcext:value-type="float">
            <text:p>62399667</text:p>
          </table:table-cell>
          <table:table-cell office:value-type="float" office:value="25.5103556682815" calcext:value-type="float">
            <text:p>25.5103556682815</text:p>
          </table:table-cell>
          <table:table-cell table:formula="of:=[.B120]-[.B119]" office:value-type="float" office:value="-0.152052349819691" calcext:value-type="float">
            <text:p>-0.152052349819691</text:p>
          </table:table-cell>
          <table:table-cell table:formula="of:=[.C120]-[.C119]" office:value-type="float" office:value="0.000197963065527773" calcext:value-type="float">
            <text:p>0.000197963065527773</text:p>
          </table:table-cell>
          <table:table-cell table:formula="of:=[.B120]/[.C120]" office:value-type="float" office:value="-167.773504970706" calcext:value-type="float">
            <text:p>-168</text:p>
          </table:table-cell>
          <table:table-cell table:formula="of:=-([.$A$284]-[.A120])" office:value-type="float" office:value="-164" calcext:value-type="float">
            <text:p>-164</text:p>
          </table:table-cell>
          <table:table-cell table:number-columns-repeated="4"/>
        </table:table-row>
        <table:table-row table:style-name="ro1">
          <table:table-cell office:value-type="float" office:value="62399668" calcext:value-type="float">
            <text:p>62399668</text:p>
          </table:table-cell>
          <table:table-cell office:value-type="float" office:value="25.3584779573406" calcext:value-type="float">
            <text:p>25.3584779573406</text:p>
          </table:table-cell>
          <table:table-cell table:formula="of:=[.B121]-[.B120]" office:value-type="float" office:value="-0.151877710940862" calcext:value-type="float">
            <text:p>-0.151877710940862</text:p>
          </table:table-cell>
          <table:table-cell table:formula="of:=[.C121]-[.C120]" office:value-type="float" office:value="0.000174638878828404" calcext:value-type="float">
            <text:p>0.000174638878828404</text:p>
          </table:table-cell>
          <table:table-cell table:formula="of:=[.B121]/[.C121]" office:value-type="float" office:value="-166.966421868279" calcext:value-type="float">
            <text:p>-167</text:p>
          </table:table-cell>
          <table:table-cell table:formula="of:=-([.$A$284]-[.A121])" office:value-type="float" office:value="-163" calcext:value-type="float">
            <text:p>-163</text:p>
          </table:table-cell>
          <table:table-cell table:number-columns-repeated="4"/>
        </table:table-row>
        <table:table-row table:style-name="ro1">
          <table:table-cell office:value-type="float" office:value="62399669" calcext:value-type="float">
            <text:p>62399669</text:p>
          </table:table-cell>
          <table:table-cell office:value-type="float" office:value="25.2067543091686" calcext:value-type="float">
            <text:p>25.2067543091686</text:p>
          </table:table-cell>
          <table:table-cell table:formula="of:=[.B122]-[.B121]" office:value-type="float" office:value="-0.151723648172048" calcext:value-type="float">
            <text:p>-0.151723648172048</text:p>
          </table:table-cell>
          <table:table-cell table:formula="of:=[.C122]-[.C121]" office:value-type="float" office:value="0.000154062768814356" calcext:value-type="float">
            <text:p>0.000154062768814356</text:p>
          </table:table-cell>
          <table:table-cell table:formula="of:=[.B122]/[.C122]" office:value-type="float" office:value="-166.135962408346" calcext:value-type="float">
            <text:p>-166</text:p>
          </table:table-cell>
          <table:table-cell table:formula="of:=-([.$A$284]-[.A122])" office:value-type="float" office:value="-162" calcext:value-type="float">
            <text:p>-162</text:p>
          </table:table-cell>
          <table:table-cell table:number-columns-repeated="4"/>
        </table:table-row>
        <table:table-row table:style-name="ro1">
          <table:table-cell office:value-type="float" office:value="62399670" calcext:value-type="float">
            <text:p>62399670</text:p>
          </table:table-cell>
          <table:table-cell office:value-type="float" office:value="25.0551665719511" calcext:value-type="float">
            <text:p>25.0551665719511</text:p>
          </table:table-cell>
          <table:table-cell table:formula="of:=[.B123]-[.B122]" office:value-type="float" office:value="-0.151587737217426" calcext:value-type="float">
            <text:p>-0.151587737217426</text:p>
          </table:table-cell>
          <table:table-cell table:formula="of:=[.C123]-[.C122]" office:value-type="float" office:value="0.000135910954622176" calcext:value-type="float">
            <text:p>0.000135910954622176</text:p>
          </table:table-cell>
          <table:table-cell table:formula="of:=[.B123]/[.C123]" office:value-type="float" office:value="-165.284917051133" calcext:value-type="float">
            <text:p>-165</text:p>
          </table:table-cell>
          <table:table-cell table:formula="of:=-([.$A$284]-[.A123])" office:value-type="float" office:value="-161" calcext:value-type="float">
            <text:p>-161</text:p>
          </table:table-cell>
          <table:table-cell table:number-columns-repeated="4"/>
        </table:table-row>
        <table:table-row table:style-name="ro1">
          <table:table-cell office:value-type="float" office:value="62399671" calcext:value-type="float">
            <text:p>62399671</text:p>
          </table:table-cell>
          <table:table-cell office:value-type="float" office:value="24.9036987325372" calcext:value-type="float">
            <text:p>24.9036987325372</text:p>
          </table:table-cell>
          <table:table-cell table:formula="of:=[.B124]-[.B123]" office:value-type="float" office:value="-0.1514678394139" calcext:value-type="float">
            <text:p>-0.1514678394139</text:p>
          </table:table-cell>
          <table:table-cell table:formula="of:=[.C124]-[.C123]" office:value-type="float" office:value="0.000119897803525504" calcext:value-type="float">
            <text:p>0.000119897803525504</text:p>
          </table:table-cell>
          <table:table-cell table:formula="of:=[.B124]/[.C124]" office:value-type="float" office:value="-164.415752075828" calcext:value-type="float">
            <text:p>-164</text:p>
          </table:table-cell>
          <table:table-cell table:formula="of:=-([.$A$284]-[.A124])" office:value-type="float" office:value="-160" calcext:value-type="float">
            <text:p>-160</text:p>
          </table:table-cell>
          <table:table-cell table:number-columns-repeated="4"/>
        </table:table-row>
        <table:table-row table:style-name="ro1">
          <table:table-cell office:value-type="float" office:value="62399672" calcext:value-type="float">
            <text:p>62399672</text:p>
          </table:table-cell>
          <table:table-cell office:value-type="float" office:value="24.7523366644596" calcext:value-type="float">
            <text:p>24.7523366644596</text:p>
          </table:table-cell>
          <table:table-cell table:formula="of:=[.B125]-[.B124]" office:value-type="float" office:value="-0.151362068077585" calcext:value-type="float">
            <text:p>-0.151362068077585</text:p>
          </table:table-cell>
          <table:table-cell table:formula="of:=[.C125]-[.C124]" office:value-type="float" office:value="0.000105771336315286" calcext:value-type="float">
            <text:p>0.000105771336315286</text:p>
          </table:table-cell>
          <table:table-cell table:formula="of:=[.B125]/[.C125]" office:value-type="float" office:value="-163.530645285397" calcext:value-type="float">
            <text:p>-164</text:p>
          </table:table-cell>
          <table:table-cell table:formula="of:=-([.$A$284]-[.A125])" office:value-type="float" office:value="-159" calcext:value-type="float">
            <text:p>-159</text:p>
          </table:table-cell>
          <table:table-cell table:number-columns-repeated="4"/>
        </table:table-row>
        <table:table-row table:style-name="ro1">
          <table:table-cell office:value-type="float" office:value="62399673" calcext:value-type="float">
            <text:p>62399673</text:p>
          </table:table-cell>
          <table:table-cell office:value-type="float" office:value="24.6010679056442" calcext:value-type="float">
            <text:p>24.6010679056442</text:p>
          </table:table-cell>
          <table:table-cell table:formula="of:=[.B126]-[.B125]" office:value-type="float" office:value="-0.151268758815391" calcext:value-type="float">
            <text:p>-0.151268758815391</text:p>
          </table:table-cell>
          <table:table-cell table:formula="of:=[.C126]-[.C125]" office:value-type="float" office:value="0.0000933092621941967" calcext:value-type="float">
            <text:p>9.33092621941967E-05</text:p>
          </table:table-cell>
          <table:table-cell table:formula="of:=[.B126]/[.C126]" office:value-type="float" office:value="-162.631518221601" calcext:value-type="float">
            <text:p>-163</text:p>
          </table:table-cell>
          <table:table-cell table:formula="of:=-([.$A$284]-[.A126])" office:value-type="float" office:value="-158" calcext:value-type="float">
            <text:p>-158</text:p>
          </table:table-cell>
          <table:table-cell table:number-columns-repeated="4"/>
        </table:table-row>
        <table:table-row table:style-name="ro1">
          <table:table-cell office:value-type="float" office:value="62399674" calcext:value-type="float">
            <text:p>62399674</text:p>
          </table:table-cell>
          <table:table-cell office:value-type="float" office:value="24.4498814623097" calcext:value-type="float">
            <text:p>24.4498814623097</text:p>
          </table:table-cell>
          <table:table-cell table:formula="of:=[.B127]-[.B126]" office:value-type="float" office:value="-0.151186443334517" calcext:value-type="float">
            <text:p>-0.151186443334517</text:p>
          </table:table-cell>
          <table:table-cell table:formula="of:=[.C127]-[.C126]" office:value-type="float" office:value="0.0000823154808742288" calcext:value-type="float">
            <text:p>8.23154808742288E-05</text:p>
          </table:table-cell>
          <table:table-cell table:formula="of:=[.B127]/[.C127]" office:value-type="float" office:value="-161.720065126552" calcext:value-type="float">
            <text:p>-162</text:p>
          </table:table-cell>
          <table:table-cell table:formula="of:=-([.$A$284]-[.A127])" office:value-type="float" office:value="-157" calcext:value-type="float">
            <text:p>-157</text:p>
          </table:table-cell>
          <table:table-cell table:number-columns-repeated="4"/>
        </table:table-row>
        <table:table-row table:style-name="ro1">
          <table:table-cell office:value-type="float" office:value="62399675" calcext:value-type="float">
            <text:p>62399675</text:p>
          </table:table-cell>
          <table:table-cell office:value-type="float" office:value="24.298767635972" calcext:value-type="float">
            <text:p>24.298767635972</text:p>
          </table:table-cell>
          <table:table-cell table:formula="of:=[.B128]-[.B127]" office:value-type="float" office:value="-0.151113826337745" calcext:value-type="float">
            <text:p>-0.151113826337745</text:p>
          </table:table-cell>
          <table:table-cell table:formula="of:=[.C128]-[.C127]" office:value-type="float" office:value="0.000072616996771302" calcext:value-type="float">
            <text:p>7.2616996771302E-05</text:p>
          </table:table-cell>
          <table:table-cell table:formula="of:=[.B128]/[.C128]" office:value-type="float" office:value="-160.797778898559" calcext:value-type="float">
            <text:p>-161</text:p>
          </table:table-cell>
          <table:table-cell table:formula="of:=-([.$A$284]-[.A128])" office:value-type="float" office:value="-156" calcext:value-type="float">
            <text:p>-156</text:p>
          </table:table-cell>
          <table:table-cell table:number-columns-repeated="4"/>
        </table:table-row>
        <table:table-row table:style-name="ro1">
          <table:table-cell office:value-type="float" office:value="62399676" calcext:value-type="float">
            <text:p>62399676</text:p>
          </table:table-cell>
          <table:table-cell office:value-type="float" office:value="24.147717870831" calcext:value-type="float">
            <text:p>24.147717870831</text:p>
          </table:table-cell>
          <table:table-cell table:formula="of:=[.B129]-[.B128]" office:value-type="float" office:value="-0.151049765140947" calcext:value-type="float">
            <text:p>-0.151049765140947</text:p>
          </table:table-cell>
          <table:table-cell table:formula="of:=[.C129]-[.C128]" office:value-type="float" office:value="0.0000640611967988036" calcext:value-type="float">
            <text:p>6.40611967988036E-05</text:p>
          </table:table-cell>
          <table:table-cell table:formula="of:=[.B129]/[.C129]" office:value-type="float" office:value="-159.865974291972" calcext:value-type="float">
            <text:p>-160</text:p>
          </table:table-cell>
          <table:table-cell table:formula="of:=-([.$A$284]-[.A129])" office:value-type="float" office:value="-155" calcext:value-type="float">
            <text:p>-155</text:p>
          </table:table-cell>
          <table:table-cell table:number-columns-repeated="4"/>
        </table:table-row>
        <table:table-row table:style-name="ro1">
          <table:table-cell office:value-type="float" office:value="62399677" calcext:value-type="float">
            <text:p>62399677</text:p>
          </table:table-cell>
          <table:table-cell office:value-type="float" office:value="23.996724619139" calcext:value-type="float">
            <text:p>23.996724619139</text:p>
          </table:table-cell>
          <table:table-cell table:formula="of:=[.B130]-[.B129]" office:value-type="float" office:value="-0.150993251692057" calcext:value-type="float">
            <text:p>-0.150993251692057</text:p>
          </table:table-cell>
          <table:table-cell table:formula="of:=[.C130]-[.C129]" office:value-type="float" office:value="0.0000565134488894614" calcext:value-type="float">
            <text:p>5.65134488894614E-05</text:p>
          </table:table-cell>
          <table:table-cell table:formula="of:=[.B130]/[.C130]" office:value-type="float" office:value="-158.925808605533" calcext:value-type="float">
            <text:p>-159</text:p>
          </table:table-cell>
          <table:table-cell table:formula="of:=-([.$A$284]-[.A130])" office:value-type="float" office:value="-154" calcext:value-type="float">
            <text:p>-154</text:p>
          </table:table-cell>
          <table:table-cell table:number-columns-repeated="4"/>
        </table:table-row>
        <table:table-row table:style-name="ro1">
          <table:table-cell office:value-type="float" office:value="62399678" calcext:value-type="float">
            <text:p>62399678</text:p>
          </table:table-cell>
          <table:table-cell office:value-type="float" office:value="23.8457812224304" calcext:value-type="float">
            <text:p>23.8457812224304</text:p>
          </table:table-cell>
          <table:table-cell table:formula="of:=[.B131]-[.B130]" office:value-type="float" office:value="-0.15094339670862" calcext:value-type="float">
            <text:p>-0.15094339670862</text:p>
          </table:table-cell>
          <table:table-cell table:formula="of:=[.C131]-[.C130]" office:value-type="float" office:value="0.0000498549834375694" calcext:value-type="float">
            <text:p>4.98549834375694E-05</text:p>
          </table:table-cell>
          <table:table-cell table:formula="of:=[.B131]/[.C131]" office:value-type="float" office:value="-157.978300093923" calcext:value-type="float">
            <text:p>-158</text:p>
          </table:table-cell>
          <table:table-cell table:formula="of:=-([.$A$284]-[.A131])" office:value-type="float" office:value="-153" calcext:value-type="float">
            <text:p>-153</text:p>
          </table:table-cell>
          <table:table-cell table:number-columns-repeated="4"/>
        </table:table-row>
        <table:table-row table:style-name="ro1">
          <table:table-cell office:value-type="float" office:value="62399679" calcext:value-type="float">
            <text:p>62399679</text:p>
          </table:table-cell>
          <table:table-cell office:value-type="float" office:value="23.6948818067461" calcext:value-type="float">
            <text:p>23.6948818067461</text:p>
          </table:table-cell>
          <table:table-cell table:formula="of:=[.B132]-[.B131]" office:value-type="float" office:value="-0.15089941568424" calcext:value-type="float">
            <text:p>-0.15089941568424</text:p>
          </table:table-cell>
          <table:table-cell table:formula="of:=[.C132]-[.C131]" office:value-type="float" office:value="0.0000439810243797467" calcext:value-type="float">
            <text:p>4.39810243797467E-05</text:p>
          </table:table-cell>
          <table:table-cell table:formula="of:=[.B132]/[.C132]" office:value-type="float" office:value="-157.024344324356" calcext:value-type="float">
            <text:p>-157</text:p>
          </table:table-cell>
          <table:table-cell table:formula="of:=-([.$A$284]-[.A132])" office:value-type="float" office:value="-152" calcext:value-type="float">
            <text:p>-152</text:p>
          </table:table-cell>
          <table:table-cell table:number-columns-repeated="4"/>
        </table:table-row>
        <table:table-row table:style-name="ro1">
          <table:table-cell office:value-type="float" office:value="62399680" calcext:value-type="float">
            <text:p>62399680</text:p>
          </table:table-cell>
          <table:table-cell office:value-type="float" office:value="23.5440211902024" calcext:value-type="float">
            <text:p>23.5440211902024</text:p>
          </table:table-cell>
          <table:table-cell table:formula="of:=[.B133]-[.B132]" office:value-type="float" office:value="-0.150860616543767" calcext:value-type="float">
            <text:p>-0.150860616543767</text:p>
          </table:table-cell>
          <table:table-cell table:formula="of:=[.C133]-[.C132]" office:value-type="float" office:value="0.0000387991404728894" calcext:value-type="float">
            <text:p>3.87991404728894E-05</text:p>
          </table:table-cell>
          <table:table-cell table:formula="of:=[.B133]/[.C133]" office:value-type="float" office:value="-156.064728685315" calcext:value-type="float">
            <text:p>-156</text:p>
          </table:table-cell>
          <table:table-cell table:formula="of:=-([.$A$284]-[.A133])" office:value-type="float" office:value="-151" calcext:value-type="float">
            <text:p>-151</text:p>
          </table:table-cell>
          <table:table-cell table:number-columns-repeated="4"/>
        </table:table-row>
        <table:table-row table:style-name="ro1">
          <table:table-cell office:value-type="float" office:value="62399681" calcext:value-type="float">
            <text:p>62399681</text:p>
          </table:table-cell>
          <table:table-cell office:value-type="float" office:value="23.3931948014494" calcext:value-type="float">
            <text:p>23.3931948014494</text:p>
          </table:table-cell>
          <table:table-cell table:formula="of:=[.B134]-[.B133]" office:value-type="float" office:value="-0.150826388752975" calcext:value-type="float">
            <text:p>-0.150826388752975</text:p>
          </table:table-cell>
          <table:table-cell table:formula="of:=[.C134]-[.C133]" office:value-type="float" office:value="0.0000342277907918742" calcext:value-type="float">
            <text:p>3.42277907918742E-05</text:p>
          </table:table-cell>
          <table:table-cell table:formula="of:=[.B134]/[.C134]" office:value-type="float" office:value="-155.100145238928" calcext:value-type="float">
            <text:p>-155</text:p>
          </table:table-cell>
          <table:table-cell table:formula="of:=-([.$A$284]-[.A134])" office:value-type="float" office:value="-150" calcext:value-type="float">
            <text:p>-150</text:p>
          </table:table-cell>
          <table:table-cell table:number-columns-repeated="4"/>
        </table:table-row>
        <table:table-row table:style-name="ro1">
          <table:table-cell office:value-type="float" office:value="62399682" calcext:value-type="float">
            <text:p>62399682</text:p>
          </table:table-cell>
          <table:table-cell office:value-type="float" office:value="23.2424278678165" calcext:value-type="float">
            <text:p>23.2424278678165</text:p>
          </table:table-cell>
          <table:table-cell table:formula="of:=[.B135]-[.B134]" office:value-type="float" office:value="-0.150766933632909" calcext:value-type="float">
            <text:p>-0.150766933632909</text:p>
          </table:table-cell>
          <table:table-cell table:formula="of:=[.C135]-[.C134]" office:value-type="float" office:value="0.0000594551200663318" calcext:value-type="float">
            <text:p>5.94551200663318E-05</text:p>
          </table:table-cell>
          <table:table-cell table:formula="of:=[.B135]/[.C135]" office:value-type="float" office:value="-154.161309166158" calcext:value-type="float">
            <text:p>-154</text:p>
          </table:table-cell>
          <table:table-cell table:formula="of:=-([.$A$284]-[.A135])" office:value-type="float" office:value="-149" calcext:value-type="float">
            <text:p>-149</text:p>
          </table:table-cell>
          <table:table-cell table:number-columns-repeated="4"/>
        </table:table-row>
        <table:table-row table:style-name="ro1">
          <table:table-cell office:value-type="float" office:value="62399683" calcext:value-type="float">
            <text:p>62399683</text:p>
          </table:table-cell>
          <table:table-cell office:value-type="float" office:value="23.0917265815587" calcext:value-type="float">
            <text:p>23.0917265815587</text:p>
          </table:table-cell>
          <table:table-cell table:formula="of:=[.B136]-[.B135]" office:value-type="float" office:value="-0.150701286257799" calcext:value-type="float">
            <text:p>-0.150701286257799</text:p>
          </table:table-cell>
          <table:table-cell table:formula="of:=[.C136]-[.C135]" office:value-type="float" office:value="0.000065647375109279" calcext:value-type="float">
            <text:p>6.5647375109279E-05</text:p>
          </table:table-cell>
          <table:table-cell table:formula="of:=[.B136]/[.C136]" office:value-type="float" office:value="-153.22846377075" calcext:value-type="float">
            <text:p>-153</text:p>
          </table:table-cell>
          <table:table-cell table:formula="of:=-([.$A$284]-[.A136])" office:value-type="float" office:value="-148" calcext:value-type="float">
            <text:p>-148</text:p>
          </table:table-cell>
          <table:table-cell table:number-columns-repeated="4"/>
        </table:table-row>
        <table:table-row table:style-name="ro1">
          <table:table-cell office:value-type="float" office:value="62399684" calcext:value-type="float">
            <text:p>62399684</text:p>
          </table:table-cell>
          <table:table-cell office:value-type="float" office:value="22.9410832041227" calcext:value-type="float">
            <text:p>22.9410832041227</text:p>
          </table:table-cell>
          <table:table-cell table:formula="of:=[.B137]-[.B136]" office:value-type="float" office:value="-0.150643377435973" calcext:value-type="float">
            <text:p>-0.150643377435973</text:p>
          </table:table-cell>
          <table:table-cell table:formula="of:=[.C137]-[.C136]" office:value-type="float" office:value="0.0000579088218266577" calcext:value-type="float">
            <text:p>5.79088218266577E-05</text:p>
          </table:table-cell>
          <table:table-cell table:formula="of:=[.B137]/[.C137]" office:value-type="float" office:value="-152.287366325634" calcext:value-type="float">
            <text:p>-152</text:p>
          </table:table-cell>
          <table:table-cell table:formula="of:=-([.$A$284]-[.A137])" office:value-type="float" office:value="-147" calcext:value-type="float">
            <text:p>-147</text:p>
          </table:table-cell>
          <table:table-cell table:number-columns-repeated="4"/>
        </table:table-row>
        <table:table-row table:style-name="ro1">
          <table:table-cell office:value-type="float" office:value="62399685" calcext:value-type="float">
            <text:p>62399685</text:p>
          </table:table-cell>
          <table:table-cell office:value-type="float" office:value="22.7905144450902" calcext:value-type="float">
            <text:p>22.7905144450902</text:p>
          </table:table-cell>
          <table:table-cell table:formula="of:=[.B138]-[.B137]" office:value-type="float" office:value="-0.150568759032534" calcext:value-type="float">
            <text:p>-0.150568759032534</text:p>
          </table:table-cell>
          <table:table-cell table:formula="of:=[.C138]-[.C137]" office:value-type="float" office:value="0.0000746184034383646" calcext:value-type="float">
            <text:p>7.46184034383646E-05</text:p>
          </table:table-cell>
          <table:table-cell table:formula="of:=[.B138]/[.C138]" office:value-type="float" office:value="-151.362836431199" calcext:value-type="float">
            <text:p>-151</text:p>
          </table:table-cell>
          <table:table-cell table:formula="of:=-([.$A$284]-[.A138])" office:value-type="float" office:value="-146" calcext:value-type="float">
            <text:p>-146</text:p>
          </table:table-cell>
          <table:table-cell table:number-columns-repeated="4"/>
        </table:table-row>
        <table:table-row table:style-name="ro1">
          <table:table-cell office:value-type="float" office:value="62399686" calcext:value-type="float">
            <text:p>62399686</text:p>
          </table:table-cell>
          <table:table-cell office:value-type="float" office:value="22.6400115059265" calcext:value-type="float">
            <text:p>22.6400115059265</text:p>
          </table:table-cell>
          <table:table-cell table:formula="of:=[.B139]-[.B138]" office:value-type="float" office:value="-0.150502939163623" calcext:value-type="float">
            <text:p>-0.150502939163623</text:p>
          </table:table-cell>
          <table:table-cell table:formula="of:=[.C139]-[.C138]" office:value-type="float" office:value="0.0000658198689116318" calcext:value-type="float">
            <text:p>6.58198689116318E-05</text:p>
          </table:table-cell>
          <table:table-cell table:formula="of:=[.B139]/[.C139]" office:value-type="float" office:value="-150.429032361374" calcext:value-type="float">
            <text:p>-150</text:p>
          </table:table-cell>
          <table:table-cell table:formula="of:=-([.$A$284]-[.A139])" office:value-type="float" office:value="-145" calcext:value-type="float">
            <text:p>-145</text:p>
          </table:table-cell>
          <table:table-cell table:number-columns-repeated="4"/>
        </table:table-row>
        <table:table-row table:style-name="ro1">
          <table:table-cell office:value-type="float" office:value="62399687" calcext:value-type="float">
            <text:p>62399687</text:p>
          </table:table-cell>
          <table:table-cell office:value-type="float" office:value="22.4895666255654" calcext:value-type="float">
            <text:p>22.4895666255654</text:p>
          </table:table-cell>
          <table:table-cell table:formula="of:=[.B140]-[.B139]" office:value-type="float" office:value="-0.150444880361178" calcext:value-type="float">
            <text:p>-0.150444880361178</text:p>
          </table:table-cell>
          <table:table-cell table:formula="of:=[.C140]-[.C139]" office:value-type="float" office:value="0.0000580588024448048" calcext:value-type="float">
            <text:p>5.80588024448048E-05</text:p>
          </table:table-cell>
          <table:table-cell table:formula="of:=[.B140]/[.C140]" office:value-type="float" office:value="-149.487085047852" calcext:value-type="float">
            <text:p>-149</text:p>
          </table:table-cell>
          <table:table-cell table:formula="of:=-([.$A$284]-[.A140])" office:value-type="float" office:value="-144" calcext:value-type="float">
            <text:p>-144</text:p>
          </table:table-cell>
          <table:table-cell table:number-columns-repeated="4"/>
        </table:table-row>
        <table:table-row table:style-name="ro1">
          <table:table-cell office:value-type="float" office:value="62399688" calcext:value-type="float">
            <text:p>62399688</text:p>
          </table:table-cell>
          <table:table-cell office:value-type="float" office:value="22.3391729580765" calcext:value-type="float">
            <text:p>22.3391729580765</text:p>
          </table:table-cell>
          <table:table-cell table:formula="of:=[.B141]-[.B140]" office:value-type="float" office:value="-0.150393667488885" calcext:value-type="float">
            <text:p>-0.150393667488885</text:p>
          </table:table-cell>
          <table:table-cell table:formula="of:=[.C141]-[.C140]" office:value-type="float" office:value="0.0000512128722931493" calcext:value-type="float">
            <text:p>5.12128722931493E-05</text:p>
          </table:table-cell>
          <table:table-cell table:formula="of:=[.B141]/[.C141]" office:value-type="float" office:value="-148.537989205746" calcext:value-type="float">
            <text:p>-149</text:p>
          </table:table-cell>
          <table:table-cell table:formula="of:=-([.$A$284]-[.A141])" office:value-type="float" office:value="-143" calcext:value-type="float">
            <text:p>-143</text:p>
          </table:table-cell>
          <table:table-cell table:number-columns-repeated="4"/>
        </table:table-row>
        <table:table-row table:style-name="ro1">
          <table:table-cell office:value-type="float" office:value="62399689" calcext:value-type="float">
            <text:p>62399689</text:p>
          </table:table-cell>
          <table:table-cell office:value-type="float" office:value="22.1888244647589" calcext:value-type="float">
            <text:p>22.1888244647589</text:p>
          </table:table-cell>
          <table:table-cell table:formula="of:=[.B142]-[.B141]" office:value-type="float" office:value="-0.150348493317555" calcext:value-type="float">
            <text:p>-0.150348493317555</text:p>
          </table:table-cell>
          <table:table-cell table:formula="of:=[.C142]-[.C141]" office:value-type="float" office:value="0.0000451741713298759" calcext:value-type="float">
            <text:p>4.51741713298759E-05</text:p>
          </table:table-cell>
          <table:table-cell table:formula="of:=[.B142]/[.C142]" office:value-type="float" office:value="-147.582619387434" calcext:value-type="float">
            <text:p>-148</text:p>
          </table:table-cell>
          <table:table-cell table:formula="of:=-([.$A$284]-[.A142])" office:value-type="float" office:value="-142" calcext:value-type="float">
            <text:p>-142</text:p>
          </table:table-cell>
          <table:table-cell table:number-columns-repeated="4"/>
        </table:table-row>
        <table:table-row table:style-name="ro1">
          <table:table-cell office:value-type="float" office:value="62399690" calcext:value-type="float">
            <text:p>62399690</text:p>
          </table:table-cell>
          <table:table-cell office:value-type="float" office:value="22.0385158189575" calcext:value-type="float">
            <text:p>22.0385158189575</text:p>
          </table:table-cell>
          <table:table-cell table:formula="of:=[.B143]-[.B142]" office:value-type="float" office:value="-0.150308645801417" calcext:value-type="float">
            <text:p>-0.150308645801417</text:p>
          </table:table-cell>
          <table:table-cell table:formula="of:=[.C143]-[.C142]" office:value-type="float" office:value="0.0000398475161382805" calcext:value-type="float">
            <text:p>3.98475161382805E-05</text:p>
          </table:table-cell>
          <table:table-cell table:formula="of:=[.B143]/[.C143]" office:value-type="float" office:value="-146.621744221381" calcext:value-type="float">
            <text:p>-147</text:p>
          </table:table-cell>
          <table:table-cell table:formula="of:=-([.$A$284]-[.A143])" office:value-type="float" office:value="-141" calcext:value-type="float">
            <text:p>-141</text:p>
          </table:table-cell>
          <table:table-cell table:number-columns-repeated="4"/>
        </table:table-row>
        <table:table-row table:style-name="ro1">
          <table:table-cell office:value-type="float" office:value="62399691" calcext:value-type="float">
            <text:p>62399691</text:p>
          </table:table-cell>
          <table:table-cell office:value-type="float" office:value="21.8882423221028" calcext:value-type="float">
            <text:p>21.8882423221028</text:p>
          </table:table-cell>
          <table:table-cell table:formula="of:=[.B144]-[.B143]" office:value-type="float" office:value="-0.15027349685467" calcext:value-type="float">
            <text:p>-0.15027349685467</text:p>
          </table:table-cell>
          <table:table-cell table:formula="of:=[.C144]-[.C143]" office:value-type="float" office:value="0.0000351489467469435" calcext:value-type="float">
            <text:p>3.51489467469435E-05</text:p>
          </table:table-cell>
          <table:table-cell table:formula="of:=[.B144]/[.C144]" office:value-type="float" office:value="-145.656039023775" calcext:value-type="float">
            <text:p>-146</text:p>
          </table:table-cell>
          <table:table-cell table:formula="of:=-([.$A$284]-[.A144])" office:value-type="float" office:value="-140" calcext:value-type="float">
            <text:p>-140</text:p>
          </table:table-cell>
          <table:table-cell table:number-columns-repeated="4"/>
        </table:table-row>
        <table:table-row table:style-name="ro1">
          <table:table-cell office:value-type="float" office:value="62399692" calcext:value-type="float">
            <text:p>62399692</text:p>
          </table:table-cell>
          <table:table-cell office:value-type="float" office:value="21.7379998296514" calcext:value-type="float">
            <text:p>21.7379998296514</text:p>
          </table:table-cell>
          <table:table-cell table:formula="of:=[.B145]-[.B144]" office:value-type="float" office:value="-0.150242492451454" calcext:value-type="float">
            <text:p>-0.150242492451454</text:p>
          </table:table-cell>
          <table:table-cell table:formula="of:=[.C145]-[.C144]" office:value-type="float" office:value="0.0000310044032154622" calcext:value-type="float">
            <text:p>3.10044032154622E-05</text:p>
          </table:table-cell>
          <table:table-cell table:formula="of:=[.B145]/[.C145]" office:value-type="float" office:value="-144.686096955395" calcext:value-type="float">
            <text:p>-145</text:p>
          </table:table-cell>
          <table:table-cell table:formula="of:=-([.$A$284]-[.A145])" office:value-type="float" office:value="-139" calcext:value-type="float">
            <text:p>-139</text:p>
          </table:table-cell>
          <table:table-cell table:number-columns-repeated="4"/>
        </table:table-row>
        <table:table-row table:style-name="ro1">
          <table:table-cell office:value-type="float" office:value="62399693" calcext:value-type="float">
            <text:p>62399693</text:p>
          </table:table-cell>
          <table:table-cell office:value-type="float" office:value="21.5877846857582" calcext:value-type="float">
            <text:p>21.5877846857582</text:p>
          </table:table-cell>
          <table:table-cell table:formula="of:=[.B146]-[.B145]" office:value-type="float" office:value="-0.150215143893174" calcext:value-type="float">
            <text:p>-0.150215143893174</text:p>
          </table:table-cell>
          <table:table-cell table:formula="of:=[.C146]-[.C145]" office:value-type="float" office:value="0.000027348558280238" calcext:value-type="float">
            <text:p>2.7348558280238E-05</text:p>
          </table:table-cell>
          <table:table-cell table:formula="of:=[.B146]/[.C146]" office:value-type="float" office:value="-143.712438881065" calcext:value-type="float">
            <text:p>-144</text:p>
          </table:table-cell>
          <table:table-cell table:formula="of:=-([.$A$284]-[.A146])" office:value-type="float" office:value="-138" calcext:value-type="float">
            <text:p>-138</text:p>
          </table:table-cell>
          <table:table-cell table:number-columns-repeated="4"/>
        </table:table-row>
        <table:table-row table:style-name="ro1">
          <table:table-cell office:value-type="float" office:value="62399694" calcext:value-type="float">
            <text:p>62399694</text:p>
          </table:table-cell>
          <table:table-cell office:value-type="float" office:value="21.4375936656527" calcext:value-type="float">
            <text:p>21.4375936656527</text:p>
          </table:table-cell>
          <table:table-cell table:formula="of:=[.B147]-[.B146]" office:value-type="float" office:value="-0.150191020105499" calcext:value-type="float">
            <text:p>-0.150191020105499</text:p>
          </table:table-cell>
          <table:table-cell table:formula="of:=[.C147]-[.C146]" office:value-type="float" office:value="0.0000241237876750233" calcext:value-type="float">
            <text:p>2.41237876750233E-05</text:p>
          </table:table-cell>
          <table:table-cell table:formula="of:=[.B147]/[.C147]" office:value-type="float" office:value="-142.735522074451" calcext:value-type="float">
            <text:p>-143</text:p>
          </table:table-cell>
          <table:table-cell table:formula="of:=-([.$A$284]-[.A147])" office:value-type="float" office:value="-137" calcext:value-type="float">
            <text:p>-137</text:p>
          </table:table-cell>
          <table:table-cell table:number-columns-repeated="4"/>
        </table:table-row>
        <table:table-row table:style-name="ro1">
          <table:table-cell office:value-type="float" office:value="62399695" calcext:value-type="float">
            <text:p>62399695</text:p>
          </table:table-cell>
          <table:table-cell office:value-type="float" office:value="21.287423924809" calcext:value-type="float">
            <text:p>21.287423924809</text:p>
          </table:table-cell>
          <table:table-cell table:formula="of:=[.B148]-[.B147]" office:value-type="float" office:value="-0.15016974084369" calcext:value-type="float">
            <text:p>-0.15016974084369</text:p>
          </table:table-cell>
          <table:table-cell table:formula="of:=[.C148]-[.C147]" office:value-type="float" office:value="0.0000212792618086155" calcext:value-type="float">
            <text:p>2.12792618086155E-05</text:p>
          </table:table-cell>
          <table:table-cell table:formula="of:=[.B148]/[.C148]" office:value-type="float" office:value="-141.755747897087" calcext:value-type="float">
            <text:p>-142</text:p>
          </table:table-cell>
          <table:table-cell table:formula="of:=-([.$A$284]-[.A148])" office:value-type="float" office:value="-136" calcext:value-type="float">
            <text:p>-136</text:p>
          </table:table-cell>
          <table:table-cell table:number-columns-repeated="4"/>
        </table:table-row>
        <table:table-row table:style-name="ro1">
          <table:table-cell office:value-type="float" office:value="62399696" calcext:value-type="float">
            <text:p>62399696</text:p>
          </table:table-cell>
          <table:table-cell office:value-type="float" office:value="21.1372729541099" calcext:value-type="float">
            <text:p>21.1372729541099</text:p>
          </table:table-cell>
          <table:table-cell table:formula="of:=[.B149]-[.B148]" office:value-type="float" office:value="-0.150150970699084" calcext:value-type="float">
            <text:p>-0.150150970699084</text:p>
          </table:table-cell>
          <table:table-cell table:formula="of:=[.C149]-[.C148]" office:value-type="float" office:value="0.0000187701446066058" calcext:value-type="float">
            <text:p>1.87701446066058E-05</text:p>
          </table:table-cell>
          <table:table-cell table:formula="of:=[.B149]/[.C149]" office:value-type="float" office:value="-140.773468567652" calcext:value-type="float">
            <text:p>-141</text:p>
          </table:table-cell>
          <table:table-cell table:formula="of:=-([.$A$284]-[.A149])" office:value-type="float" office:value="-135" calcext:value-type="float">
            <text:p>-135</text:p>
          </table:table-cell>
          <table:table-cell table:number-columns-repeated="4"/>
        </table:table-row>
        <table:table-row table:style-name="ro1">
          <table:table-cell office:value-type="float" office:value="62399697" calcext:value-type="float">
            <text:p>62399697</text:p>
          </table:table-cell>
          <table:table-cell office:value-type="float" office:value="20.9871385402976" calcext:value-type="float">
            <text:p>20.9871385402976</text:p>
          </table:table-cell>
          <table:table-cell table:formula="of:=[.B150]-[.B149]" office:value-type="float" office:value="-0.150134413812303" calcext:value-type="float">
            <text:p>-0.150134413812303</text:p>
          </table:table-cell>
          <table:table-cell table:formula="of:=[.C150]-[.C149]" office:value-type="float" office:value="0.0000165568867807053" calcext:value-type="float">
            <text:p>1.65568867807053E-05</text:p>
          </table:table-cell>
          <table:table-cell table:formula="of:=[.B150]/[.C150]" office:value-type="float" office:value="-139.788993125424" calcext:value-type="float">
            <text:p>-140</text:p>
          </table:table-cell>
          <table:table-cell table:formula="of:=-([.$A$284]-[.A150])" office:value-type="float" office:value="-134" calcext:value-type="float">
            <text:p>-134</text:p>
          </table:table-cell>
          <table:table-cell table:number-columns-repeated="4"/>
        </table:table-row>
        <table:table-row table:style-name="ro1">
          <table:table-cell office:value-type="float" office:value="62399698" calcext:value-type="float">
            <text:p>62399698</text:p>
          </table:table-cell>
          <table:table-cell office:value-type="float" office:value="20.8370187310878" calcext:value-type="float">
            <text:p>20.8370187310878</text:p>
          </table:table-cell>
          <table:table-cell table:formula="of:=[.B151]-[.B150]" office:value-type="float" office:value="-0.150119809209855" calcext:value-type="float">
            <text:p>-0.150119809209855</text:p>
          </table:table-cell>
          <table:table-cell table:formula="of:=[.C151]-[.C150]" office:value-type="float" office:value="0.0000146046024482871" calcext:value-type="float">
            <text:p>1.46046024482871E-05</text:p>
          </table:table-cell>
          <table:table-cell table:formula="of:=[.B151]/[.C151]" office:value-type="float" office:value="-138.802592680886" calcext:value-type="float">
            <text:p>-139</text:p>
          </table:table-cell>
          <table:table-cell table:formula="of:=-([.$A$284]-[.A151])" office:value-type="float" office:value="-133" calcext:value-type="float">
            <text:p>-133</text:p>
          </table:table-cell>
          <table:table-cell table:number-columns-repeated="4"/>
        </table:table-row>
        <table:table-row table:style-name="ro1">
          <table:table-cell office:value-type="float" office:value="62399699" calcext:value-type="float">
            <text:p>62399699</text:p>
          </table:table-cell>
          <table:table-cell office:value-type="float" office:value="20.6869118043972" calcext:value-type="float">
            <text:p>20.6869118043972</text:p>
          </table:table-cell>
          <table:table-cell table:formula="of:=[.B152]-[.B151]" office:value-type="float" office:value="-0.150106926690604" calcext:value-type="float">
            <text:p>-0.150106926690604</text:p>
          </table:table-cell>
          <table:table-cell table:formula="of:=[.C152]-[.C151]" office:value-type="float" office:value="0.0000128825192504678" calcext:value-type="float">
            <text:p>1.28825192504678E-05</text:p>
          </table:table-cell>
          <table:table-cell table:formula="of:=[.B152]/[.C152]" office:value-type="float" office:value="-137.814505036376" calcext:value-type="float">
            <text:p>-138</text:p>
          </table:table-cell>
          <table:table-cell table:formula="of:=-([.$A$284]-[.A152])" office:value-type="float" office:value="-132" calcext:value-type="float">
            <text:p>-132</text:p>
          </table:table-cell>
          <table:table-cell table:number-columns-repeated="4"/>
        </table:table-row>
        <table:table-row table:style-name="ro1">
          <table:table-cell office:value-type="float" office:value="62399700" calcext:value-type="float">
            <text:p>62399700</text:p>
          </table:table-cell>
          <table:table-cell office:value-type="float" office:value="20.5368162411999" calcext:value-type="float">
            <text:p>20.5368162411999</text:p>
          </table:table-cell>
          <table:table-cell table:formula="of:=[.B153]-[.B152]" office:value-type="float" office:value="-0.150095563197294" calcext:value-type="float">
            <text:p>-0.150095563197294</text:p>
          </table:table-cell>
          <table:table-cell table:formula="of:=[.C153]-[.C152]" office:value-type="float" office:value="0.0000113634933107676" calcext:value-type="float">
            <text:p>1.13634933107676E-05</text:p>
          </table:table-cell>
          <table:table-cell table:formula="of:=[.B153]/[.C153]" office:value-type="float" office:value="-136.824938750556" calcext:value-type="float">
            <text:p>-137</text:p>
          </table:table-cell>
          <table:table-cell table:formula="of:=-([.$A$284]-[.A153])" office:value-type="float" office:value="-131" calcext:value-type="float">
            <text:p>-131</text:p>
          </table:table-cell>
          <table:table-cell table:number-columns-repeated="4"/>
        </table:table-row>
        <table:table-row table:style-name="ro1">
          <table:table-cell office:value-type="float" office:value="62399701" calcext:value-type="float">
            <text:p>62399701</text:p>
          </table:table-cell>
          <table:table-cell office:value-type="float" office:value="20.386730701584" calcext:value-type="float">
            <text:p>20.386730701584</text:p>
          </table:table-cell>
          <table:table-cell table:formula="of:=[.B154]-[.B153]" office:value-type="float" office:value="-0.150085539615905" calcext:value-type="float">
            <text:p>-0.150085539615905</text:p>
          </table:table-cell>
          <table:table-cell table:formula="of:=[.C154]-[.C153]" office:value-type="float" office:value="0.0000100235813889071" calcext:value-type="float">
            <text:p>1.00235813889071E-05</text:p>
          </table:table-cell>
          <table:table-cell table:formula="of:=[.B154]/[.C154]" office:value-type="float" office:value="-135.834076712235" calcext:value-type="float">
            <text:p>-136</text:p>
          </table:table-cell>
          <table:table-cell table:formula="of:=-([.$A$284]-[.A154])" office:value-type="float" office:value="-130" calcext:value-type="float">
            <text:p>-130</text:p>
          </table:table-cell>
          <table:table-cell table:number-columns-repeated="4"/>
        </table:table-row>
        <table:table-row table:style-name="ro1">
          <table:table-cell office:value-type="float" office:value="62399702" calcext:value-type="float">
            <text:p>62399702</text:p>
          </table:table-cell>
          <table:table-cell office:value-type="float" office:value="20.2366540036316" calcext:value-type="float">
            <text:p>20.2366540036316</text:p>
          </table:table-cell>
          <table:table-cell table:formula="of:=[.B155]-[.B154]" office:value-type="float" office:value="-0.150076697952414" calcext:value-type="float">
            <text:p>-0.150076697952414</text:p>
          </table:table-cell>
          <table:table-cell table:formula="of:=[.C155]-[.C154]" office:value-type="float" office:value="0.0000088416634902444" calcext:value-type="float">
            <text:p>8.8416634902444E-06</text:p>
          </table:table-cell>
          <table:table-cell table:formula="of:=[.B155]/[.C155]" office:value-type="float" office:value="-134.842079281676" calcext:value-type="float">
            <text:p>-135</text:p>
          </table:table-cell>
          <table:table-cell table:formula="of:=-([.$A$284]-[.A155])" office:value-type="float" office:value="-129" calcext:value-type="float">
            <text:p>-129</text:p>
          </table:table-cell>
          <table:table-cell table:number-columns-repeated="4"/>
        </table:table-row>
        <table:table-row table:style-name="ro1">
          <table:table-cell office:value-type="float" office:value="62399703" calcext:value-type="float">
            <text:p>62399703</text:p>
          </table:table-cell>
          <table:table-cell office:value-type="float" office:value="20.0865851047891" calcext:value-type="float">
            <text:p>20.0865851047891</text:p>
          </table:table-cell>
          <table:table-cell table:formula="of:=[.B156]-[.B155]" office:value-type="float" office:value="-0.150068898842477" calcext:value-type="float">
            <text:p>-0.150068898842477</text:p>
          </table:table-cell>
          <table:table-cell table:formula="of:=[.C156]-[.C155]" office:value-type="float" office:value="0.00000779910993742305" calcext:value-type="float">
            <text:p>7.79910993742305E-06</text:p>
          </table:table-cell>
          <table:table-cell table:formula="of:=[.B156]/[.C156]" office:value-type="float" office:value="-133.849087050831" calcext:value-type="float">
            <text:p>-134</text:p>
          </table:table-cell>
          <table:table-cell table:formula="of:=-([.$A$284]-[.A156])" office:value-type="float" office:value="-128" calcext:value-type="float">
            <text:p>-128</text:p>
          </table:table-cell>
          <table:table-cell table:number-columns-repeated="4"/>
        </table:table-row>
        <table:table-row table:style-name="ro1">
          <table:table-cell office:value-type="float" office:value="62399704" calcext:value-type="float">
            <text:p>62399704</text:p>
          </table:table-cell>
          <table:table-cell office:value-type="float" office:value="19.9365230854344" calcext:value-type="float">
            <text:p>19.9365230854344</text:p>
          </table:table-cell>
          <table:table-cell table:formula="of:=[.B157]-[.B156]" office:value-type="float" office:value="-0.15006201935471" calcext:value-type="float">
            <text:p>-0.15006201935471</text:p>
          </table:table-cell>
          <table:table-cell table:formula="of:=[.C157]-[.C156]" office:value-type="float" office:value="0.00000687948776700864" calcext:value-type="float">
            <text:p>6.87948776700864E-06</text:p>
          </table:table-cell>
          <table:table-cell table:formula="of:=[.B157]/[.C157]" office:value-type="float" office:value="-132.855223268116" calcext:value-type="float">
            <text:p>-133</text:p>
          </table:table-cell>
          <table:table-cell table:formula="of:=-([.$A$284]-[.A157])" office:value-type="float" office:value="-127" calcext:value-type="float">
            <text:p>-127</text:p>
          </table:table-cell>
          <table:table-cell table:number-columns-repeated="4"/>
        </table:table-row>
        <table:table-row table:style-name="ro1">
          <table:table-cell office:value-type="float" office:value="62399705" calcext:value-type="float">
            <text:p>62399705</text:p>
          </table:table-cell>
          <table:table-cell office:value-type="float" office:value="19.7864671343813" calcext:value-type="float">
            <text:p>19.7864671343813</text:p>
          </table:table-cell>
          <table:table-cell table:formula="of:=[.B158]-[.B157]" office:value-type="float" office:value="-0.150055951053027" calcext:value-type="float">
            <text:p>-0.150055951053027</text:p>
          </table:table-cell>
          <table:table-cell table:formula="of:=[.C158]-[.C157]" office:value-type="float" office:value="0.00000606830168337069" calcext:value-type="float">
            <text:p>6.06830168337069E-06</text:p>
          </table:table-cell>
          <table:table-cell table:formula="of:=[.B158]/[.C158]" office:value-type="float" office:value="-131.860595967895" calcext:value-type="float">
            <text:p>-132</text:p>
          </table:table-cell>
          <table:table-cell table:formula="of:=-([.$A$284]-[.A158])" office:value-type="float" office:value="-126" calcext:value-type="float">
            <text:p>-126</text:p>
          </table:table-cell>
          <table:table-cell table:number-columns-repeated="4"/>
        </table:table-row>
        <table:table-row table:style-name="ro1">
          <table:table-cell office:value-type="float" office:value="62399706" calcext:value-type="float">
            <text:p>62399706</text:p>
          </table:table-cell>
          <table:table-cell office:value-type="float" office:value="19.6364165360939" calcext:value-type="float">
            <text:p>19.6364165360939</text:p>
          </table:table-cell>
          <table:table-cell table:formula="of:=[.B159]-[.B158]" office:value-type="float" office:value="-0.15005059828745" calcext:value-type="float">
            <text:p>-0.15005059828745</text:p>
          </table:table-cell>
          <table:table-cell table:formula="of:=[.C159]-[.C158]" office:value-type="float" office:value="0.00000535276557656061" calcext:value-type="float">
            <text:p>5.35276557656061E-06</text:p>
          </table:table-cell>
          <table:table-cell table:formula="of:=[.B159]/[.C159]" office:value-type="float" office:value="-130.865299840236" calcext:value-type="float">
            <text:p>-131</text:p>
          </table:table-cell>
          <table:table-cell table:formula="of:=-([.$A$284]-[.A159])" office:value-type="float" office:value="-125" calcext:value-type="float">
            <text:p>-125</text:p>
          </table:table-cell>
          <table:table-cell table:number-columns-repeated="4"/>
        </table:table-row>
        <table:table-row table:style-name="ro1">
          <table:table-cell office:value-type="float" office:value="62399707" calcext:value-type="float">
            <text:p>62399707</text:p>
          </table:table-cell>
          <table:table-cell office:value-type="float" office:value="19.4863706594075" calcext:value-type="float">
            <text:p>19.4863706594075</text:p>
          </table:table-cell>
          <table:table-cell table:formula="of:=[.B160]-[.B159]" office:value-type="float" office:value="-0.150045876686448" calcext:value-type="float">
            <text:p>-0.150045876686448</text:p>
          </table:table-cell>
          <table:table-cell table:formula="of:=[.C160]-[.C159]" office:value-type="float" office:value="0.00000472160100173369" calcext:value-type="float">
            <text:p>4.72160100173369E-06</text:p>
          </table:table-cell>
          <table:table-cell table:formula="of:=[.B160]/[.C160]" office:value-type="float" office:value="-129.869417872297" calcext:value-type="float">
            <text:p>-130</text:p>
          </table:table-cell>
          <table:table-cell table:formula="of:=-([.$A$284]-[.A160])" office:value-type="float" office:value="-124" calcext:value-type="float">
            <text:p>-124</text:p>
          </table:table-cell>
          <table:table-cell table:number-columns-repeated="4"/>
        </table:table-row>
        <table:table-row table:style-name="ro1">
          <table:table-cell office:value-type="float" office:value="62399708" calcext:value-type="float">
            <text:p>62399708</text:p>
          </table:table-cell>
          <table:table-cell office:value-type="float" office:value="19.3363289475804" calcext:value-type="float">
            <text:p>19.3363289475804</text:p>
          </table:table-cell>
          <table:table-cell table:formula="of:=[.B161]-[.B160]" office:value-type="float" office:value="-0.150041711827047" calcext:value-type="float">
            <text:p>-0.150041711827047</text:p>
          </table:table-cell>
          <table:table-cell table:formula="of:=[.C161]-[.C160]" office:value-type="float" office:value="0.00000416485940135658" calcext:value-type="float">
            <text:p>4.16485940135658E-06</text:p>
          </table:table-cell>
          <table:table-cell table:formula="of:=[.B161]/[.C161]" office:value-type="float" office:value="-128.873022788952" calcext:value-type="float">
            <text:p>-129</text:p>
          </table:table-cell>
          <table:table-cell table:formula="of:=-([.$A$284]-[.A161])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62399709" calcext:value-type="float">
            <text:p>62399709</text:p>
          </table:table-cell>
          <table:table-cell office:value-type="float" office:value="19.1862909095186" calcext:value-type="float">
            <text:p>19.1862909095186</text:p>
          </table:table-cell>
          <table:table-cell table:formula="of:=[.B162]-[.B161]" office:value-type="float" office:value="-0.150038038061766" calcext:value-type="float">
            <text:p>-0.150038038061766</text:p>
          </table:table-cell>
          <table:table-cell table:formula="of:=[.C162]-[.C161]" office:value-type="float" office:value="0.00000367376528132013" calcext:value-type="float">
            <text:p>3.67376528132013E-06</text:p>
          </table:table-cell>
          <table:table-cell table:formula="of:=[.B162]/[.C162]" office:value-type="float" office:value="-127.876178316996" calcext:value-type="float">
            <text:p>-128</text:p>
          </table:table-cell>
          <table:table-cell table:formula="of:=-([.$A$284]-[.A162])" office:value-type="float" office:value="-122" calcext:value-type="float">
            <text:p>-122</text:p>
          </table:table-cell>
          <table:table-cell table:number-columns-repeated="4"/>
        </table:table-row>
        <table:table-row table:style-name="ro1">
          <table:table-cell office:value-type="float" office:value="62399710" calcext:value-type="float">
            <text:p>62399710</text:p>
          </table:table-cell>
          <table:table-cell office:value-type="float" office:value="19.0362561120348" calcext:value-type="float">
            <text:p>19.0362561120348</text:p>
          </table:table-cell>
          <table:table-cell table:formula="of:=[.B163]-[.B162]" office:value-type="float" office:value="-0.150034797483865" calcext:value-type="float">
            <text:p>-0.150034797483865</text:p>
          </table:table-cell>
          <table:table-cell table:formula="of:=[.C163]-[.C162]" office:value-type="float" office:value="0.00000324057790024312" calcext:value-type="float">
            <text:p>3.24057790024312E-06</text:p>
          </table:table-cell>
          <table:table-cell table:formula="of:=[.B163]/[.C163]" office:value-type="float" office:value="-126.87894029438" calcext:value-type="float">
            <text:p>-127</text:p>
          </table:table-cell>
          <table:table-cell table:formula="of:=-([.$A$284]-[.A163])" office:value-type="float" office:value="-121" calcext:value-type="float">
            <text:p>-121</text:p>
          </table:table-cell>
          <table:table-cell table:number-columns-repeated="4"/>
        </table:table-row>
        <table:table-row table:style-name="ro1">
          <table:table-cell office:value-type="float" office:value="62399711" calcext:value-type="float">
            <text:p>62399711</text:p>
          </table:table-cell>
          <table:table-cell office:value-type="float" office:value="18.8862241730202" calcext:value-type="float">
            <text:p>18.8862241730202</text:p>
          </table:table-cell>
          <table:table-cell table:formula="of:=[.B164]-[.B163]" office:value-type="float" office:value="-0.1500319390146" calcext:value-type="float">
            <text:p>-0.1500319390146</text:p>
          </table:table-cell>
          <table:table-cell table:formula="of:=[.C164]-[.C163]" office:value-type="float" office:value="0.00000285846926573186" calcext:value-type="float">
            <text:p>2.85846926573186E-06</text:p>
          </table:table-cell>
          <table:table-cell table:formula="of:=[.B164]/[.C164]" office:value-type="float" office:value="-125.881357643337" calcext:value-type="float">
            <text:p>-126</text:p>
          </table:table-cell>
          <table:table-cell table:formula="of:=-([.$A$284]-[.A164])" office:value-type="float" office:value="-120" calcext:value-type="float">
            <text:p>-120</text:p>
          </table:table-cell>
          <table:table-cell table:number-columns-repeated="4"/>
        </table:table-row>
        <table:table-row table:style-name="ro1">
          <table:table-cell office:value-type="float" office:value="62399712" calcext:value-type="float">
            <text:p>62399712</text:p>
          </table:table-cell>
          <table:table-cell office:value-type="float" office:value="18.7361947554221" calcext:value-type="float">
            <text:p>18.7361947554221</text:p>
          </table:table-cell>
          <table:table-cell table:formula="of:=[.B165]-[.B164]" office:value-type="float" office:value="-0.15002941759812" calcext:value-type="float">
            <text:p>-0.15002941759812</text:p>
          </table:table-cell>
          <table:table-cell table:formula="of:=[.C165]-[.C164]" office:value-type="float" office:value="0.00000252141648005022" calcext:value-type="float">
            <text:p>2.52141648005022E-06</text:p>
          </table:table-cell>
          <table:table-cell table:formula="of:=[.B165]/[.C165]" office:value-type="float" office:value="-124.883473223966" calcext:value-type="float">
            <text:p>-125</text:p>
          </table:table-cell>
          <table:table-cell table:formula="of:=-([.$A$284]-[.A165])" office:value-type="float" office:value="-119" calcext:value-type="float">
            <text:p>-119</text:p>
          </table:table-cell>
          <table:table-cell table:number-columns-repeated="4"/>
        </table:table-row>
        <table:table-row table:style-name="ro1">
          <table:table-cell office:value-type="float" office:value="62399713" calcext:value-type="float">
            <text:p>62399713</text:p>
          </table:table-cell>
          <table:table-cell office:value-type="float" office:value="18.5861675619308" calcext:value-type="float">
            <text:p>18.5861675619308</text:p>
          </table:table-cell>
          <table:table-cell table:formula="of:=[.B166]-[.B165]" office:value-type="float" office:value="-0.150027193491269" calcext:value-type="float">
            <text:p>-0.150027193491269</text:p>
          </table:table-cell>
          <table:table-cell table:formula="of:=[.C166]-[.C165]" office:value-type="float" office:value="0.00000222410685069008" calcext:value-type="float">
            <text:p>2.22410685069008E-06</text:p>
          </table:table-cell>
          <table:table-cell table:formula="of:=[.B166]/[.C166]" office:value-type="float" office:value="-123.885324582923" calcext:value-type="float">
            <text:p>-124</text:p>
          </table:table-cell>
          <table:table-cell table:formula="of:=-([.$A$284]-[.A166])" office:value-type="float" office:value="-118" calcext:value-type="float">
            <text:p>-118</text:p>
          </table:table-cell>
          <table:table-cell table:number-columns-repeated="4"/>
        </table:table-row>
        <table:table-row table:style-name="ro1">
          <table:table-cell office:value-type="float" office:value="62399714" calcext:value-type="float">
            <text:p>62399714</text:p>
          </table:table-cell>
          <table:table-cell office:value-type="float" office:value="18.4361423302936" calcext:value-type="float">
            <text:p>18.4361423302936</text:p>
          </table:table-cell>
          <table:table-cell table:formula="of:=[.B167]-[.B166]" office:value-type="float" office:value="-0.150025231637162" calcext:value-type="float">
            <text:p>-0.150025231637162</text:p>
          </table:table-cell>
          <table:table-cell table:formula="of:=[.C167]-[.C166]" office:value-type="float" office:value="0.00000196185410672456" calcext:value-type="float">
            <text:p>1.96185410672456E-06</text:p>
          </table:table-cell>
          <table:table-cell table:formula="of:=[.B167]/[.C167]" office:value-type="float" office:value="-122.886944609968" calcext:value-type="float">
            <text:p>-123</text:p>
          </table:table-cell>
          <table:table-cell table:formula="of:=-([.$A$284]-[.A167])" office:value-type="float" office:value="-117" calcext:value-type="float">
            <text:p>-117</text:p>
          </table:table-cell>
          <table:table-cell table:number-columns-repeated="4"/>
        </table:table-row>
        <table:table-row table:style-name="ro1">
          <table:table-cell office:value-type="float" office:value="62399715" calcext:value-type="float">
            <text:p>62399715</text:p>
          </table:table-cell>
          <table:table-cell office:value-type="float" office:value="18.286118829181" calcext:value-type="float">
            <text:p>18.286118829181</text:p>
          </table:table-cell>
          <table:table-cell table:formula="of:=[.B168]-[.B167]" office:value-type="float" office:value="-0.150023501112596" calcext:value-type="float">
            <text:p>-0.150023501112596</text:p>
          </table:table-cell>
          <table:table-cell table:formula="of:=[.C168]-[.C167]" office:value-type="float" office:value="0.0000017305245663124" calcext:value-type="float">
            <text:p>1.7305245663124E-06</text:p>
          </table:table-cell>
          <table:table-cell table:formula="of:=[.B168]/[.C168]" office:value-type="float" office:value="-121.888362113726" calcext:value-type="float">
            <text:p>-122</text:p>
          </table:table-cell>
          <table:table-cell table:formula="of:=-([.$A$284]-[.A168])" office:value-type="float" office:value="-116" calcext:value-type="float">
            <text:p>-116</text:p>
          </table:table-cell>
          <table:table-cell table:number-columns-repeated="4"/>
        </table:table-row>
        <table:table-row table:style-name="ro1">
          <table:table-cell office:value-type="float" office:value="62399716" calcext:value-type="float">
            <text:p>62399716</text:p>
          </table:table-cell>
          <table:table-cell office:value-type="float" office:value="18.1360968545404" calcext:value-type="float">
            <text:p>18.1360968545404</text:p>
          </table:table-cell>
          <table:table-cell table:formula="of:=[.B169]-[.B168]" office:value-type="float" office:value="-0.150021974640641" calcext:value-type="float">
            <text:p>-0.150021974640641</text:p>
          </table:table-cell>
          <table:table-cell table:formula="of:=[.C169]-[.C168]" office:value-type="float" office:value="0.00000152647195506006" calcext:value-type="float">
            <text:p>1.52647195506006E-06</text:p>
          </table:table-cell>
          <table:table-cell table:formula="of:=[.B169]/[.C169]" office:value-type="float" office:value="-120.88960232648" calcext:value-type="float">
            <text:p>-121</text:p>
          </table:table-cell>
          <table:table-cell table:formula="of:=-([.$A$284]-[.A169])" office:value-type="float" office:value="-115" calcext:value-type="float">
            <text:p>-115</text:p>
          </table:table-cell>
          <table:table-cell table:number-columns-repeated="4"/>
        </table:table-row>
        <table:table-row table:style-name="ro1">
          <table:table-cell office:value-type="float" office:value="62399717" calcext:value-type="float">
            <text:p>62399717</text:p>
          </table:table-cell>
          <table:table-cell office:value-type="float" office:value="17.9860762263797" calcext:value-type="float">
            <text:p>17.9860762263797</text:p>
          </table:table-cell>
          <table:table-cell table:formula="of:=[.B170]-[.B169]" office:value-type="float" office:value="-0.150020628160696" calcext:value-type="float">
            <text:p>-0.150020628160696</text:p>
          </table:table-cell>
          <table:table-cell table:formula="of:=[.C170]-[.C169]" office:value-type="float" office:value="0.00000134647994443071" calcext:value-type="float">
            <text:p>1.34647994443071E-06</text:p>
          </table:table-cell>
          <table:table-cell table:formula="of:=[.B170]/[.C170]" office:value-type="float" office:value="-119.890687346767" calcext:value-type="float">
            <text:p>-120</text:p>
          </table:table-cell>
          <table:table-cell table:formula="of:=-([.$A$284]-[.A170])" office:value-type="float" office:value="-114" calcext:value-type="float">
            <text:p>-114</text:p>
          </table:table-cell>
          <table:table-cell table:number-columns-repeated="4"/>
        </table:table-row>
        <table:table-row table:style-name="ro1">
          <table:table-cell office:value-type="float" office:value="62399718" calcext:value-type="float">
            <text:p>62399718</text:p>
          </table:table-cell>
          <table:table-cell office:value-type="float" office:value="17.8360567859305" calcext:value-type="float">
            <text:p>17.8360567859305</text:p>
          </table:table-cell>
          <table:table-cell table:formula="of:=[.B171]-[.B170]" office:value-type="float" office:value="-0.150019440449224" calcext:value-type="float">
            <text:p>-0.150019440449224</text:p>
          </table:table-cell>
          <table:table-cell table:formula="of:=[.C171]-[.C170]" office:value-type="float" office:value="0.00000118771147228358" calcext:value-type="float">
            <text:p>1.18771147228358E-06</text:p>
          </table:table-cell>
          <table:table-cell table:formula="of:=[.B171]/[.C171]" office:value-type="float" office:value="-118.891636527383" calcext:value-type="float">
            <text:p>-119</text:p>
          </table:table-cell>
          <table:table-cell table:formula="of:=-([.$A$284]-[.A171])" office:value-type="float" office:value="-113" calcext:value-type="float">
            <text:p>-113</text:p>
          </table:table-cell>
          <table:table-cell table:number-columns-repeated="4"/>
        </table:table-row>
        <table:table-row table:style-name="ro1">
          <table:table-cell office:value-type="float" office:value="62399719" calcext:value-type="float">
            <text:p>62399719</text:p>
          </table:table-cell>
          <table:table-cell office:value-type="float" office:value="17.6860383931452" calcext:value-type="float">
            <text:p>17.6860383931452</text:p>
          </table:table-cell>
          <table:table-cell table:formula="of:=[.B172]-[.B171]" office:value-type="float" office:value="-0.150018392785249" calcext:value-type="float">
            <text:p>-0.150018392785249</text:p>
          </table:table-cell>
          <table:table-cell table:formula="of:=[.C172]-[.C171]" office:value-type="float" office:value="0.0000010476639751289" calcext:value-type="float">
            <text:p>1.0476639751289E-06</text:p>
          </table:table-cell>
          <table:table-cell table:formula="of:=[.B172]/[.C172]" office:value-type="float" office:value="-117.892466815471" calcext:value-type="float">
            <text:p>-118</text:p>
          </table:table-cell>
          <table:table-cell table:formula="of:=-([.$A$284]-[.A172])" office:value-type="float" office:value="-112" calcext:value-type="float">
            <text:p>-112</text:p>
          </table:table-cell>
          <table:table-cell table:number-columns-repeated="4"/>
        </table:table-row>
        <table:table-row table:style-name="ro1">
          <table:table-cell office:value-type="float" office:value="62399720" calcext:value-type="float">
            <text:p>62399720</text:p>
          </table:table-cell>
          <table:table-cell office:value-type="float" office:value="17.53602092449" calcext:value-type="float">
            <text:p>17.53602092449</text:p>
          </table:table-cell>
          <table:table-cell table:formula="of:=[.B173]-[.B172]" office:value-type="float" office:value="-0.150017468655243" calcext:value-type="float">
            <text:p>-0.150017468655243</text:p>
          </table:table-cell>
          <table:table-cell table:formula="of:=[.C173]-[.C172]" office:value-type="float" office:value="0.000000924130006296764" calcext:value-type="float">
            <text:p>9.24130006296764E-07</text:p>
          </table:table-cell>
          <table:table-cell table:formula="of:=[.B173]/[.C173]" office:value-type="float" office:value="-116.893193050669" calcext:value-type="float">
            <text:p>-117</text:p>
          </table:table-cell>
          <table:table-cell table:formula="of:=-([.$A$284]-[.A173])" office:value-type="float" office:value="-111" calcext:value-type="float">
            <text:p>-111</text:p>
          </table:table-cell>
          <table:table-cell table:number-columns-repeated="4"/>
        </table:table-row>
        <table:table-row table:style-name="ro1">
          <table:table-cell office:value-type="float" office:value="62399721" calcext:value-type="float">
            <text:p>62399721</text:p>
          </table:table-cell>
          <table:table-cell office:value-type="float" office:value="17.3860042709971" calcext:value-type="float">
            <text:p>17.3860042709971</text:p>
          </table:table-cell>
          <table:table-cell table:formula="of:=[.B174]-[.B173]" office:value-type="float" office:value="-0.150016653492859" calcext:value-type="float">
            <text:p>-0.150016653492859</text:p>
          </table:table-cell>
          <table:table-cell table:formula="of:=[.C174]-[.C173]" office:value-type="float" office:value="0.000000815162383815959" calcext:value-type="float">
            <text:p>8.15162383815959E-07</text:p>
          </table:table-cell>
          <table:table-cell table:formula="of:=[.B174]/[.C174]" office:value-type="float" office:value="-115.893828226376" calcext:value-type="float">
            <text:p>-116</text:p>
          </table:table-cell>
          <table:table-cell table:formula="of:=-([.$A$284]-[.A174])" office:value-type="float" office:value="-110" calcext:value-type="float">
            <text:p>-110</text:p>
          </table:table-cell>
          <table:table-cell table:number-columns-repeated="4"/>
        </table:table-row>
        <table:table-row table:style-name="ro1">
          <table:table-cell office:value-type="float" office:value="62399722" calcext:value-type="float">
            <text:p>62399722</text:p>
          </table:table-cell>
          <table:table-cell office:value-type="float" office:value="17.2359883365478" calcext:value-type="float">
            <text:p>17.2359883365478</text:p>
          </table:table-cell>
          <table:table-cell table:formula="of:=[.B175]-[.B174]" office:value-type="float" office:value="-0.150015934449311" calcext:value-type="float">
            <text:p>-0.150015934449311</text:p>
          </table:table-cell>
          <table:table-cell table:formula="of:=[.C175]-[.C174]" office:value-type="float" office:value="0.000000719043548258469" calcext:value-type="float">
            <text:p>7.19043548258469E-07</text:p>
          </table:table-cell>
          <table:table-cell table:formula="of:=[.B175]/[.C175]" office:value-type="float" office:value="-114.894383718762" calcext:value-type="float">
            <text:p>-115</text:p>
          </table:table-cell>
          <table:table-cell table:formula="of:=-([.$A$284]-[.A175])" office:value-type="float" office:value="-109" calcext:value-type="float">
            <text:p>-109</text:p>
          </table:table-cell>
          <table:table-cell table:number-columns-repeated="4"/>
        </table:table-row>
        <table:table-row table:style-name="ro1">
          <table:table-cell office:value-type="float" office:value="62399723" calcext:value-type="float">
            <text:p>62399723</text:p>
          </table:table-cell>
          <table:table-cell office:value-type="float" office:value="17.0859730363569" calcext:value-type="float">
            <text:p>17.0859730363569</text:p>
          </table:table-cell>
          <table:table-cell table:formula="of:=[.B176]-[.B175]" office:value-type="float" office:value="-0.150015300190873" calcext:value-type="float">
            <text:p>-0.150015300190873</text:p>
          </table:table-cell>
          <table:table-cell table:formula="of:=[.C176]-[.C175]" office:value-type="float" office:value="0.000000634258437770541" calcext:value-type="float">
            <text:p>6.34258437770541E-07</text:p>
          </table:table-cell>
          <table:table-cell table:formula="of:=[.B176]/[.C176]" office:value-type="float" office:value="-113.894869487429" calcext:value-type="float">
            <text:p>-114</text:p>
          </table:table-cell>
          <table:table-cell table:formula="of:=-([.$A$284]-[.A176])" office:value-type="float" office:value="-108" calcext:value-type="float">
            <text:p>-108</text:p>
          </table:table-cell>
          <table:table-cell table:number-columns-repeated="4"/>
        </table:table-row>
        <table:table-row table:style-name="ro1">
          <table:table-cell office:value-type="float" office:value="62399724" calcext:value-type="float">
            <text:p>62399724</text:p>
          </table:table-cell>
          <table:table-cell office:value-type="float" office:value="16.9359582956367" calcext:value-type="float">
            <text:p>16.9359582956367</text:p>
          </table:table-cell>
          <table:table-cell table:formula="of:=[.B177]-[.B176]" office:value-type="float" office:value="-0.150014740720216" calcext:value-type="float">
            <text:p>-0.150014740720216</text:p>
          </table:table-cell>
          <table:table-cell table:formula="of:=[.C177]-[.C176]" office:value-type="float" office:value="0.00000055947065646933" calcext:value-type="float">
            <text:p>5.5947065646933E-07</text:p>
          </table:table-cell>
          <table:table-cell table:formula="of:=[.B177]/[.C177]" office:value-type="float" office:value="-112.895294251269" calcext:value-type="float">
            <text:p>-113</text:p>
          </table:table-cell>
          <table:table-cell table:formula="of:=-([.$A$284]-[.A177])" office:value-type="float" office:value="-107" calcext:value-type="float">
            <text:p>-107</text:p>
          </table:table-cell>
          <table:table-cell table:number-columns-repeated="4"/>
        </table:table-row>
        <table:table-row table:style-name="ro1">
          <table:table-cell office:value-type="float" office:value="62399725" calcext:value-type="float">
            <text:p>62399725</text:p>
          </table:table-cell>
          <table:table-cell office:value-type="float" office:value="16.7859440484179" calcext:value-type="float">
            <text:p>16.7859440484179</text:p>
          </table:table-cell>
          <table:table-cell table:formula="of:=[.B178]-[.B177]" office:value-type="float" office:value="-0.150014247218834" calcext:value-type="float">
            <text:p>-0.150014247218834</text:p>
          </table:table-cell>
          <table:table-cell table:formula="of:=[.C178]-[.C177]" office:value-type="float" office:value="0.000000493501381981787" calcext:value-type="float">
            <text:p>4.93501381981787E-07</text:p>
          </table:table-cell>
          <table:table-cell table:formula="of:=[.B178]/[.C178]" office:value-type="float" office:value="-111.895665642552" calcext:value-type="float">
            <text:p>-112</text:p>
          </table:table-cell>
          <table:table-cell table:formula="of:=-([.$A$284]-[.A178])" office:value-type="float" office:value="-106" calcext:value-type="float">
            <text:p>-106</text:p>
          </table:table-cell>
          <table:table-cell table:number-columns-repeated="4"/>
        </table:table-row>
        <table:table-row table:style-name="ro1">
          <table:table-cell office:value-type="float" office:value="62399726" calcext:value-type="float">
            <text:p>62399726</text:p>
          </table:table-cell>
          <table:table-cell office:value-type="float" office:value="16.6359302365098" calcext:value-type="float">
            <text:p>16.6359302365098</text:p>
          </table:table-cell>
          <table:table-cell table:formula="of:=[.B179]-[.B178]" office:value-type="float" office:value="-0.150013811908043" calcext:value-type="float">
            <text:p>-0.150013811908043</text:p>
          </table:table-cell>
          <table:table-cell table:formula="of:=[.C179]-[.C178]" office:value-type="float" office:value="0.000000435310791857546" calcext:value-type="float">
            <text:p>4.35310791857546E-07</text:p>
          </table:table-cell>
          <table:table-cell table:formula="of:=[.B179]/[.C179]" office:value-type="float" office:value="-110.895990341926" calcext:value-type="float">
            <text:p>-111</text:p>
          </table:table-cell>
          <table:table-cell table:formula="of:=-([.$A$284]-[.A179])" office:value-type="float" office:value="-105" calcext:value-type="float">
            <text:p>-105</text:p>
          </table:table-cell>
          <table:table-cell table:number-columns-repeated="4"/>
        </table:table-row>
        <table:table-row table:style-name="ro1">
          <table:table-cell office:value-type="float" office:value="62399727" calcext:value-type="float">
            <text:p>62399727</text:p>
          </table:table-cell>
          <table:table-cell office:value-type="float" office:value="16.4859168085835" calcext:value-type="float">
            <text:p>16.4859168085835</text:p>
          </table:table-cell>
          <table:table-cell table:formula="of:=[.B180]-[.B179]" office:value-type="float" office:value="-0.150013427926371" calcext:value-type="float">
            <text:p>-0.150013427926371</text:p>
          </table:table-cell>
          <table:table-cell table:formula="of:=[.C180]-[.C179]" office:value-type="float" office:value="0.00000038398167134801" calcext:value-type="float">
            <text:p>3.8398167134801E-07</text:p>
          </table:table-cell>
          <table:table-cell table:formula="of:=[.B180]/[.C180]" office:value-type="float" office:value="-109.896274196701" calcext:value-type="float">
            <text:p>-110</text:p>
          </table:table-cell>
          <table:table-cell table:formula="of:=-([.$A$284]-[.A180])" office:value-type="float" office:value="-104" calcext:value-type="float">
            <text:p>-104</text:p>
          </table:table-cell>
          <table:table-cell table:number-columns-repeated="4"/>
        </table:table-row>
        <table:table-row table:style-name="ro1">
          <table:table-cell office:value-type="float" office:value="62399728" calcext:value-type="float">
            <text:p>62399728</text:p>
          </table:table-cell>
          <table:table-cell office:value-type="float" office:value="16.3359037193621" calcext:value-type="float">
            <text:p>16.3359037193621</text:p>
          </table:table-cell>
          <table:table-cell table:formula="of:=[.B181]-[.B180]" office:value-type="float" office:value="-0.15001308922141" calcext:value-type="float">
            <text:p>-0.15001308922141</text:p>
          </table:table-cell>
          <table:table-cell table:formula="of:=[.C181]-[.C180]" office:value-type="float" office:value="0.000000338704960967107" calcext:value-type="float">
            <text:p>3.38704960967107E-07</text:p>
          </table:table-cell>
          <table:table-cell table:formula="of:=[.B181]/[.C181]" office:value-type="float" office:value="-108.89652232447" calcext:value-type="float">
            <text:p>-109</text:p>
          </table:table-cell>
          <table:table-cell table:formula="of:=-([.$A$284]-[.A181])" office:value-type="float" office:value="-103" calcext:value-type="float">
            <text:p>-103</text:p>
          </table:table-cell>
          <table:table-cell table:number-columns-repeated="4"/>
        </table:table-row>
        <table:table-row table:style-name="ro1">
          <table:table-cell office:value-type="float" office:value="62399729" calcext:value-type="float">
            <text:p>62399729</text:p>
          </table:table-cell>
          <table:table-cell office:value-type="float" office:value="16.1858909289076" calcext:value-type="float">
            <text:p>16.1858909289076</text:p>
          </table:table-cell>
          <table:table-cell table:formula="of:=[.B182]-[.B181]" office:value-type="float" office:value="-0.150012790454415" calcext:value-type="float">
            <text:p>-0.150012790454415</text:p>
          </table:table-cell>
          <table:table-cell table:formula="of:=[.C182]-[.C181]" office:value-type="float" office:value="0.000000298766995143751" calcext:value-type="float">
            <text:p>2.98766995143751E-07</text:p>
          </table:table-cell>
          <table:table-cell table:formula="of:=[.B182]/[.C182]" office:value-type="float" office:value="-107.896739203889" calcext:value-type="float">
            <text:p>-108</text:p>
          </table:table-cell>
          <table:table-cell table:formula="of:=-([.$A$284]-[.A182])" office:value-type="float" office:value="-102" calcext:value-type="float">
            <text:p>-102</text:p>
          </table:table-cell>
          <table:table-cell table:number-columns-repeated="4"/>
        </table:table-row>
        <table:table-row table:style-name="ro1">
          <table:table-cell office:value-type="float" office:value="62399730" calcext:value-type="float">
            <text:p>62399730</text:p>
          </table:table-cell>
          <table:table-cell office:value-type="float" office:value="16.0358784019915" calcext:value-type="float">
            <text:p>16.0358784019915</text:p>
          </table:table-cell>
          <table:table-cell table:formula="of:=[.B183]-[.B182]" office:value-type="float" office:value="-0.150012526916154" calcext:value-type="float">
            <text:p>-0.150012526916154</text:p>
          </table:table-cell>
          <table:table-cell table:formula="of:=[.C183]-[.C182]" office:value-type="float" office:value="0.00000026353826143577" calcext:value-type="float">
            <text:p>2.6353826143577E-07</text:p>
          </table:table-cell>
          <table:table-cell table:formula="of:=[.B183]/[.C183]" office:value-type="float" office:value="-106.896928754186" calcext:value-type="float">
            <text:p>-107</text:p>
          </table:table-cell>
          <table:table-cell table:formula="of:=-([.$A$284]-[.A183])"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float" office:value="62399731" calcext:value-type="float">
            <text:p>62399731</text:p>
          </table:table-cell>
          <table:table-cell office:value-type="float" office:value="15.8858661075388" calcext:value-type="float">
            <text:p>15.8858661075388</text:p>
          </table:table-cell>
          <table:table-cell table:formula="of:=[.B184]-[.B183]" office:value-type="float" office:value="-0.150012294452674" calcext:value-type="float">
            <text:p>-0.150012294452674</text:p>
          </table:table-cell>
          <table:table-cell table:formula="of:=[.C184]-[.C183]" office:value-type="float" office:value="0.00000023246347957695" calcext:value-type="float">
            <text:p>2.3246347957695E-07</text:p>
          </table:table-cell>
          <table:table-cell table:formula="of:=[.B184]/[.C184]" office:value-type="float" office:value="-105.897094404822" calcext:value-type="float">
            <text:p>-106</text:p>
          </table:table-cell>
          <table:table-cell table:formula="of:=-([.$A$284]-[.A184])"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float" office:value="62399732" calcext:value-type="float">
            <text:p>62399732</text:p>
          </table:table-cell>
          <table:table-cell office:value-type="float" office:value="15.735854018139" calcext:value-type="float">
            <text:p>15.735854018139</text:p>
          </table:table-cell>
          <table:table-cell table:formula="of:=[.B185]-[.B184]" office:value-type="float" office:value="-0.15001208939983" calcext:value-type="float">
            <text:p>-0.15001208939983</text:p>
          </table:table-cell>
          <table:table-cell table:formula="of:=[.C185]-[.C184]" office:value-type="float" office:value="0.000000205052844037823" calcext:value-type="float">
            <text:p>2.05052844037823E-07</text:p>
          </table:table-cell>
          <table:table-cell table:formula="of:=[.B185]/[.C185]" office:value-type="float" office:value="-104.897239156492" calcext:value-type="float">
            <text:p>-105</text:p>
          </table:table-cell>
          <table:table-cell table:formula="of:=-([.$A$284]-[.A185])" office:value-type="float" office:value="-99" calcext:value-type="float">
            <text:p>-99</text:p>
          </table:table-cell>
          <table:table-cell table:number-columns-repeated="4"/>
        </table:table-row>
        <table:table-row table:style-name="ro1">
          <table:table-cell office:value-type="float" office:value="62399733" calcext:value-type="float">
            <text:p>62399733</text:p>
          </table:table-cell>
          <table:table-cell office:value-type="float" office:value="15.5858421096135" calcext:value-type="float">
            <text:p>15.5858421096135</text:p>
          </table:table-cell>
          <table:table-cell table:formula="of:=[.B186]-[.B185]" office:value-type="float" office:value="-0.150011908525531" calcext:value-type="float">
            <text:p>-0.150011908525531</text:p>
          </table:table-cell>
          <table:table-cell table:formula="of:=[.C186]-[.C185]" office:value-type="float" office:value="0.000000180874298649769" calcext:value-type="float">
            <text:p>1.80874298649769E-07</text:p>
          </table:table-cell>
          <table:table-cell table:formula="of:=[.B186]/[.C186]" office:value-type="float" office:value="-103.897365634548" calcext:value-type="float">
            <text:p>-104</text:p>
          </table:table-cell>
          <table:table-cell table:formula="of:=-([.$A$284]-[.A186])" office:value-type="float" office:value="-98" calcext:value-type="float">
            <text:p>-98</text:p>
          </table:table-cell>
          <table:table-cell table:number-columns-repeated="4"/>
        </table:table-row>
        <table:table-row table:style-name="ro1">
          <table:table-cell office:value-type="float" office:value="62399734" calcext:value-type="float">
            <text:p>62399734</text:p>
          </table:table-cell>
          <table:table-cell office:value-type="float" office:value="15.4358303606347" calcext:value-type="float">
            <text:p>15.4358303606347</text:p>
          </table:table-cell>
          <table:table-cell table:formula="of:=[.B187]-[.B186]" office:value-type="float" office:value="-0.150011748978796" calcext:value-type="float">
            <text:p>-0.150011748978796</text:p>
          </table:table-cell>
          <table:table-cell table:formula="of:=[.C187]-[.C186]" office:value-type="float" office:value="0.000000159546734934679" calcext:value-type="float">
            <text:p>1.59546734934679E-07</text:p>
          </table:table-cell>
          <table:table-cell table:formula="of:=[.B187]/[.C187]" office:value-type="float" office:value="-102.897476135796" calcext:value-type="float">
            <text:p>-103</text:p>
          </table:table-cell>
          <table:table-cell table:formula="of:=-([.$A$284]-[.A187])" office:value-type="float" office:value="-97" calcext:value-type="float">
            <text:p>-97</text:p>
          </table:table-cell>
          <table:table-cell table:number-columns-repeated="4"/>
        </table:table-row>
        <table:table-row table:style-name="ro1">
          <table:table-cell office:value-type="float" office:value="62399735" calcext:value-type="float">
            <text:p>62399735</text:p>
          </table:table-cell>
          <table:table-cell office:value-type="float" office:value="15.2858187523898" calcext:value-type="float">
            <text:p>15.2858187523898</text:p>
          </table:table-cell>
          <table:table-cell table:formula="of:=[.B188]-[.B187]" office:value-type="float" office:value="-0.150011608244814" calcext:value-type="float">
            <text:p>-0.150011608244814</text:p>
          </table:table-cell>
          <table:table-cell table:formula="of:=[.C188]-[.C187]" office:value-type="float" office:value="0.000000140733982689767" calcext:value-type="float">
            <text:p>1.40733982689767E-07</text:p>
          </table:table-cell>
          <table:table-cell table:formula="of:=[.B188]/[.C188]" office:value-type="float" office:value="-101.897572669469" calcext:value-type="float">
            <text:p>-102</text:p>
          </table:table-cell>
          <table:table-cell table:formula="of:=-([.$A$284]-[.A188])" office:value-type="float" office:value="-96" calcext:value-type="float">
            <text:p>-96</text:p>
          </table:table-cell>
          <table:table-cell table:number-columns-repeated="4"/>
        </table:table-row>
        <table:table-row table:style-name="ro1">
          <table:table-cell office:value-type="float" office:value="62399736" calcext:value-type="float">
            <text:p>62399736</text:p>
          </table:table-cell>
          <table:table-cell office:value-type="float" office:value="15.1358072682845" calcext:value-type="float">
            <text:p>15.1358072682845</text:p>
          </table:table-cell>
          <table:table-cell table:formula="of:=[.B189]-[.B188]" office:value-type="float" office:value="-0.150011484105299" calcext:value-type="float">
            <text:p>-0.150011484105299</text:p>
          </table:table-cell>
          <table:table-cell table:formula="of:=[.C189]-[.C188]" office:value-type="float" office:value="0.000000124139514667831" calcext:value-type="float">
            <text:p>1.24139514667831E-07</text:p>
          </table:table-cell>
          <table:table-cell table:formula="of:=[.B189]/[.C189]" office:value-type="float" office:value="-100.897656993115" calcext:value-type="float">
            <text:p>-101</text:p>
          </table:table-cell>
          <table:table-cell table:formula="of:=-([.$A$284]-[.A189])" office:value-type="float" office:value="-95" calcext:value-type="float">
            <text:p>-95</text:p>
          </table:table-cell>
          <table:table-cell table:number-columns-repeated="4"/>
        </table:table-row>
        <table:table-row table:style-name="ro1">
          <table:table-cell office:value-type="float" office:value="62399737" calcext:value-type="float">
            <text:p>62399737</text:p>
          </table:table-cell>
          <table:table-cell office:value-type="float" office:value="14.985795893681" calcext:value-type="float">
            <text:p>14.985795893681</text:p>
          </table:table-cell>
          <table:table-cell table:formula="of:=[.B190]-[.B189]" office:value-type="float" office:value="-0.15001137460354" calcext:value-type="float">
            <text:p>-0.15001137460354</text:p>
          </table:table-cell>
          <table:table-cell table:formula="of:=[.C190]-[.C189]" office:value-type="float" office:value="0.000000109501758771557" calcext:value-type="float">
            <text:p>1.09501758771557E-07</text:p>
          </table:table-cell>
          <table:table-cell table:formula="of:=[.B190]/[.C190]" office:value-type="float" office:value="-99.8977306440023" calcext:value-type="float">
            <text:p>-100</text:p>
          </table:table-cell>
          <table:table-cell table:formula="of:=-([.$A$284]-[.A190])" office:value-type="float" office:value="-94" calcext:value-type="float">
            <text:p>-94</text:p>
          </table:table-cell>
          <table:table-cell table:number-columns-repeated="4"/>
        </table:table-row>
        <table:table-row table:style-name="ro1">
          <table:table-cell office:value-type="float" office:value="62399738" calcext:value-type="float">
            <text:p>62399738</text:p>
          </table:table-cell>
          <table:table-cell office:value-type="float" office:value="14.8357846156675" calcext:value-type="float">
            <text:p>14.8357846156675</text:p>
          </table:table-cell>
          <table:table-cell table:formula="of:=[.B191]-[.B190]" office:value-type="float" office:value="-0.15001127801354" calcext:value-type="float">
            <text:p>-0.15001127801354</text:p>
          </table:table-cell>
          <table:table-cell table:formula="of:=[.C191]-[.C190]" office:value-type="float" office:value="0.0000000965899999982867" calcext:value-type="float">
            <text:p>9.65899999982867E-08</text:p>
          </table:table-cell>
          <table:table-cell table:formula="of:=[.B191]/[.C191]" office:value-type="float" office:value="-98.8977949666448" calcext:value-type="float">
            <text:p>-99</text:p>
          </table:table-cell>
          <table:table-cell table:formula="of:=-([.$A$284]-[.A191])" office:value-type="float" office:value="-93" calcext:value-type="float">
            <text:p>-93</text:p>
          </table:table-cell>
          <table:table-cell table:number-columns-repeated="4"/>
        </table:table-row>
        <table:table-row table:style-name="ro1">
          <table:table-cell office:value-type="float" office:value="62399739" calcext:value-type="float">
            <text:p>62399739</text:p>
          </table:table-cell>
          <table:table-cell office:value-type="float" office:value="14.6857734228546" calcext:value-type="float">
            <text:p>14.6857734228546</text:p>
          </table:table-cell>
          <table:table-cell table:formula="of:=[.B192]-[.B191]" office:value-type="float" office:value="-0.15001119281283" calcext:value-type="float">
            <text:p>-0.15001119281283</text:p>
          </table:table-cell>
          <table:table-cell table:formula="of:=[.C192]-[.C191]" office:value-type="float" office:value="0.000000085200710486788" calcext:value-type="float">
            <text:p>8.5200710486788E-08</text:p>
          </table:table-cell>
          <table:table-cell table:formula="of:=[.B192]/[.C192]" office:value-type="float" office:value="-97.8978511368694" calcext:value-type="float">
            <text:p>-98</text:p>
          </table:table-cell>
          <table:table-cell table:formula="of:=-([.$A$284]-[.A192])" office:value-type="float" office:value="-92" calcext:value-type="float">
            <text:p>-92</text:p>
          </table:table-cell>
          <table:table-cell table:number-columns-repeated="4"/>
        </table:table-row>
        <table:table-row table:style-name="ro1">
          <table:table-cell office:value-type="float" office:value="62399740" calcext:value-type="float">
            <text:p>62399740</text:p>
          </table:table-cell>
          <table:table-cell office:value-type="float" office:value="14.5357623051962" calcext:value-type="float">
            <text:p>14.5357623051962</text:p>
          </table:table-cell>
          <table:table-cell table:formula="of:=[.B193]-[.B192]" office:value-type="float" office:value="-0.150011117658451" calcext:value-type="float">
            <text:p>-0.150011117658451</text:p>
          </table:table-cell>
          <table:table-cell table:formula="of:=[.C193]-[.C192]" office:value-type="float" office:value="0.0000000751543787202991" calcext:value-type="float">
            <text:p>7.51543787202991E-08</text:p>
          </table:table-cell>
          <table:table-cell table:formula="of:=[.B193]/[.C193]" office:value-type="float" office:value="-96.8979001829155" calcext:value-type="float">
            <text:p>-97</text:p>
          </table:table-cell>
          <table:table-cell table:formula="of:=-([.$A$284]-[.A193])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62399741" calcext:value-type="float">
            <text:p>62399741</text:p>
          </table:table-cell>
          <table:table-cell office:value-type="float" office:value="14.3857512538304" calcext:value-type="float">
            <text:p>14.3857512538304</text:p>
          </table:table-cell>
          <table:table-cell table:formula="of:=[.B194]-[.B193]" office:value-type="float" office:value="-0.150011051365807" calcext:value-type="float">
            <text:p>-0.150011051365807</text:p>
          </table:table-cell>
          <table:table-cell table:formula="of:=[.C194]-[.C193]" office:value-type="float" office:value="0.0000000662926442629441" calcext:value-type="float">
            <text:p>6.62926442629441E-08</text:p>
          </table:table-cell>
          <table:table-cell table:formula="of:=[.B194]/[.C194]" office:value-type="float" office:value="-95.8979430038808" calcext:value-type="float">
            <text:p>-96</text:p>
          </table:table-cell>
          <table:table-cell table:formula="of:=-([.$A$284]-[.A194])" office:value-type="float" office:value="-90" calcext:value-type="float">
            <text:p>-90</text:p>
          </table:table-cell>
          <table:table-cell table:number-columns-repeated="4"/>
        </table:table-row>
        <table:table-row table:style-name="ro1">
          <table:table-cell office:value-type="float" office:value="62399742" calcext:value-type="float">
            <text:p>62399742</text:p>
          </table:table-cell>
          <table:table-cell office:value-type="float" office:value="14.2357402609404" calcext:value-type="float">
            <text:p>14.2357402609404</text:p>
          </table:table-cell>
          <table:table-cell table:formula="of:=[.B195]-[.B194]" office:value-type="float" office:value="-0.150010992889976" calcext:value-type="float">
            <text:p>-0.150010992889976</text:p>
          </table:table-cell>
          <table:table-cell table:formula="of:=[.C195]-[.C194]" office:value-type="float" office:value="0.0000000584758304000843" calcext:value-type="float">
            <text:p>5.84758304000843E-08</text:p>
          </table:table-cell>
          <table:table-cell table:formula="of:=[.B195]/[.C195]" office:value-type="float" office:value="-94.8979803858869" calcext:value-type="float">
            <text:p>-95</text:p>
          </table:table-cell>
          <table:table-cell table:formula="of:=-([.$A$284]-[.A195])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 office:value-type="float" office:value="62399743" calcext:value-type="float">
            <text:p>62399743</text:p>
          </table:table-cell>
          <table:table-cell office:value-type="float" office:value="14.0857293196311" calcext:value-type="float">
            <text:p>14.0857293196311</text:p>
          </table:table-cell>
          <table:table-cell table:formula="of:=[.B196]-[.B195]" office:value-type="float" office:value="-0.150010941309249" calcext:value-type="float">
            <text:p>-0.150010941309249</text:p>
          </table:table-cell>
          <table:table-cell table:formula="of:=[.C196]-[.C195]" office:value-type="float" office:value="0.000000051580727244982" calcext:value-type="float">
            <text:p>5.1580727244982E-08</text:p>
          </table:table-cell>
          <table:table-cell table:formula="of:=[.B196]/[.C196]" office:value-type="float" office:value="-93.898013016219" calcext:value-type="float">
            <text:p>-94</text:p>
          </table:table-cell>
          <table:table-cell table:formula="of:=-([.$A$284]-[.A196])" office:value-type="float" office:value="-88" calcext:value-type="float">
            <text:p>-88</text:p>
          </table:table-cell>
          <table:table-cell table:number-columns-repeated="4"/>
        </table:table-row>
        <table:table-row table:style-name="ro1">
          <table:table-cell office:value-type="float" office:value="62399744" calcext:value-type="float">
            <text:p>62399744</text:p>
          </table:table-cell>
          <table:table-cell office:value-type="float" office:value="13.9357184238206" calcext:value-type="float">
            <text:p>13.9357184238206</text:p>
          </table:table-cell>
          <table:table-cell table:formula="of:=[.B197]-[.B196]" office:value-type="float" office:value="-0.150010895810597" calcext:value-type="float">
            <text:p>-0.150010895810597</text:p>
          </table:table-cell>
          <table:table-cell table:formula="of:=[.C197]-[.C196]" office:value-type="float" office:value="0.0000000454986519571321" calcext:value-type="float">
            <text:p>4.54986519571321E-08</text:p>
          </table:table-cell>
          <table:table-cell table:formula="of:=[.B197]/[.C197]" office:value-type="float" office:value="-92.8980414957037" calcext:value-type="float">
            <text:p>-93</text:p>
          </table:table-cell>
          <table:table-cell table:formula="of:=-([.$A$284]-[.A197])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62399745" calcext:value-type="float">
            <text:p>62399745</text:p>
          </table:table-cell>
          <table:table-cell office:value-type="float" office:value="13.7857075681437" calcext:value-type="float">
            <text:p>13.7857075681437</text:p>
          </table:table-cell>
          <table:table-cell table:formula="of:=[.B198]-[.B197]" office:value-type="float" office:value="-0.150010855676861" calcext:value-type="float">
            <text:p>-0.150010855676861</text:p>
          </table:table-cell>
          <table:table-cell table:formula="of:=[.C198]-[.C197]" office:value-type="float" office:value="0.0000000401337363342691" calcext:value-type="float">
            <text:p>4.01337363342691E-08</text:p>
          </table:table-cell>
          <table:table-cell table:formula="of:=[.B198]/[.C198]" office:value-type="float" office:value="-91.8980663495417" calcext:value-type="float">
            <text:p>-92</text:p>
          </table:table-cell>
          <table:table-cell table:formula="of:=-([.$A$284]-[.A198])" office:value-type="float" office:value="-86" calcext:value-type="float">
            <text:p>-86</text:p>
          </table:table-cell>
          <table:table-cell table:number-columns-repeated="4"/>
        </table:table-row>
        <table:table-row table:style-name="ro1">
          <table:table-cell office:value-type="float" office:value="62399746" calcext:value-type="float">
            <text:p>62399746</text:p>
          </table:table-cell>
          <table:table-cell office:value-type="float" office:value="13.6356967478682" calcext:value-type="float">
            <text:p>13.6356967478682</text:p>
          </table:table-cell>
          <table:table-cell table:formula="of:=[.B199]-[.B198]" office:value-type="float" office:value="-0.150010820275444" calcext:value-type="float">
            <text:p>-0.150010820275444</text:p>
          </table:table-cell>
          <table:table-cell table:formula="of:=[.C199]-[.C198]" office:value-type="float" office:value="0.0000000354014169090533" calcext:value-type="float">
            <text:p>3.54014169090533E-08</text:p>
          </table:table-cell>
          <table:table-cell table:formula="of:=[.B199]/[.C199]" office:value-type="float" office:value="-90.898088036789" calcext:value-type="float">
            <text:p>-91</text:p>
          </table:table-cell>
          <table:table-cell table:formula="of:=-([.$A$284]-[.A199])" office:value-type="float" office:value="-85" calcext:value-type="float">
            <text:p>-85</text:p>
          </table:table-cell>
          <table:table-cell table:number-columns-repeated="4"/>
        </table:table-row>
        <table:table-row table:style-name="ro1">
          <table:table-cell office:value-type="float" office:value="62399747" calcext:value-type="float">
            <text:p>62399747</text:p>
          </table:table-cell>
          <table:table-cell office:value-type="float" office:value="13.3356751973166" calcext:value-type="float">
            <text:p>13.3356751973166</text:p>
          </table:table-cell>
          <table:table-cell table:formula="of:=[.B200]-[.B199]" office:value-type="float" office:value="-0.300021550551682" calcext:value-type="float">
            <text:p>-0.300021550551682</text:p>
          </table:table-cell>
          <table:table-cell table:formula="of:=[.C200]-[.C199]" office:value-type="float" office:value="-0.150010730276238" calcext:value-type="float">
            <text:p>-0.150010730276238</text:p>
          </table:table-cell>
          <table:table-cell table:formula="of:=[.B200]/[.C200]" office:value-type="float" office:value="-44.4490576520081" calcext:value-type="float">
            <text:p>-44</text:p>
          </table:table-cell>
          <table:table-cell table:formula="of:=-([.$A$284]-[.A200])" office:value-type="float" office:value="-84" calcext:value-type="float">
            <text:p>-84</text:p>
          </table:table-cell>
          <table:table-cell table:number-columns-repeated="4"/>
        </table:table-row>
        <table:table-row table:style-name="ro1">
          <table:table-cell office:value-type="float" office:value="62399748" calcext:value-type="float">
            <text:p>62399748</text:p>
          </table:table-cell>
          <table:table-cell office:value-type="float" office:value="13.1856644601103" calcext:value-type="float">
            <text:p>13.1856644601103</text:p>
          </table:table-cell>
          <table:table-cell table:formula="of:=[.B201]-[.B200]" office:value-type="float" office:value="-0.150010737206275" calcext:value-type="float">
            <text:p>-0.150010737206275</text:p>
          </table:table-cell>
          <table:table-cell table:formula="of:=[.C201]-[.C200]" office:value-type="float" office:value="0.150010813345407" calcext:value-type="float">
            <text:p>0.150010813345407</text:p>
          </table:table-cell>
          <table:table-cell table:formula="of:=[.B201]/[.C201]" office:value-type="float" office:value="-87.8981378644859" calcext:value-type="float">
            <text:p>-88</text:p>
          </table:table-cell>
          <table:table-cell table:formula="of:=-([.$A$284]-[.A201])" office:value-type="float" office:value="-83" calcext:value-type="float">
            <text:p>-83</text:p>
          </table:table-cell>
          <table:table-cell table:number-columns-repeated="4"/>
        </table:table-row>
        <table:table-row table:style-name="ro1">
          <table:table-cell office:value-type="float" office:value="62399749" calcext:value-type="float">
            <text:p>62399749</text:p>
          </table:table-cell>
          <table:table-cell office:value-type="float" office:value="13.1856644601103" calcext:value-type="float">
            <text:p>13.1856644601103</text:p>
          </table:table-cell>
          <table:table-cell table:formula="of:=[.B202]-[.B201]" office:value-type="float" office:value="0" calcext:value-type="float">
            <text:p>0</text:p>
          </table:table-cell>
          <table:table-cell table:formula="of:=[.C202]-[.C201]" office:value-type="float" office:value="0.150010737206275" calcext:value-type="float">
            <text:p>0.150010737206275</text:p>
          </table:table-cell>
          <table:table-cell table:formula="of:=[.B202]/[.C202]" office:value-type="string" office:string-value="" calcext:value-type="error">
            <text:p>#DIV/0!</text:p>
          </table:table-cell>
          <table:table-cell table:formula="of:=-([.$A$284]-[.A202])" office:value-type="float" office:value="-82" calcext:value-type="float">
            <text:p>-82</text:p>
          </table:table-cell>
          <table:table-cell table:number-columns-repeated="4"/>
        </table:table-row>
        <table:table-row table:style-name="ro1">
          <table:table-cell office:value-type="float" office:value="62399750" calcext:value-type="float">
            <text:p>62399750</text:p>
          </table:table-cell>
          <table:table-cell office:value-type="float" office:value="13.0356537443361" calcext:value-type="float">
            <text:p>13.0356537443361</text:p>
          </table:table-cell>
          <table:table-cell table:formula="of:=[.B203]-[.B202]" office:value-type="float" office:value="-0.150010715774167" calcext:value-type="float">
            <text:p>-0.150010715774167</text:p>
          </table:table-cell>
          <table:table-cell table:formula="of:=[.C203]-[.C202]" office:value-type="float" office:value="-0.150010715774167" calcext:value-type="float">
            <text:p>-0.150010715774167</text:p>
          </table:table-cell>
          <table:table-cell table:formula="of:=[.B203]/[.C203]" office:value-type="float" office:value="-86.8981504225377" calcext:value-type="float">
            <text:p>-87</text:p>
          </table:table-cell>
          <table:table-cell table:formula="of:=-([.$A$284]-[.A203])" office:value-type="float" office:value="-81" calcext:value-type="float">
            <text:p>-81</text:p>
          </table:table-cell>
          <table:table-cell table:number-columns-repeated="4"/>
        </table:table-row>
        <table:table-row table:style-name="ro1">
          <table:table-cell office:value-type="float" office:value="62399751" calcext:value-type="float">
            <text:p>62399751</text:p>
          </table:table-cell>
          <table:table-cell office:value-type="float" office:value="12.8856430474669" calcext:value-type="float">
            <text:p>12.8856430474669</text:p>
          </table:table-cell>
          <table:table-cell table:formula="of:=[.B204]-[.B203]" office:value-type="float" office:value="-0.150010696869199" calcext:value-type="float">
            <text:p>-0.150010696869199</text:p>
          </table:table-cell>
          <table:table-cell table:formula="of:=[.C204]-[.C203]" office:value-type="float" office:value="0.000000018904968257516" calcext:value-type="float">
            <text:p>1.8904968257516E-08</text:p>
          </table:table-cell>
          <table:table-cell table:formula="of:=[.B204]/[.C204]" office:value-type="float" office:value="-85.898161373802" calcext:value-type="float">
            <text:p>-86</text:p>
          </table:table-cell>
          <table:table-cell table:formula="of:=-([.$A$284]-[.A204])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 office:value-type="float" office:value="62399752" calcext:value-type="float">
            <text:p>62399752</text:p>
          </table:table-cell>
          <table:table-cell office:value-type="float" office:value="12.7356323672735" calcext:value-type="float">
            <text:p>12.7356323672735</text:p>
          </table:table-cell>
          <table:table-cell table:formula="of:=[.B205]-[.B204]" office:value-type="float" office:value="-0.150010680193386" calcext:value-type="float">
            <text:p>-0.150010680193386</text:p>
          </table:table-cell>
          <table:table-cell table:formula="of:=[.C205]-[.C204]" office:value-type="float" office:value="0.0000000166758127306821" calcext:value-type="float">
            <text:p>1.66758127306821E-08</text:p>
          </table:table-cell>
          <table:table-cell table:formula="of:=[.B205]/[.C205]" office:value-type="float" office:value="-84.8981709225998" calcext:value-type="float">
            <text:p>-85</text:p>
          </table:table-cell>
          <table:table-cell table:formula="of:=-([.$A$284]-[.A205])" office:value-type="float" office:value="-79" calcext:value-type="float">
            <text:p>-79</text:p>
          </table:table-cell>
          <table:table-cell table:number-columns-repeated="4"/>
        </table:table-row>
        <table:table-row table:style-name="ro1">
          <table:table-cell office:value-type="float" office:value="62399753" calcext:value-type="float">
            <text:p>62399753</text:p>
          </table:table-cell>
          <table:table-cell office:value-type="float" office:value="12.5856217017897" calcext:value-type="float">
            <text:p>12.5856217017897</text:p>
          </table:table-cell>
          <table:table-cell table:formula="of:=[.B206]-[.B205]" office:value-type="float" office:value="-0.150010665483881" calcext:value-type="float">
            <text:p>-0.150010665483881</text:p>
          </table:table-cell>
          <table:table-cell table:formula="of:=[.C206]-[.C205]" office:value-type="float" office:value="0.0000000147095047253742" calcext:value-type="float">
            <text:p>1.47095047253742E-08</text:p>
          </table:table-cell>
          <table:table-cell table:formula="of:=[.B206]/[.C206]" office:value-type="float" office:value="-83.8981792474081" calcext:value-type="float">
            <text:p>-84</text:p>
          </table:table-cell>
          <table:table-cell table:formula="of:=-([.$A$284]-[.A206])" office:value-type="float" office:value="-78" calcext:value-type="float">
            <text:p>-78</text:p>
          </table:table-cell>
          <table:table-cell table:number-columns-repeated="4"/>
        </table:table-row>
        <table:table-row table:style-name="ro1">
          <table:table-cell office:value-type="float" office:value="62399754" calcext:value-type="float">
            <text:p>62399754</text:p>
          </table:table-cell>
          <table:table-cell office:value-type="float" office:value="12.4356110492808" calcext:value-type="float">
            <text:p>12.4356110492808</text:p>
          </table:table-cell>
          <table:table-cell table:formula="of:=[.B207]-[.B206]" office:value-type="float" office:value="-0.150010652508829" calcext:value-type="float">
            <text:p>-0.150010652508829</text:p>
          </table:table-cell>
          <table:table-cell table:formula="of:=[.C207]-[.C206]" office:value-type="float" office:value="0.0000000129750521438154" calcext:value-type="float">
            <text:p>1.29750521438154E-08</text:p>
          </table:table-cell>
          <table:table-cell table:formula="of:=[.B207]/[.C207]" office:value-type="float" office:value="-82.8981865041145" calcext:value-type="float">
            <text:p>-83</text:p>
          </table:table-cell>
          <table:table-cell table:formula="of:=-([.$A$284]-[.A207])" office:value-type="float" office:value="-77" calcext:value-type="float">
            <text:p>-77</text:p>
          </table:table-cell>
          <table:table-cell table:number-columns-repeated="4"/>
        </table:table-row>
        <table:table-row table:style-name="ro1">
          <table:table-cell office:value-type="float" office:value="62399755" calcext:value-type="float">
            <text:p>62399755</text:p>
          </table:table-cell>
          <table:table-cell office:value-type="float" office:value="12.2856004082171" calcext:value-type="float">
            <text:p>12.2856004082171</text:p>
          </table:table-cell>
          <table:table-cell table:formula="of:=[.B208]-[.B207]" office:value-type="float" office:value="-0.150010641063712" calcext:value-type="float">
            <text:p>-0.150010641063712</text:p>
          </table:table-cell>
          <table:table-cell table:formula="of:=[.C208]-[.C207]" office:value-type="float" office:value="0.0000000114451168542473" calcext:value-type="float">
            <text:p>1.14451168542473E-08</text:p>
          </table:table-cell>
          <table:table-cell table:formula="of:=[.B208]/[.C208]" office:value-type="float" office:value="-81.898192828862" calcext:value-type="float">
            <text:p>-82</text:p>
          </table:table-cell>
          <table:table-cell table:formula="of:=-([.$A$284]-[.A208])" office:value-type="float" office:value="-76" calcext:value-type="float">
            <text:p>-76</text:p>
          </table:table-cell>
          <table:table-cell table:number-columns-repeated="4"/>
        </table:table-row>
        <table:table-row table:style-name="ro1">
          <table:table-cell office:value-type="float" office:value="62399756" calcext:value-type="float">
            <text:p>62399756</text:p>
          </table:table-cell>
          <table:table-cell office:value-type="float" office:value="12.135589777249" calcext:value-type="float">
            <text:p>12.135589777249</text:p>
          </table:table-cell>
          <table:table-cell table:formula="of:=[.B209]-[.B208]" office:value-type="float" office:value="-0.150010630968133" calcext:value-type="float">
            <text:p>-0.150010630968133</text:p>
          </table:table-cell>
          <table:table-cell table:formula="of:=[.C209]-[.C208]" office:value-type="float" office:value="0.0000000100955794835045" calcext:value-type="float">
            <text:p>1.00955794835045E-08</text:p>
          </table:table-cell>
          <table:table-cell table:formula="of:=[.B209]/[.C209]" office:value-type="float" office:value="-80.8981983405361" calcext:value-type="float">
            <text:p>-81</text:p>
          </table:table-cell>
          <table:table-cell table:formula="of:=-([.$A$284]-[.A209])" office:value-type="float" office:value="-75" calcext:value-type="float">
            <text:p>-75</text:p>
          </table:table-cell>
          <table:table-cell table:number-columns-repeated="4"/>
        </table:table-row>
        <table:table-row table:style-name="ro1">
          <table:table-cell office:value-type="float" office:value="62399757" calcext:value-type="float">
            <text:p>62399757</text:p>
          </table:table-cell>
          <table:table-cell office:value-type="float" office:value="11.985579155186" calcext:value-type="float">
            <text:p>11.985579155186</text:p>
          </table:table-cell>
          <table:table-cell table:formula="of:=[.B210]-[.B209]" office:value-type="float" office:value="-0.150010622062961" calcext:value-type="float">
            <text:p>-0.150010622062961</text:p>
          </table:table-cell>
          <table:table-cell table:formula="of:=[.C210]-[.C209]" office:value-type="float" office:value="0.0000000089051717111488" calcext:value-type="float">
            <text:p>8.9051717111488E-09</text:p>
          </table:table-cell>
          <table:table-cell table:formula="of:=[.B210]/[.C210]" office:value-type="float" office:value="-79.898203142945" calcext:value-type="float">
            <text:p>-80</text:p>
          </table:table-cell>
          <table:table-cell table:formula="of:=-([.$A$284]-[.A210])" office:value-type="float" office:value="-74" calcext:value-type="float">
            <text:p>-74</text:p>
          </table:table-cell>
          <table:table-cell table:number-columns-repeated="4"/>
        </table:table-row>
        <table:table-row table:style-name="ro1">
          <table:table-cell office:value-type="float" office:value="62399758" calcext:value-type="float">
            <text:p>62399758</text:p>
          </table:table-cell>
          <table:table-cell office:value-type="float" office:value="11.8355685409782" calcext:value-type="float">
            <text:p>11.8355685409782</text:p>
          </table:table-cell>
          <table:table-cell table:formula="of:=[.B211]-[.B210]" office:value-type="float" office:value="-0.150010614207831" calcext:value-type="float">
            <text:p>-0.150010614207831</text:p>
          </table:table-cell>
          <table:table-cell table:formula="of:=[.C211]-[.C210]" office:value-type="float" office:value="0.00000000785512987988568" calcext:value-type="float">
            <text:p>7.85512987988568E-09</text:p>
          </table:table-cell>
          <table:table-cell table:formula="of:=[.B211]/[.C211]" office:value-type="float" office:value="-78.8982073267207" calcext:value-type="float">
            <text:p>-79</text:p>
          </table:table-cell>
          <table:table-cell table:formula="of:=-([.$A$284]-[.A211])" office:value-type="float" office:value="-73" calcext:value-type="float">
            <text:p>-73</text:p>
          </table:table-cell>
          <table:table-cell table:number-columns-repeated="4"/>
        </table:table-row>
        <table:table-row table:style-name="ro1">
          <table:table-cell office:value-type="float" office:value="62399759" calcext:value-type="float">
            <text:p>62399759</text:p>
          </table:table-cell>
          <table:table-cell office:value-type="float" office:value="11.6855579336993" calcext:value-type="float">
            <text:p>11.6855579336993</text:p>
          </table:table-cell>
          <table:table-cell table:formula="of:=[.B212]-[.B211]" office:value-type="float" office:value="-0.150010607278929" calcext:value-type="float">
            <text:p>-0.150010607278929</text:p>
          </table:table-cell>
          <table:table-cell table:formula="of:=[.C212]-[.C211]" office:value-type="float" office:value="0.0000000069289018966856" calcext:value-type="float">
            <text:p>6.9289018966856E-09</text:p>
          </table:table-cell>
          <table:table-cell table:formula="of:=[.B212]/[.C212]" office:value-type="float" office:value="-77.8982109709826" calcext:value-type="float">
            <text:p>-78</text:p>
          </table:table-cell>
          <table:table-cell table:formula="of:=-([.$A$284]-[.A212])" office:value-type="float" office:value="-72" calcext:value-type="float">
            <text:p>-72</text:p>
          </table:table-cell>
          <table:table-cell table:number-columns-repeated="4"/>
        </table:table-row>
        <table:table-row table:style-name="ro1">
          <table:table-cell office:value-type="float" office:value="62399760" calcext:value-type="float">
            <text:p>62399760</text:p>
          </table:table-cell>
          <table:table-cell office:value-type="float" office:value="11.5355473325322" calcext:value-type="float">
            <text:p>11.5355473325322</text:p>
          </table:table-cell>
          <table:table-cell table:formula="of:=[.B213]-[.B212]" office:value-type="float" office:value="-0.15001060116704" calcext:value-type="float">
            <text:p>-0.15001060116704</text:p>
          </table:table-cell>
          <table:table-cell table:formula="of:=[.C213]-[.C212]" office:value-type="float" office:value="0.00000000611188966104237" calcext:value-type="float">
            <text:p>6.11188966104237E-09</text:p>
          </table:table-cell>
          <table:table-cell table:formula="of:=[.B213]/[.C213]" office:value-type="float" office:value="-76.8982141447935" calcext:value-type="float">
            <text:p>-77</text:p>
          </table:table-cell>
          <table:table-cell table:formula="of:=-([.$A$284]-[.A213])" office:value-type="float" office:value="-71" calcext:value-type="float">
            <text:p>-71</text:p>
          </table:table-cell>
          <table:table-cell table:number-columns-repeated="4"/>
        </table:table-row>
        <table:table-row table:style-name="ro1">
          <table:table-cell office:value-type="float" office:value="62399761" calcext:value-type="float">
            <text:p>62399761</text:p>
          </table:table-cell>
          <table:table-cell office:value-type="float" office:value="11.3855367367564" calcext:value-type="float">
            <text:p>11.3855367367564</text:p>
          </table:table-cell>
          <table:table-cell table:formula="of:=[.B214]-[.B213]" office:value-type="float" office:value="-0.150010595775827" calcext:value-type="float">
            <text:p>-0.150010595775827</text:p>
          </table:table-cell>
          <table:table-cell table:formula="of:=[.C214]-[.C213]" office:value-type="float" office:value="0.00000000539121280951349" calcext:value-type="float">
            <text:p>5.39121280951349E-09</text:p>
          </table:table-cell>
          <table:table-cell table:formula="of:=[.B214]/[.C214]" office:value-type="float" office:value="-75.8982169084292" calcext:value-type="float">
            <text:p>-76</text:p>
          </table:table-cell>
          <table:table-cell table:formula="of:=-([.$A$284]-[.A214])" office:value-type="float" office:value="-70" calcext:value-type="float">
            <text:p>-70</text:p>
          </table:table-cell>
          <table:table-cell table:number-columns-repeated="4"/>
        </table:table-row>
        <table:table-row table:style-name="ro1">
          <table:table-cell office:value-type="float" office:value="62399762" calcext:value-type="float">
            <text:p>62399762</text:p>
          </table:table-cell>
          <table:table-cell office:value-type="float" office:value="11.2355261457361" calcext:value-type="float">
            <text:p>11.2355261457361</text:p>
          </table:table-cell>
          <table:table-cell table:formula="of:=[.B215]-[.B214]" office:value-type="float" office:value="-0.15001059102031" calcext:value-type="float">
            <text:p>-0.15001059102031</text:p>
          </table:table-cell>
          <table:table-cell table:formula="of:=[.C215]-[.C214]" office:value-type="float" office:value="0.00000000475551686918152" calcext:value-type="float">
            <text:p>4.75551686918152E-09</text:p>
          </table:table-cell>
          <table:table-cell table:formula="of:=[.B215]/[.C215]" office:value-type="float" office:value="-74.8982193144943" calcext:value-type="float">
            <text:p>-75</text:p>
          </table:table-cell>
          <table:table-cell table:formula="of:=-([.$A$284]-[.A215])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 office:value-type="float" office:value="62399763" calcext:value-type="float">
            <text:p>62399763</text:p>
          </table:table-cell>
          <table:table-cell office:value-type="float" office:value="11.0855155589105" calcext:value-type="float">
            <text:p>11.0855155589105</text:p>
          </table:table-cell>
          <table:table-cell table:formula="of:=[.B216]-[.B215]" office:value-type="float" office:value="-0.150010586825536" calcext:value-type="float">
            <text:p>-0.150010586825536</text:p>
          </table:table-cell>
          <table:table-cell table:formula="of:=[.C216]-[.C215]" office:value-type="float" office:value="0.00000000419477430568804" calcext:value-type="float">
            <text:p>4.19477430568804E-09</text:p>
          </table:table-cell>
          <table:table-cell table:formula="of:=[.B216]/[.C216]" office:value-type="float" office:value="-73.8982214088873" calcext:value-type="float">
            <text:p>-74</text:p>
          </table:table-cell>
          <table:table-cell table:formula="of:=-([.$A$284]-[.A216])" office:value-type="float" office:value="-68" calcext:value-type="float">
            <text:p>-68</text:p>
          </table:table-cell>
          <table:table-cell table:number-columns-repeated="4"/>
        </table:table-row>
        <table:table-row table:style-name="ro1">
          <table:table-cell office:value-type="float" office:value="62399764" calcext:value-type="float">
            <text:p>62399764</text:p>
          </table:table-cell>
          <table:table-cell office:value-type="float" office:value="10.9355049757852" calcext:value-type="float">
            <text:p>10.9355049757852</text:p>
          </table:table-cell>
          <table:table-cell table:formula="of:=[.B217]-[.B216]" office:value-type="float" office:value="-0.150010583125383" calcext:value-type="float">
            <text:p>-0.150010583125383</text:p>
          </table:table-cell>
          <table:table-cell table:formula="of:=[.C217]-[.C216]" office:value-type="float" office:value="0.00000000370015307282756" calcext:value-type="float">
            <text:p>3.70015307282756E-09</text:p>
          </table:table-cell>
          <table:table-cell table:formula="of:=[.B217]/[.C217]" office:value-type="float" office:value="-72.8982232316569" calcext:value-type="float">
            <text:p>-73</text:p>
          </table:table-cell>
          <table:table-cell table:formula="of:=-([.$A$284]-[.A217])" office:value-type="float" office:value="-67" calcext:value-type="float">
            <text:p>-67</text:p>
          </table:table-cell>
          <table:table-cell table:number-columns-repeated="4"/>
        </table:table-row>
        <table:table-row table:style-name="ro1">
          <table:table-cell office:value-type="float" office:value="62399765" calcext:value-type="float">
            <text:p>62399765</text:p>
          </table:table-cell>
          <table:table-cell office:value-type="float" office:value="10.7854943959236" calcext:value-type="float">
            <text:p>10.7854943959236</text:p>
          </table:table-cell>
          <table:table-cell table:formula="of:=[.B218]-[.B217]" office:value-type="float" office:value="-0.150010579861528" calcext:value-type="float">
            <text:p>-0.150010579861528</text:p>
          </table:table-cell>
          <table:table-cell table:formula="of:=[.C218]-[.C217]" office:value-type="float" office:value="0.00000000326385496407511" calcext:value-type="float">
            <text:p>3.26385496407511E-09</text:p>
          </table:table-cell>
          <table:table-cell table:formula="of:=[.B218]/[.C218]" office:value-type="float" office:value="-71.8982248177399" calcext:value-type="float">
            <text:p>-72</text:p>
          </table:table-cell>
          <table:table-cell table:formula="of:=-([.$A$284]-[.A218])" office:value-type="float" office:value="-66" calcext:value-type="float">
            <text:p>-66</text:p>
          </table:table-cell>
          <table:table-cell table:number-columns-repeated="4"/>
        </table:table-row>
        <table:table-row table:style-name="ro1">
          <table:table-cell office:value-type="float" office:value="62399766" calcext:value-type="float">
            <text:p>62399766</text:p>
          </table:table-cell>
          <table:table-cell office:value-type="float" office:value="10.6354838189411" calcext:value-type="float">
            <text:p>10.6354838189411</text:p>
          </table:table-cell>
          <table:table-cell table:formula="of:=[.B219]-[.B218]" office:value-type="float" office:value="-0.150010576982526" calcext:value-type="float">
            <text:p>-0.150010576982526</text:p>
          </table:table-cell>
          <table:table-cell table:formula="of:=[.C219]-[.C218]" office:value-type="float" office:value="0.00000000287900192574853" calcext:value-type="float">
            <text:p>2.87900192574853E-09</text:p>
          </table:table-cell>
          <table:table-cell table:formula="of:=[.B219]/[.C219]" office:value-type="float" office:value="-70.8982261976101" calcext:value-type="float">
            <text:p>-71</text:p>
          </table:table-cell>
          <table:table-cell table:formula="of:=-([.$A$284]-[.A219])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 office:value-type="float" office:value="62399767" calcext:value-type="float">
            <text:p>62399767</text:p>
          </table:table-cell>
          <table:table-cell office:value-type="float" office:value="10.4854732444981" calcext:value-type="float">
            <text:p>10.4854732444981</text:p>
          </table:table-cell>
          <table:table-cell table:formula="of:=[.B220]-[.B219]" office:value-type="float" office:value="-0.150010574442998" calcext:value-type="float">
            <text:p>-0.150010574442998</text:p>
          </table:table-cell>
          <table:table-cell table:formula="of:=[.C220]-[.C219]" office:value-type="float" office:value="0.00000000253952769924126" calcext:value-type="float">
            <text:p>2.53952769924126E-09</text:p>
          </table:table-cell>
          <table:table-cell table:formula="of:=[.B220]/[.C220]" office:value-type="float" office:value="-69.8982273978456" calcext:value-type="float">
            <text:p>-70</text:p>
          </table:table-cell>
          <table:table-cell table:formula="of:=-([.$A$284]-[.A220])" office:value-type="float" office:value="-64" calcext:value-type="float">
            <text:p>-64</text:p>
          </table:table-cell>
          <table:table-cell table:number-columns-repeated="4"/>
        </table:table-row>
        <table:table-row table:style-name="ro1">
          <table:table-cell office:value-type="float" office:value="62399768" calcext:value-type="float">
            <text:p>62399768</text:p>
          </table:table-cell>
          <table:table-cell office:value-type="float" office:value="10.3354626722952" calcext:value-type="float">
            <text:p>10.3354626722952</text:p>
          </table:table-cell>
          <table:table-cell table:formula="of:=[.B221]-[.B220]" office:value-type="float" office:value="-0.150010572202916" calcext:value-type="float">
            <text:p>-0.150010572202916</text:p>
          </table:table-cell>
          <table:table-cell table:formula="of:=[.C221]-[.C220]" office:value-type="float" office:value="0.00000000224008189775304" calcext:value-type="float">
            <text:p>2.24008189775304E-09</text:p>
          </table:table-cell>
          <table:table-cell table:formula="of:=[.B221]/[.C221]" office:value-type="float" office:value="-68.8982284416237" calcext:value-type="float">
            <text:p>-69</text:p>
          </table:table-cell>
          <table:table-cell table:formula="of:=-([.$A$284]-[.A221])" office:value-type="float" office:value="-63" calcext:value-type="float">
            <text:p>-63</text:p>
          </table:table-cell>
          <table:table-cell table:number-columns-repeated="4"/>
        </table:table-row>
        <table:table-row table:style-name="ro1">
          <table:table-cell office:value-type="float" office:value="62399769" calcext:value-type="float">
            <text:p>62399769</text:p>
          </table:table-cell>
          <table:table-cell office:value-type="float" office:value="10.1854521020682" calcext:value-type="float">
            <text:p>10.1854521020682</text:p>
          </table:table-cell>
          <table:table-cell table:formula="of:=[.B222]-[.B221]" office:value-type="float" office:value="-0.150010570226971" calcext:value-type="float">
            <text:p>-0.150010570226971</text:p>
          </table:table-cell>
          <table:table-cell table:formula="of:=[.C222]-[.C221]" office:value-type="float" office:value="0.00000000197594474116158" calcext:value-type="float">
            <text:p>1.97594474116158E-09</text:p>
          </table:table-cell>
          <table:table-cell table:formula="of:=[.B222]/[.C222]" office:value-type="float" office:value="-67.8982293491537" calcext:value-type="float">
            <text:p>-68</text:p>
          </table:table-cell>
          <table:table-cell table:formula="of:=-([.$A$284]-[.A222])" office:value-type="float" office:value="-62" calcext:value-type="float">
            <text:p>-62</text:p>
          </table:table-cell>
          <table:table-cell table:number-columns-repeated="4"/>
        </table:table-row>
        <table:table-row table:style-name="ro1">
          <table:table-cell office:value-type="float" office:value="62399770" calcext:value-type="float">
            <text:p>62399770</text:p>
          </table:table-cell>
          <table:table-cell office:value-type="float" office:value="10.0354415335842" calcext:value-type="float">
            <text:p>10.0354415335842</text:p>
          </table:table-cell>
          <table:table-cell table:formula="of:=[.B223]-[.B222]" office:value-type="float" office:value="-0.150010568484015" calcext:value-type="float">
            <text:p>-0.150010568484015</text:p>
          </table:table-cell>
          <table:table-cell table:formula="of:=[.C223]-[.C222]" office:value-type="float" office:value="0.00000000174295600174901" calcext:value-type="float">
            <text:p>1.74295600174901E-09</text:p>
          </table:table-cell>
          <table:table-cell table:formula="of:=[.B223]/[.C223]" office:value-type="float" office:value="-66.8982301380556" calcext:value-type="float">
            <text:p>-67</text:p>
          </table:table-cell>
          <table:table-cell table:formula="of:=-([.$A$284]-[.A223])" office:value-type="float" office:value="-61" calcext:value-type="float">
            <text:p>-61</text:p>
          </table:table-cell>
          <table:table-cell table:number-columns-repeated="4"/>
        </table:table-row>
        <table:table-row table:style-name="ro1">
          <table:table-cell office:value-type="float" office:value="62399771" calcext:value-type="float">
            <text:p>62399771</text:p>
          </table:table-cell>
          <table:table-cell office:value-type="float" office:value="9.88543096663763" calcext:value-type="float">
            <text:p>9.88543096663763</text:p>
          </table:table-cell>
          <table:table-cell table:formula="of:=[.B224]-[.B223]" office:value-type="float" office:value="-0.15001056694658" calcext:value-type="float">
            <text:p>-0.15001056694658</text:p>
          </table:table-cell>
          <table:table-cell table:formula="of:=[.C224]-[.C223]" office:value-type="float" office:value="0.00000000153743506814408" calcext:value-type="float">
            <text:p>1.53743506814408E-09</text:p>
          </table:table-cell>
          <table:table-cell table:formula="of:=[.B224]/[.C224]" office:value-type="float" office:value="-65.8982308236852" calcext:value-type="float">
            <text:p>-66</text:p>
          </table:table-cell>
          <table:table-cell table:formula="of:=-([.$A$284]-[.A224])" office:value-type="float" office:value="-60" calcext:value-type="float">
            <text:p>-60</text:p>
          </table:table-cell>
          <table:table-cell table:number-columns-repeated="4"/>
        </table:table-row>
        <table:table-row table:style-name="ro1">
          <table:table-cell office:value-type="float" office:value="62399772" calcext:value-type="float">
            <text:p>62399772</text:p>
          </table:table-cell>
          <table:table-cell office:value-type="float" office:value="9.7354204010472" calcext:value-type="float">
            <text:p>9.7354204010472</text:p>
          </table:table-cell>
          <table:table-cell table:formula="of:=[.B225]-[.B224]" office:value-type="float" office:value="-0.150010565590428" calcext:value-type="float">
            <text:p>-0.150010565590428</text:p>
          </table:table-cell>
          <table:table-cell table:formula="of:=[.C225]-[.C224]" office:value-type="float" office:value="0.00000000135615252361276" calcext:value-type="float">
            <text:p>1.35615252361276E-09</text:p>
          </table:table-cell>
          <table:table-cell table:formula="of:=[.B225]/[.C225]" office:value-type="float" office:value="-64.8982314194302" calcext:value-type="float">
            <text:p>-65</text:p>
          </table:table-cell>
          <table:table-cell table:formula="of:=-([.$A$284]-[.A225])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 office:value-type="float" office:value="62399773" calcext:value-type="float">
            <text:p>62399773</text:p>
          </table:table-cell>
          <table:table-cell office:value-type="float" office:value="9.58540983665302" calcext:value-type="float">
            <text:p>9.58540983665302</text:p>
          </table:table-cell>
          <table:table-cell table:formula="of:=[.B226]-[.B225]" office:value-type="float" office:value="-0.150010564394185" calcext:value-type="float">
            <text:p>-0.150010564394185</text:p>
          </table:table-cell>
          <table:table-cell table:formula="of:=[.C226]-[.C225]" office:value-type="float" office:value="0.00000000119624310457311" calcext:value-type="float">
            <text:p>1.19624310457311E-09</text:p>
          </table:table-cell>
          <table:table-cell table:formula="of:=[.B226]/[.C226]" office:value-type="float" office:value="-63.8982319369542" calcext:value-type="float">
            <text:p>-64</text:p>
          </table:table-cell>
          <table:table-cell table:formula="of:=-([.$A$284]-[.A226])" office:value-type="float" office:value="-58" calcext:value-type="float">
            <text:p>-58</text:p>
          </table:table-cell>
          <table:table-cell table:number-columns-repeated="4"/>
        </table:table-row>
        <table:table-row table:style-name="ro1">
          <table:table-cell office:value-type="float" office:value="62399774" calcext:value-type="float">
            <text:p>62399774</text:p>
          </table:table-cell>
          <table:table-cell office:value-type="float" office:value="9.43539927331402" calcext:value-type="float">
            <text:p>9.43539927331402</text:p>
          </table:table-cell>
          <table:table-cell table:formula="of:=[.B227]-[.B226]" office:value-type="float" office:value="-0.150010563338997" calcext:value-type="float">
            <text:p>-0.150010563338997</text:p>
          </table:table-cell>
          <table:table-cell table:formula="of:=[.C227]-[.C226]" office:value-type="float" office:value="0.00000000105518793702686" calcext:value-type="float">
            <text:p>1.05518793702686E-09</text:p>
          </table:table-cell>
          <table:table-cell table:formula="of:=[.B227]/[.C227]" office:value-type="float" office:value="-62.8982323864202" calcext:value-type="float">
            <text:p>-63</text:p>
          </table:table-cell>
          <table:table-cell table:formula="of:=-([.$A$284]-[.A227])" office:value-type="float" office:value="-57" calcext:value-type="float">
            <text:p>-57</text:p>
          </table:table-cell>
          <table:table-cell table:number-columns-repeated="4"/>
        </table:table-row>
        <table:table-row table:style-name="ro1">
          <table:table-cell office:value-type="float" office:value="62399775" calcext:value-type="float">
            <text:p>62399775</text:p>
          </table:table-cell>
          <table:table-cell office:value-type="float" office:value="9.28538871090579" calcext:value-type="float">
            <text:p>9.28538871090579</text:p>
          </table:table-cell>
          <table:table-cell table:formula="of:=[.B228]-[.B227]" office:value-type="float" office:value="-0.150010562408228" calcext:value-type="float">
            <text:p>-0.150010562408228</text:p>
          </table:table-cell>
          <table:table-cell table:formula="of:=[.C228]-[.C227]" office:value-type="float" office:value="0.000000000930768351281586" calcext:value-type="float">
            <text:p>9.30768351281586E-10</text:p>
          </table:table-cell>
          <table:table-cell table:formula="of:=[.B228]/[.C228]" office:value-type="float" office:value="-61.8982327766839" calcext:value-type="float">
            <text:p>-62</text:p>
          </table:table-cell>
          <table:table-cell table:formula="of:=-([.$A$284]-[.A228])" office:value-type="float" office:value="-56" calcext:value-type="float">
            <text:p>-56</text:p>
          </table:table-cell>
          <table:table-cell table:number-columns-repeated="4"/>
        </table:table-row>
        <table:table-row table:style-name="ro1">
          <table:table-cell office:value-type="float" office:value="62399776" calcext:value-type="float">
            <text:p>62399776</text:p>
          </table:table-cell>
          <table:table-cell office:value-type="float" office:value="9.13537814931858" calcext:value-type="float">
            <text:p>9.13537814931858</text:p>
          </table:table-cell>
          <table:table-cell table:formula="of:=[.B229]-[.B228]" office:value-type="float" office:value="-0.150010561587211" calcext:value-type="float">
            <text:p>-0.150010561587211</text:p>
          </table:table-cell>
          <table:table-cell table:formula="of:=[.C229]-[.C228]" office:value-type="float" office:value="0.000000000821017920316081" calcext:value-type="float">
            <text:p>8.21017920316081E-10</text:p>
          </table:table-cell>
          <table:table-cell table:formula="of:=[.B229]/[.C229]" office:value-type="float" office:value="-60.8982331154571" calcext:value-type="float">
            <text:p>-61</text:p>
          </table:table-cell>
          <table:table-cell table:formula="of:=-([.$A$284]-[.A229])" office:value-type="float" office:value="-55" calcext:value-type="float">
            <text:p>-55</text:p>
          </table:table-cell>
          <table:table-cell table:number-columns-repeated="4"/>
        </table:table-row>
        <table:table-row table:style-name="ro1">
          <table:table-cell office:value-type="float" office:value="62399777" calcext:value-type="float">
            <text:p>62399777</text:p>
          </table:table-cell>
          <table:table-cell office:value-type="float" office:value="8.98536758845558" calcext:value-type="float">
            <text:p>8.98536758845558</text:p>
          </table:table-cell>
          <table:table-cell table:formula="of:=[.B230]-[.B229]" office:value-type="float" office:value="-0.150010560863002" calcext:value-type="float">
            <text:p>-0.150010560863002</text:p>
          </table:table-cell>
          <table:table-cell table:formula="of:=[.C230]-[.C229]" office:value-type="float" office:value="0.000000000724208248925606" calcext:value-type="float">
            <text:p>7.24208248925606E-10</text:p>
          </table:table-cell>
          <table:table-cell table:formula="of:=[.B230]/[.C230]" office:value-type="float" office:value="-59.8982334094564" calcext:value-type="float">
            <text:p>-60</text:p>
          </table:table-cell>
          <table:table-cell table:formula="of:=-([.$A$284]-[.A230])" office:value-type="float" office:value="-54" calcext:value-type="float">
            <text:p>-54</text:p>
          </table:table-cell>
          <table:table-cell table:number-columns-repeated="4"/>
        </table:table-row>
        <table:table-row table:style-name="ro1">
          <table:table-cell office:value-type="float" office:value="62399778" calcext:value-type="float">
            <text:p>62399778</text:p>
          </table:table-cell>
          <table:table-cell office:value-type="float" office:value="8.83535702823139" calcext:value-type="float">
            <text:p>8.83535702823139</text:p>
          </table:table-cell>
          <table:table-cell table:formula="of:=[.B231]-[.B230]" office:value-type="float" office:value="-0.150010560224189" calcext:value-type="float">
            <text:p>-0.150010560224189</text:p>
          </table:table-cell>
          <table:table-cell table:formula="of:=[.C231]-[.C230]" office:value-type="float" office:value="0.000000000638813446585118" calcext:value-type="float">
            <text:p>6.38813446585118E-10</text:p>
          </table:table-cell>
          <table:table-cell table:formula="of:=[.B231]/[.C231]" office:value-type="float" office:value="-58.8982336645305" calcext:value-type="float">
            <text:p>-59</text:p>
          </table:table-cell>
          <table:table-cell table:formula="of:=-([.$A$284]-[.A231])" office:value-type="float" office:value="-53" calcext:value-type="float">
            <text:p>-53</text:p>
          </table:table-cell>
          <table:table-cell table:number-columns-repeated="4"/>
        </table:table-row>
        <table:table-row table:style-name="ro1">
          <table:table-cell office:value-type="float" office:value="62399779" calcext:value-type="float">
            <text:p>62399779</text:p>
          </table:table-cell>
          <table:table-cell office:value-type="float" office:value="8.68534646857069" calcext:value-type="float">
            <text:p>8.68534646857069</text:p>
          </table:table-cell>
          <table:table-cell table:formula="of:=[.B232]-[.B231]" office:value-type="float" office:value="-0.150010559660698" calcext:value-type="float">
            <text:p>-0.150010559660698</text:p>
          </table:table-cell>
          <table:table-cell table:formula="of:=[.C232]-[.C231]" office:value-type="float" office:value="0.000000000563490587524029" calcext:value-type="float">
            <text:p>5.63490587524029E-10</text:p>
          </table:table-cell>
          <table:table-cell table:formula="of:=[.B232]/[.C232]" office:value-type="float" office:value="-57.8982338857722" calcext:value-type="float">
            <text:p>-58</text:p>
          </table:table-cell>
          <table:table-cell table:formula="of:=-([.$A$284]-[.A232])" office:value-type="float" office:value="-52" calcext:value-type="float">
            <text:p>-52</text:p>
          </table:table-cell>
          <table:table-cell table:number-columns-repeated="4"/>
        </table:table-row>
        <table:table-row table:style-name="ro1">
          <table:table-cell office:value-type="float" office:value="62399780" calcext:value-type="float">
            <text:p>62399780</text:p>
          </table:table-cell>
          <table:table-cell office:value-type="float" office:value="8.53533590940704" calcext:value-type="float">
            <text:p>8.53533590940704</text:p>
          </table:table-cell>
          <table:table-cell table:formula="of:=[.B233]-[.B232]" office:value-type="float" office:value="-0.150010559163652" calcext:value-type="float">
            <text:p>-0.150010559163652</text:p>
          </table:table-cell>
          <table:table-cell table:formula="of:=[.C233]-[.C232]" office:value-type="float" office:value="0.000000000497045959946263" calcext:value-type="float">
            <text:p>4.97045959946263E-10</text:p>
          </table:table-cell>
          <table:table-cell table:formula="of:=[.B233]/[.C233]" office:value-type="float" office:value="-56.8982340776126" calcext:value-type="float">
            <text:p>-57</text:p>
          </table:table-cell>
          <table:table-cell table:formula="of:=-([.$A$284]-[.A233])" office:value-type="float" office:value="-51" calcext:value-type="float">
            <text:p>-51</text:p>
          </table:table-cell>
          <table:table-cell table:number-columns-repeated="4"/>
        </table:table-row>
        <table:table-row table:style-name="ro1">
          <table:table-cell office:value-type="float" office:value="62399781" calcext:value-type="float">
            <text:p>62399781</text:p>
          </table:table-cell>
          <table:table-cell office:value-type="float" office:value="8.38532535068183" calcext:value-type="float">
            <text:p>8.38532535068183</text:p>
          </table:table-cell>
          <table:table-cell table:formula="of:=[.B234]-[.B233]" office:value-type="float" office:value="-0.150010558725215" calcext:value-type="float">
            <text:p>-0.150010558725215</text:p>
          </table:table-cell>
          <table:table-cell table:formula="of:=[.C234]-[.C233]" office:value-type="float" office:value="0.000000000438436842387091" calcext:value-type="float">
            <text:p>4.38436842387091E-10</text:p>
          </table:table-cell>
          <table:table-cell table:formula="of:=[.B234]/[.C234]" office:value-type="float" office:value="-55.8982342439095" calcext:value-type="float">
            <text:p>-56</text:p>
          </table:table-cell>
          <table:table-cell table:formula="of:=-([.$A$284]-[.A234])" office:value-type="float" office:value="-50" calcext:value-type="float">
            <text:p>-50</text:p>
          </table:table-cell>
          <table:table-cell table:number-columns-repeated="4"/>
        </table:table-row>
        <table:table-row table:style-name="ro1">
          <table:table-cell office:value-type="float" office:value="62399782" calcext:value-type="float">
            <text:p>62399782</text:p>
          </table:table-cell>
          <table:table-cell office:value-type="float" office:value="8.23531479234335" calcext:value-type="float">
            <text:p>8.23531479234335</text:p>
          </table:table-cell>
          <table:table-cell table:formula="of:=[.B235]-[.B234]" office:value-type="float" office:value="-0.150010558338476" calcext:value-type="float">
            <text:p>-0.150010558338476</text:p>
          </table:table-cell>
          <table:table-cell table:formula="of:=[.C235]-[.C234]" office:value-type="float" office:value="0.000000000386739529290026" calcext:value-type="float">
            <text:p>3.86739529290026E-10</text:p>
          </table:table-cell>
          <table:table-cell table:formula="of:=[.B235]/[.C235]" office:value-type="float" office:value="-54.8982343880197" calcext:value-type="float">
            <text:p>-55</text:p>
          </table:table-cell>
          <table:table-cell table:formula="of:=-([.$A$284]-[.A235])" office:value-type="float" office:value="-49" calcext:value-type="float">
            <text:p>-49</text:p>
          </table:table-cell>
          <table:table-cell table:number-columns-repeated="4"/>
        </table:table-row>
        <table:table-row table:style-name="ro1">
          <table:table-cell office:value-type="float" office:value="62399783" calcext:value-type="float">
            <text:p>62399783</text:p>
          </table:table-cell>
          <table:table-cell office:value-type="float" office:value="8.08530423434601" calcext:value-type="float">
            <text:p>8.08530423434601</text:p>
          </table:table-cell>
          <table:table-cell table:formula="of:=[.B236]-[.B235]" office:value-type="float" office:value="-0.150010557997337" calcext:value-type="float">
            <text:p>-0.150010557997337</text:p>
          </table:table-cell>
          <table:table-cell table:formula="of:=[.C236]-[.C235]" office:value-type="float" office:value="0.000000000341138672865782" calcext:value-type="float">
            <text:p>3.41138672865782E-10</text:p>
          </table:table-cell>
          <table:table-cell table:formula="of:=[.B236]/[.C236]" office:value-type="float" office:value="-53.8982345128636" calcext:value-type="float">
            <text:p>-54</text:p>
          </table:table-cell>
          <table:table-cell table:formula="of:=-([.$A$284]-[.A236])" office:value-type="float" office:value="-48" calcext:value-type="float">
            <text:p>-48</text:p>
          </table:table-cell>
          <table:table-cell table:number-columns-repeated="4"/>
        </table:table-row>
        <table:table-row table:style-name="ro1">
          <table:table-cell office:value-type="float" office:value="62399784" calcext:value-type="float">
            <text:p>62399784</text:p>
          </table:table-cell>
          <table:table-cell office:value-type="float" office:value="7.93529367664959" calcext:value-type="float">
            <text:p>7.93529367664959</text:p>
          </table:table-cell>
          <table:table-cell table:formula="of:=[.B237]-[.B236]" office:value-type="float" office:value="-0.150010557696424" calcext:value-type="float">
            <text:p>-0.150010557696424</text:p>
          </table:table-cell>
          <table:table-cell table:formula="of:=[.C237]-[.C236]" office:value-type="float" office:value="0.000000000300913072237563" calcext:value-type="float">
            <text:p>3.00913072237563E-10</text:p>
          </table:table-cell>
          <table:table-cell table:formula="of:=[.B237]/[.C237]" office:value-type="float" office:value="-52.8982346209806" calcext:value-type="float">
            <text:p>-53</text:p>
          </table:table-cell>
          <table:table-cell table:formula="of:=-([.$A$284]-[.A237])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office:value-type="float" office:value="62399785" calcext:value-type="float">
            <text:p>62399785</text:p>
          </table:table-cell>
          <table:table-cell office:value-type="float" office:value="7.7852831192186" calcext:value-type="float">
            <text:p>7.7852831192186</text:p>
          </table:table-cell>
          <table:table-cell table:formula="of:=[.B238]-[.B237]" office:value-type="float" office:value="-0.150010557430993" calcext:value-type="float">
            <text:p>-0.150010557430993</text:p>
          </table:table-cell>
          <table:table-cell table:formula="of:=[.C238]-[.C237]" office:value-type="float" office:value="0.000000000265431232548963" calcext:value-type="float">
            <text:p>2.65431232548963E-10</text:p>
          </table:table-cell>
          <table:table-cell table:formula="of:=[.B238]/[.C238]" office:value-type="float" office:value="-51.8982347145796" calcext:value-type="float">
            <text:p>-52</text:p>
          </table:table-cell>
          <table:table-cell table:formula="of:=-([.$A$284]-[.A238])" office:value-type="float" office:value="-46" calcext:value-type="float">
            <text:p>-46</text:p>
          </table:table-cell>
          <table:table-cell table:number-columns-repeated="4"/>
        </table:table-row>
        <table:table-row table:style-name="ro1">
          <table:table-cell office:value-type="float" office:value="62399786" calcext:value-type="float">
            <text:p>62399786</text:p>
          </table:table-cell>
          <table:table-cell office:value-type="float" office:value="7.63527256202173" calcext:value-type="float">
            <text:p>7.63527256202173</text:p>
          </table:table-cell>
          <table:table-cell table:formula="of:=[.B239]-[.B238]" office:value-type="float" office:value="-0.15001055719686" calcext:value-type="float">
            <text:p>-0.15001055719686</text:p>
          </table:table-cell>
          <table:table-cell table:formula="of:=[.C239]-[.C238]" office:value-type="float" office:value="0.00000000023413271321715" calcext:value-type="float">
            <text:p>2.3413271321715E-10</text:p>
          </table:table-cell>
          <table:table-cell table:formula="of:=[.B239]/[.C239]" office:value-type="float" office:value="-50.8982347955811" calcext:value-type="float">
            <text:p>-51</text:p>
          </table:table-cell>
          <table:table-cell table:formula="of:=-([.$A$284]-[.A239])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 office:value-type="float" office:value="62399787" calcext:value-type="float">
            <text:p>62399787</text:p>
          </table:table-cell>
          <table:table-cell office:value-type="float" office:value="7.4852620050314" calcext:value-type="float">
            <text:p>7.4852620050314</text:p>
          </table:table-cell>
          <table:table-cell table:formula="of:=[.B240]-[.B239]" office:value-type="float" office:value="-0.150010556990335" calcext:value-type="float">
            <text:p>-0.150010556990335</text:p>
          </table:table-cell>
          <table:table-cell table:formula="of:=[.C240]-[.C239]" office:value-type="float" office:value="0.000000000206525463397611" calcext:value-type="float">
            <text:p>2.06525463397611E-10</text:p>
          </table:table-cell>
          <table:table-cell table:formula="of:=[.B240]/[.C240]" office:value-type="float" office:value="-49.8982348656547" calcext:value-type="float">
            <text:p>-50</text:p>
          </table:table-cell>
          <table:table-cell table:formula="of:=-([.$A$284]-[.A240])"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 office:value-type="float" office:value="62399788" calcext:value-type="float">
            <text:p>62399788</text:p>
          </table:table-cell>
          <table:table-cell office:value-type="float" office:value="7.33525144822324" calcext:value-type="float">
            <text:p>7.33525144822324</text:p>
          </table:table-cell>
          <table:table-cell table:formula="of:=[.B241]-[.B240]" office:value-type="float" office:value="-0.15001055680816" calcext:value-type="float">
            <text:p>-0.15001055680816</text:p>
          </table:table-cell>
          <table:table-cell table:formula="of:=[.C241]-[.C240]" office:value-type="float" office:value="0.000000000182174275664693" calcext:value-type="float">
            <text:p>1.82174275664693E-10</text:p>
          </table:table-cell>
          <table:table-cell table:formula="of:=[.B241]/[.C241]" office:value-type="float" office:value="-48.8982349262516" calcext:value-type="float">
            <text:p>-49</text:p>
          </table:table-cell>
          <table:table-cell table:formula="of:=-([.$A$284]-[.A241])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62399789" calcext:value-type="float">
            <text:p>62399789</text:p>
          </table:table-cell>
          <table:table-cell office:value-type="float" office:value="7.18524089157577" calcext:value-type="float">
            <text:p>7.18524089157577</text:p>
          </table:table-cell>
          <table:table-cell table:formula="of:=[.B242]-[.B241]" office:value-type="float" office:value="-0.150010556647468" calcext:value-type="float">
            <text:p>-0.150010556647468</text:p>
          </table:table-cell>
          <table:table-cell table:formula="of:=[.C242]-[.C241]" office:value-type="float" office:value="0.000000000160692792405825" calcext:value-type="float">
            <text:p>1.60692792405825E-10</text:p>
          </table:table-cell>
          <table:table-cell table:formula="of:=[.B242]/[.C242]" office:value-type="float" office:value="-47.8982349786319" calcext:value-type="float">
            <text:p>-48</text:p>
          </table:table-cell>
          <table:table-cell table:formula="of:=-([.$A$284]-[.A242])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office:value-type="float" office:value="62399790" calcext:value-type="float">
            <text:p>62399790</text:p>
          </table:table-cell>
          <table:table-cell office:value-type="float" office:value="7.03523033507005" calcext:value-type="float">
            <text:p>7.03523033507005</text:p>
          </table:table-cell>
          <table:table-cell table:formula="of:=[.B243]-[.B242]" office:value-type="float" office:value="-0.150010556505723" calcext:value-type="float">
            <text:p>-0.150010556505723</text:p>
          </table:table-cell>
          <table:table-cell table:formula="of:=[.C243]-[.C242]" office:value-type="float" office:value="0.000000000141744393999943" calcext:value-type="float">
            <text:p>1.41744393999943E-10</text:p>
          </table:table-cell>
          <table:table-cell table:formula="of:=[.B243]/[.C243]" office:value-type="float" office:value="-46.8982350238907" calcext:value-type="float">
            <text:p>-47</text:p>
          </table:table-cell>
          <table:table-cell table:formula="of:=-([.$A$284]-[.A243])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office:value-type="float" office:value="62399791" calcext:value-type="float">
            <text:p>62399791</text:p>
          </table:table-cell>
          <table:table-cell office:value-type="float" office:value="6.88521977868936" calcext:value-type="float">
            <text:p>6.88521977868936</text:p>
          </table:table-cell>
          <table:table-cell table:formula="of:=[.B244]-[.B243]" office:value-type="float" office:value="-0.150010556380692" calcext:value-type="float">
            <text:p>-0.150010556380692</text:p>
          </table:table-cell>
          <table:table-cell table:formula="of:=[.C244]-[.C243]" office:value-type="float" office:value="0.000000000125031540676446" calcext:value-type="float">
            <text:p>1.25031540676446E-10</text:p>
          </table:table-cell>
          <table:table-cell table:formula="of:=[.B244]/[.C244]" office:value-type="float" office:value="-45.8982350629797" calcext:value-type="float">
            <text:p>-46</text:p>
          </table:table-cell>
          <table:table-cell table:formula="of:=-([.$A$284]-[.A244])" office:value-type="float" office:value="-40" calcext:value-type="float">
            <text:p>-40</text:p>
          </table:table-cell>
          <table:table-cell table:number-columns-repeated="4"/>
        </table:table-row>
        <table:table-row table:style-name="ro1">
          <table:table-cell office:value-type="float" office:value="62399792" calcext:value-type="float">
            <text:p>62399792</text:p>
          </table:table-cell>
          <table:table-cell office:value-type="float" office:value="6.73520922241895" calcext:value-type="float">
            <text:p>6.73520922241895</text:p>
          </table:table-cell>
          <table:table-cell table:formula="of:=[.B245]-[.B244]" office:value-type="float" office:value="-0.150010556270404" calcext:value-type="float">
            <text:p>-0.150010556270404</text:p>
          </table:table-cell>
          <table:table-cell table:formula="of:=[.C245]-[.C244]" office:value-type="float" office:value="0.000000000110287778909424" calcext:value-type="float">
            <text:p>1.10287778909424E-10</text:p>
          </table:table-cell>
          <table:table-cell table:formula="of:=[.B245]/[.C245]" office:value-type="float" office:value="-44.8982350967241" calcext:value-type="float">
            <text:p>-45</text:p>
          </table:table-cell>
          <table:table-cell table:formula="of:=-([.$A$284]-[.A245])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 office:value-type="float" office:value="62399793" calcext:value-type="float">
            <text:p>62399793</text:p>
          </table:table-cell>
          <table:table-cell office:value-type="float" office:value="6.58519866624583" calcext:value-type="float">
            <text:p>6.58519866624583</text:p>
          </table:table-cell>
          <table:table-cell table:formula="of:=[.B246]-[.B245]" office:value-type="float" office:value="-0.15001055617312" calcext:value-type="float">
            <text:p>-0.15001055617312</text:p>
          </table:table-cell>
          <table:table-cell table:formula="of:=[.C246]-[.C245]" office:value-type="float" office:value="0.0000000000972839586665941" calcext:value-type="float">
            <text:p>9.72839586665941E-11</text:p>
          </table:table-cell>
          <table:table-cell table:formula="of:=[.B246]/[.C246]" office:value-type="float" office:value="-43.8982351258412" calcext:value-type="float">
            <text:p>-44</text:p>
          </table:table-cell>
          <table:table-cell table:formula="of:=-([.$A$284]-[.A246])"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 office:value-type="float" office:value="62399794" calcext:value-type="float">
            <text:p>62399794</text:p>
          </table:table-cell>
          <table:table-cell office:value-type="float" office:value="6.43518811015853" calcext:value-type="float">
            <text:p>6.43518811015853</text:p>
          </table:table-cell>
          <table:table-cell table:formula="of:=[.B247]-[.B246]" office:value-type="float" office:value="-0.150010556087307" calcext:value-type="float">
            <text:p>-0.150010556087307</text:p>
          </table:table-cell>
          <table:table-cell table:formula="of:=[.C247]-[.C246]" office:value-type="float" office:value="0.000000000085813134376167" calcext:value-type="float">
            <text:p>8.5813134376167E-11</text:p>
          </table:table-cell>
          <table:table-cell table:formula="of:=[.B247]/[.C247]" office:value-type="float" office:value="-42.8982351509531" calcext:value-type="float">
            <text:p>-43</text:p>
          </table:table-cell>
          <table:table-cell table:formula="of:=-([.$A$284]-[.A247])" office:value-type="float" office:value="-37" calcext:value-type="float">
            <text:p>-37</text:p>
          </table:table-cell>
          <table:table-cell table:number-columns-repeated="4"/>
        </table:table-row>
        <table:table-row table:style-name="ro1">
          <table:table-cell office:value-type="float" office:value="62399795" calcext:value-type="float">
            <text:p>62399795</text:p>
          </table:table-cell>
          <table:table-cell office:value-type="float" office:value="6.28517755414691" calcext:value-type="float">
            <text:p>6.28517755414691</text:p>
          </table:table-cell>
          <table:table-cell table:formula="of:=[.B248]-[.B247]" office:value-type="float" office:value="-0.150010556011613" calcext:value-type="float">
            <text:p>-0.150010556011613</text:p>
          </table:table-cell>
          <table:table-cell table:formula="of:=[.C248]-[.C247]" office:value-type="float" office:value="0.0000000000756941176405235" calcext:value-type="float">
            <text:p>7.56941176405235E-11</text:p>
          </table:table-cell>
          <table:table-cell table:formula="of:=[.B248]/[.C248]" office:value-type="float" office:value="-41.8982351725992" calcext:value-type="float">
            <text:p>-42</text:p>
          </table:table-cell>
          <table:table-cell table:formula="of:=-([.$A$284]-[.A248])" office:value-type="float" office:value="-36" calcext:value-type="float">
            <text:p>-36</text:p>
          </table:table-cell>
          <table:table-cell table:number-columns-repeated="4"/>
        </table:table-row>
        <table:table-row table:style-name="ro1">
          <table:table-cell office:value-type="float" office:value="62399796" calcext:value-type="float">
            <text:p>62399796</text:p>
          </table:table-cell>
          <table:table-cell office:value-type="float" office:value="6.13516699820207" calcext:value-type="float">
            <text:p>6.13516699820207</text:p>
          </table:table-cell>
          <table:table-cell table:formula="of:=[.B249]-[.B248]" office:value-type="float" office:value="-0.150010555944844" calcext:value-type="float">
            <text:p>-0.150010555944844</text:p>
          </table:table-cell>
          <table:table-cell table:formula="of:=[.C249]-[.C248]" office:value-type="float" office:value="0.0000000000667688127009569" calcext:value-type="float">
            <text:p>6.67688127009569E-11</text:p>
          </table:table-cell>
          <table:table-cell table:formula="of:=[.B249]/[.C249]" office:value-type="float" office:value="-40.8982351912479" calcext:value-type="float">
            <text:p>-41</text:p>
          </table:table-cell>
          <table:table-cell table:formula="of:=-([.$A$284]-[.A249])" office:value-type="float" office:value="-35" calcext:value-type="float">
            <text:p>-35</text:p>
          </table:table-cell>
          <table:table-cell table:number-columns-repeated="4"/>
        </table:table-row>
        <table:table-row table:style-name="ro1">
          <table:table-cell office:value-type="float" office:value="62399797" calcext:value-type="float">
            <text:p>62399797</text:p>
          </table:table-cell>
          <table:table-cell office:value-type="float" office:value="5.98515644231612" calcext:value-type="float">
            <text:p>5.98515644231612</text:p>
          </table:table-cell>
          <table:table-cell table:formula="of:=[.B250]-[.B249]" office:value-type="float" office:value="-0.150010555885948" calcext:value-type="float">
            <text:p>-0.150010555885948</text:p>
          </table:table-cell>
          <table:table-cell table:formula="of:=[.C250]-[.C249]" office:value-type="float" office:value="0.000000000058895999188735" calcext:value-type="float">
            <text:p>5.8895999188735E-11</text:p>
          </table:table-cell>
          <table:table-cell table:formula="of:=[.B250]/[.C250]" office:value-type="float" office:value="-39.898235207305" calcext:value-type="float">
            <text:p>-40</text:p>
          </table:table-cell>
          <table:table-cell table:formula="of:=-([.$A$284]-[.A250])" office:value-type="float" office:value="-34" calcext:value-type="float">
            <text:p>-34</text:p>
          </table:table-cell>
          <table:table-cell table:number-columns-repeated="4"/>
        </table:table-row>
        <table:table-row table:style-name="ro1">
          <table:table-cell office:value-type="float" office:value="62399798" calcext:value-type="float">
            <text:p>62399798</text:p>
          </table:table-cell>
          <table:table-cell office:value-type="float" office:value="5.83514588648212" calcext:value-type="float">
            <text:p>5.83514588648212</text:p>
          </table:table-cell>
          <table:table-cell table:formula="of:=[.B251]-[.B250]" office:value-type="float" office:value="-0.150010555833997" calcext:value-type="float">
            <text:p>-0.150010555833997</text:p>
          </table:table-cell>
          <table:table-cell table:formula="of:=[.C251]-[.C250]" office:value-type="float" office:value="0.00000000005195044394668" calcext:value-type="float">
            <text:p>5.195044394668E-11</text:p>
          </table:table-cell>
          <table:table-cell table:formula="of:=[.B251]/[.C251]" office:value-type="float" office:value="-38.8982352211222" calcext:value-type="float">
            <text:p>-39</text:p>
          </table:table-cell>
          <table:table-cell table:formula="of:=-([.$A$284]-[.A251])" office:value-type="float" office:value="-33" calcext:value-type="float">
            <text:p>-33</text:p>
          </table:table-cell>
          <table:table-cell table:number-columns-repeated="4"/>
        </table:table-row>
        <table:table-row table:style-name="ro1">
          <table:table-cell office:value-type="float" office:value="62399799" calcext:value-type="float">
            <text:p>62399799</text:p>
          </table:table-cell>
          <table:table-cell office:value-type="float" office:value="5.68513533069395" calcext:value-type="float">
            <text:p>5.68513533069395</text:p>
          </table:table-cell>
          <table:table-cell table:formula="of:=[.B252]-[.B251]" office:value-type="float" office:value="-0.150010555788172" calcext:value-type="float">
            <text:p>-0.150010555788172</text:p>
          </table:table-cell>
          <table:table-cell table:formula="of:=[.C252]-[.C251]" office:value-type="float" office:value="0.000000000045825565564428" calcext:value-type="float">
            <text:p>4.5825565564428E-11</text:p>
          </table:table-cell>
          <table:table-cell table:formula="of:=[.B252]/[.C252]" office:value-type="float" office:value="-37.898235233005" calcext:value-type="float">
            <text:p>-38</text:p>
          </table:table-cell>
          <table:table-cell table:formula="of:=-([.$A$284]-[.A252])" office:value-type="float" office:value="-32" calcext:value-type="float">
            <text:p>-32</text:p>
          </table:table-cell>
          <table:table-cell table:number-columns-repeated="4"/>
        </table:table-row>
        <table:table-row table:style-name="ro1">
          <table:table-cell office:value-type="float" office:value="62399800" calcext:value-type="float">
            <text:p>62399800</text:p>
          </table:table-cell>
          <table:table-cell office:value-type="float" office:value="5.5351247749462" calcext:value-type="float">
            <text:p>5.5351247749462</text:p>
          </table:table-cell>
          <table:table-cell table:formula="of:=[.B253]-[.B252]" office:value-type="float" office:value="-0.150010555747749" calcext:value-type="float">
            <text:p>-0.150010555747749</text:p>
          </table:table-cell>
          <table:table-cell table:formula="of:=[.C253]-[.C252]" office:value-type="float" office:value="0.0000000000404227762373921" calcext:value-type="float">
            <text:p>4.04227762373921E-11</text:p>
          </table:table-cell>
          <table:table-cell table:formula="of:=[.B253]/[.C253]" office:value-type="float" office:value="-36.8982352432173" calcext:value-type="float">
            <text:p>-37</text:p>
          </table:table-cell>
          <table:table-cell table:formula="of:=-([.$A$284]-[.A253])" office:value-type="float" office:value="-31" calcext:value-type="float">
            <text:p>-31</text:p>
          </table:table-cell>
          <table:table-cell table:number-columns-repeated="4"/>
        </table:table-row>
        <table:table-row table:style-name="ro1">
          <table:table-cell office:value-type="float" office:value="62399801" calcext:value-type="float">
            <text:p>62399801</text:p>
          </table:table-cell>
          <table:table-cell office:value-type="float" office:value="5.38511421923411" calcext:value-type="float">
            <text:p>5.38511421923411</text:p>
          </table:table-cell>
          <table:table-cell table:formula="of:=[.B254]-[.B253]" office:value-type="float" office:value="-0.150010555712094" calcext:value-type="float">
            <text:p>-0.150010555712094</text:p>
          </table:table-cell>
          <table:table-cell table:formula="of:=[.C254]-[.C253]" office:value-type="float" office:value="0.0000000000356550344804418" calcext:value-type="float">
            <text:p>3.56550344804418E-11</text:p>
          </table:table-cell>
          <table:table-cell table:formula="of:=[.B254]/[.C254]" office:value-type="float" office:value="-35.8982352519874" calcext:value-type="float">
            <text:p>-36</text:p>
          </table:table-cell>
          <table:table-cell table:formula="of:=-([.$A$284]-[.A254])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office:value-type="float" office:value="62399802" calcext:value-type="float">
            <text:p>62399802</text:p>
          </table:table-cell>
          <table:table-cell office:value-type="float" office:value="5.23510366355347" calcext:value-type="float">
            <text:p>5.23510366355347</text:p>
          </table:table-cell>
          <table:table-cell table:formula="of:=[.B255]-[.B254]" office:value-type="float" office:value="-0.150010555680643" calcext:value-type="float">
            <text:p>-0.150010555680643</text:p>
          </table:table-cell>
          <table:table-cell table:formula="of:=[.C255]-[.C254]" office:value-type="float" office:value="0.0000000000314512860200011" calcext:value-type="float">
            <text:p>3.14512860200011E-11</text:p>
          </table:table-cell>
          <table:table-cell table:formula="of:=[.B255]/[.C255]" office:value-type="float" office:value="-34.8982352595138" calcext:value-type="float">
            <text:p>-35</text:p>
          </table:table-cell>
          <table:table-cell table:formula="of:=-([.$A$284]-[.A255])" office:value-type="float" office:value="-29" calcext:value-type="float">
            <text:p>-29</text:p>
          </table:table-cell>
          <table:table-cell table:number-columns-repeated="4"/>
        </table:table-row>
        <table:table-row table:style-name="ro1">
          <table:table-cell office:value-type="float" office:value="62399803" calcext:value-type="float">
            <text:p>62399803</text:p>
          </table:table-cell>
          <table:table-cell office:value-type="float" office:value="5.08509310790057" calcext:value-type="float">
            <text:p>5.08509310790057</text:p>
          </table:table-cell>
          <table:table-cell table:formula="of:=[.B256]-[.B255]" office:value-type="float" office:value="-0.1500105556529" calcext:value-type="float">
            <text:p>-0.1500105556529</text:p>
          </table:table-cell>
          <table:table-cell table:formula="of:=[.C256]-[.C255]" office:value-type="float" office:value="0.0000000000277431411177531" calcext:value-type="float">
            <text:p>2.77431411177531E-11</text:p>
          </table:table-cell>
          <table:table-cell table:formula="of:=[.B256]/[.C256]" office:value-type="float" office:value="-33.8982352659679" calcext:value-type="float">
            <text:p>-34</text:p>
          </table:table-cell>
          <table:table-cell table:formula="of:=-([.$A$284]-[.A256])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 office:value-type="float" office:value="62399804" calcext:value-type="float">
            <text:p>62399804</text:p>
          </table:table-cell>
          <table:table-cell office:value-type="float" office:value="4.93508255227214" calcext:value-type="float">
            <text:p>4.93508255227214</text:p>
          </table:table-cell>
          <table:table-cell table:formula="of:=[.B257]-[.B256]" office:value-type="float" office:value="-0.150010555628428" calcext:value-type="float">
            <text:p>-0.150010555628428</text:p>
          </table:table-cell>
          <table:table-cell table:formula="of:=[.C257]-[.C256]" office:value-type="float" office:value="0.0000000000244719799979976" calcext:value-type="float">
            <text:p>2.44719799979976E-11</text:p>
          </table:table-cell>
          <table:table-cell table:formula="of:=[.B257]/[.C257]" office:value-type="float" office:value="-32.8982352714979" calcext:value-type="float">
            <text:p>-33</text:p>
          </table:table-cell>
          <table:table-cell table:formula="of:=-([.$A$284]-[.A257])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62399805" calcext:value-type="float">
            <text:p>62399805</text:p>
          </table:table-cell>
          <table:table-cell office:value-type="float" office:value="4.7850719966653" calcext:value-type="float">
            <text:p>4.7850719966653</text:p>
          </table:table-cell>
          <table:table-cell table:formula="of:=[.B258]-[.B257]" office:value-type="float" office:value="-0.150010555606842" calcext:value-type="float">
            <text:p>-0.150010555606842</text:p>
          </table:table-cell>
          <table:table-cell table:formula="of:=[.C258]-[.C257]" office:value-type="float" office:value="0.0000000000215854001339721" calcext:value-type="float">
            <text:p>2.15854001339721E-11</text:p>
          </table:table-cell>
          <table:table-cell table:formula="of:=[.B258]/[.C258]" office:value-type="float" office:value="-31.8982352762317" calcext:value-type="float">
            <text:p>-32</text:p>
          </table:table-cell>
          <table:table-cell table:formula="of:=-([.$A$284]-[.A258])" office:value-type="float" office:value="-26" calcext:value-type="float">
            <text:p>-26</text:p>
          </table:table-cell>
          <table:table-cell table:number-columns-repeated="4"/>
        </table:table-row>
        <table:table-row table:style-name="ro1">
          <table:table-cell office:value-type="float" office:value="62399806" calcext:value-type="float">
            <text:p>62399806</text:p>
          </table:table-cell>
          <table:table-cell office:value-type="float" office:value="4.6350614410775" calcext:value-type="float">
            <text:p>4.6350614410775</text:p>
          </table:table-cell>
          <table:table-cell table:formula="of:=[.B259]-[.B258]" office:value-type="float" office:value="-0.150010555587802" calcext:value-type="float">
            <text:p>-0.150010555587802</text:p>
          </table:table-cell>
          <table:table-cell table:formula="of:=[.C259]-[.C258]" office:value-type="float" office:value="0.0000000000190407689615313" calcext:value-type="float">
            <text:p>1.90407689615313E-11</text:p>
          </table:table-cell>
          <table:table-cell table:formula="of:=[.B259]/[.C259]" office:value-type="float" office:value="-30.8982352802805" calcext:value-type="float">
            <text:p>-31</text:p>
          </table:table-cell>
          <table:table-cell table:formula="of:=-([.$A$284]-[.A259])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float" office:value="62399807" calcext:value-type="float">
            <text:p>62399807</text:p>
          </table:table-cell>
          <table:table-cell office:value-type="float" office:value="4.48505088550649" calcext:value-type="float">
            <text:p>4.48505088550649</text:p>
          </table:table-cell>
          <table:table-cell table:formula="of:=[.B260]-[.B259]" office:value-type="float" office:value="-0.150010555571005" calcext:value-type="float">
            <text:p>-0.150010555571005</text:p>
          </table:table-cell>
          <table:table-cell table:formula="of:=[.C260]-[.C259]" office:value-type="float" office:value="0.0000000000167963420949491" calcext:value-type="float">
            <text:p>1.67963420949491E-11</text:p>
          </table:table-cell>
          <table:table-cell table:formula="of:=[.B260]/[.C260]" office:value-type="float" office:value="-29.8982352837402" calcext:value-type="float">
            <text:p>-30</text:p>
          </table:table-cell>
          <table:table-cell table:formula="of:=-([.$A$284]-[.A260])" office:value-type="float" office:value="-24" calcext:value-type="float">
            <text:p>-24</text:p>
          </table:table-cell>
          <table:table-cell table:number-columns-repeated="4"/>
        </table:table-row>
        <table:table-row table:style-name="ro1">
          <table:table-cell office:value-type="float" office:value="62399808" calcext:value-type="float">
            <text:p>62399808</text:p>
          </table:table-cell>
          <table:table-cell office:value-type="float" office:value="4.3350403299503" calcext:value-type="float">
            <text:p>4.3350403299503</text:p>
          </table:table-cell>
          <table:table-cell table:formula="of:=[.B261]-[.B260]" office:value-type="float" office:value="-0.15001055555619" calcext:value-type="float">
            <text:p>-0.15001055555619</text:p>
          </table:table-cell>
          <table:table-cell table:formula="of:=[.C261]-[.C260]" office:value-type="float" office:value="0.0000000000148148160405981" calcext:value-type="float">
            <text:p>1.48148160405981E-11</text:p>
          </table:table-cell>
          <table:table-cell table:formula="of:=[.B261]/[.C261]" office:value-type="float" office:value="-28.8982352866929" calcext:value-type="float">
            <text:p>-29</text:p>
          </table:table-cell>
          <table:table-cell table:formula="of:=-([.$A$284]-[.A261])" office:value-type="float" office:value="-23" calcext:value-type="float">
            <text:p>-23</text:p>
          </table:table-cell>
          <table:table-cell table:number-columns-repeated="4"/>
        </table:table-row>
        <table:table-row table:style-name="ro1">
          <table:table-cell office:value-type="float" office:value="62399809" calcext:value-type="float">
            <text:p>62399809</text:p>
          </table:table-cell>
          <table:table-cell office:value-type="float" office:value="4.18502977440718" calcext:value-type="float">
            <text:p>4.18502977440718</text:p>
          </table:table-cell>
          <table:table-cell table:formula="of:=[.B262]-[.B261]" office:value-type="float" office:value="-0.150010555543123" calcext:value-type="float">
            <text:p>-0.150010555543123</text:p>
          </table:table-cell>
          <table:table-cell table:formula="of:=[.C262]-[.C261]" office:value-type="float" office:value="0.0000000000130677690890479" calcext:value-type="float">
            <text:p>1.30677690890479E-11</text:p>
          </table:table-cell>
          <table:table-cell table:formula="of:=[.B262]/[.C262]" office:value-type="float" office:value="-27.8982352892103" calcext:value-type="float">
            <text:p>-28</text:p>
          </table:table-cell>
          <table:table-cell table:formula="of:=-([.$A$284]-[.A262])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office:value-type="float" office:value="62399810" calcext:value-type="float">
            <text:p>62399810</text:p>
          </table:table-cell>
          <table:table-cell office:value-type="float" office:value="4.03501921887558" calcext:value-type="float">
            <text:p>4.03501921887558</text:p>
          </table:table-cell>
          <table:table-cell table:formula="of:=[.B263]-[.B262]" office:value-type="float" office:value="-0.150010555531595" calcext:value-type="float">
            <text:p>-0.150010555531595</text:p>
          </table:table-cell>
          <table:table-cell table:formula="of:=[.C263]-[.C262]" office:value-type="float" office:value="0.0000000000115276677092879" calcext:value-type="float">
            <text:p>1.15276677092879E-11</text:p>
          </table:table-cell>
          <table:table-cell table:formula="of:=[.B263]/[.C263]" office:value-type="float" office:value="-26.8982352913541" calcext:value-type="float">
            <text:p>-27</text:p>
          </table:table-cell>
          <table:table-cell table:formula="of:=-([.$A$284]-[.A263])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 office:value-type="float" office:value="62399811" calcext:value-type="float">
            <text:p>62399811</text:p>
          </table:table-cell>
          <table:table-cell office:value-type="float" office:value="4.03501921887558" calcext:value-type="float">
            <text:p>4.03501921887558</text:p>
          </table:table-cell>
          <table:table-cell table:formula="of:=[.B264]-[.B263]" office:value-type="float" office:value="0" calcext:value-type="float">
            <text:p>0</text:p>
          </table:table-cell>
          <table:table-cell table:formula="of:=[.C264]-[.C263]" office:value-type="float" office:value="0.150010555531595" calcext:value-type="float">
            <text:p>0.150010555531595</text:p>
          </table:table-cell>
          <table:table-cell table:formula="of:=[.B264]/[.C264]" office:value-type="string" office:string-value="" calcext:value-type="error">
            <text:p>#DIV/0!</text:p>
          </table:table-cell>
          <table:table-cell table:formula="of:=-([.$A$284]-[.A264])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float" office:value="62399812" calcext:value-type="float">
            <text:p>62399812</text:p>
          </table:table-cell>
          <table:table-cell office:value-type="float" office:value="3.88500866335416" calcext:value-type="float">
            <text:p>3.88500866335416</text:p>
          </table:table-cell>
          <table:table-cell table:formula="of:=[.B265]-[.B264]" office:value-type="float" office:value="-0.150010555521427" calcext:value-type="float">
            <text:p>-0.150010555521427</text:p>
          </table:table-cell>
          <table:table-cell table:formula="of:=[.C265]-[.C264]" office:value-type="float" office:value="-0.150010555521427" calcext:value-type="float">
            <text:p>-0.150010555521427</text:p>
          </table:table-cell>
          <table:table-cell table:formula="of:=[.B265]/[.C265]" office:value-type="float" office:value="-25.8982352931774" calcext:value-type="float">
            <text:p>-26</text:p>
          </table:table-cell>
          <table:table-cell table:formula="of:=-([.$A$284]-[.A265])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float" office:value="62399813" calcext:value-type="float">
            <text:p>62399813</text:p>
          </table:table-cell>
          <table:table-cell office:value-type="float" office:value="3.58498755233715" calcext:value-type="float">
            <text:p>3.58498755233715</text:p>
          </table:table-cell>
          <table:table-cell table:formula="of:=[.B266]-[.B265]" office:value-type="float" office:value="-0.300021111017004" calcext:value-type="float">
            <text:p>-0.300021111017004</text:p>
          </table:table-cell>
          <table:table-cell table:formula="of:=[.C266]-[.C265]" office:value-type="float" office:value="-0.150010555495578" calcext:value-type="float">
            <text:p>-0.150010555495578</text:p>
          </table:table-cell>
          <table:table-cell table:formula="of:=[.B266]/[.C266]" office:value-type="float" office:value="-11.9491176477044" calcext:value-type="float">
            <text:p>-12</text:p>
          </table:table-cell>
          <table:table-cell table:formula="of:=-([.$A$284]-[.A266])" office:value-type="float" office:value="-18" calcext:value-type="float">
            <text:p>-18</text:p>
          </table:table-cell>
          <table:table-cell table:number-columns-repeated="4"/>
        </table:table-row>
        <table:table-row table:style-name="ro1">
          <table:table-cell office:value-type="float" office:value="62399814" calcext:value-type="float">
            <text:p>62399814</text:p>
          </table:table-cell>
          <table:table-cell office:value-type="float" office:value="3.43497699683958" calcext:value-type="float">
            <text:p>3.43497699683958</text:p>
          </table:table-cell>
          <table:table-cell table:formula="of:=[.B267]-[.B266]" office:value-type="float" office:value="-0.150010555497567" calcext:value-type="float">
            <text:p>-0.150010555497567</text:p>
          </table:table-cell>
          <table:table-cell table:formula="of:=[.C267]-[.C266]" office:value-type="float" office:value="0.150010555519437" calcext:value-type="float">
            <text:p>0.150010555519437</text:p>
          </table:table-cell>
          <table:table-cell table:formula="of:=[.B267]/[.C267]" office:value-type="float" office:value="-22.8982352971507" calcext:value-type="float">
            <text:p>-23</text:p>
          </table:table-cell>
          <table:table-cell table:formula="of:=-([.$A$284]-[.A267])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office:value-type="float" office:value="62399815" calcext:value-type="float">
            <text:p>62399815</text:p>
          </table:table-cell>
          <table:table-cell office:value-type="float" office:value="3.28496644134817" calcext:value-type="float">
            <text:p>3.28496644134817</text:p>
          </table:table-cell>
          <table:table-cell table:formula="of:=[.B268]-[.B267]" office:value-type="float" office:value="-0.150010555491412" calcext:value-type="float">
            <text:p>-0.150010555491412</text:p>
          </table:table-cell>
          <table:table-cell table:formula="of:=[.C268]-[.C267]" office:value-type="float" office:value="0.00000000000615596462694157" calcext:value-type="float">
            <text:p>6.15596462694157E-12</text:p>
          </table:table-cell>
          <table:table-cell table:formula="of:=[.B268]/[.C268]" office:value-type="float" office:value="-21.8982352980904" calcext:value-type="float">
            <text:p>-22</text:p>
          </table:table-cell>
          <table:table-cell table:formula="of:=-([.$A$284]-[.A268]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62399816" calcext:value-type="float">
            <text:p>62399816</text:p>
          </table:table-cell>
          <table:table-cell office:value-type="float" office:value="3.13495588586219" calcext:value-type="float">
            <text:p>3.13495588586219</text:p>
          </table:table-cell>
          <table:table-cell table:formula="of:=[.B269]-[.B268]" office:value-type="float" office:value="-0.150010555485982" calcext:value-type="float">
            <text:p>-0.150010555485982</text:p>
          </table:table-cell>
          <table:table-cell table:formula="of:=[.C269]-[.C268]" office:value-type="float" office:value="0.00000000000542987876883672" calcext:value-type="float">
            <text:p>5.42987876883672E-12</text:p>
          </table:table-cell>
          <table:table-cell table:formula="of:=[.B269]/[.C269]" office:value-type="float" office:value="-20.898235298883" calcext:value-type="float">
            <text:p>-21</text:p>
          </table:table-cell>
          <table:table-cell table:formula="of:=-([.$A$284]-[.A269])" office:value-type="float" office:value="-15" calcext:value-type="float">
            <text:p>-15</text:p>
          </table:table-cell>
          <table:table-cell table:number-columns-repeated="4"/>
        </table:table-row>
        <table:table-row table:style-name="ro1">
          <table:table-cell office:value-type="float" office:value="62399817" calcext:value-type="float">
            <text:p>62399817</text:p>
          </table:table-cell>
          <table:table-cell office:value-type="float" office:value="3.13495588586219" calcext:value-type="float">
            <text:p>3.13495588586219</text:p>
          </table:table-cell>
          <table:table-cell table:formula="of:=[.B270]-[.B269]" office:value-type="float" office:value="0" calcext:value-type="float">
            <text:p>0</text:p>
          </table:table-cell>
          <table:table-cell table:formula="of:=[.C270]-[.C269]" office:value-type="float" office:value="0.150010555485982" calcext:value-type="float">
            <text:p>0.150010555485982</text:p>
          </table:table-cell>
          <table:table-cell table:formula="of:=[.B270]/[.C270]" office:value-type="string" office:string-value="" calcext:value-type="error">
            <text:p>#DIV/0!</text:p>
          </table:table-cell>
          <table:table-cell table:formula="of:=-([.$A$284]-[.A270])" office:value-type="float" office:value="-14" calcext:value-type="float">
            <text:p>-14</text:p>
          </table:table-cell>
          <table:table-cell table:number-columns-repeated="4"/>
        </table:table-row>
        <table:table-row table:style-name="ro1">
          <table:table-cell office:value-type="float" office:value="62399818" calcext:value-type="float">
            <text:p>62399818</text:p>
          </table:table-cell>
          <table:table-cell office:value-type="float" office:value="2.83493477490403" calcext:value-type="float">
            <text:p>2.83493477490403</text:p>
          </table:table-cell>
          <table:table-cell table:formula="of:=[.B271]-[.B270]" office:value-type="float" office:value="-0.300021110958159" calcext:value-type="float">
            <text:p>-0.300021110958159</text:p>
          </table:table-cell>
          <table:table-cell table:formula="of:=[.C271]-[.C270]" office:value-type="float" office:value="-0.300021110958159" calcext:value-type="float">
            <text:p>-0.300021110958159</text:p>
          </table:table-cell>
          <table:table-cell table:formula="of:=[.B271]/[.C271]" office:value-type="float" office:value="-9.44911764992228" calcext:value-type="float">
            <text:p>-9</text:p>
          </table:table-cell>
          <table:table-cell table:formula="of:=-([.$A$284]-[.A271])" office:value-type="float" office:value="-13" calcext:value-type="float">
            <text:p>-13</text:p>
          </table:table-cell>
          <table:table-cell table:number-columns-repeated="4"/>
        </table:table-row>
        <table:table-row table:style-name="ro1">
          <table:table-cell office:value-type="float" office:value="62399819" calcext:value-type="float">
            <text:p>62399819</text:p>
          </table:table-cell>
          <table:table-cell office:value-type="float" office:value="2.68492421943079" calcext:value-type="float">
            <text:p>2.68492421943079</text:p>
          </table:table-cell>
          <table:table-cell table:formula="of:=[.B272]-[.B271]" office:value-type="float" office:value="-0.15001055547324" calcext:value-type="float">
            <text:p>-0.15001055547324</text:p>
          </table:table-cell>
          <table:table-cell table:formula="of:=[.C272]-[.C271]" office:value-type="float" office:value="0.150010555484919" calcext:value-type="float">
            <text:p>0.150010555484919</text:p>
          </table:table-cell>
          <table:table-cell table:formula="of:=[.B272]/[.C272]" office:value-type="float" office:value="-17.8982353005802" calcext:value-type="float">
            <text:p>-18</text:p>
          </table:table-cell>
          <table:table-cell table:formula="of:=-([.$A$284]-[.A272])" office:value-type="float" office:value="-12" calcext:value-type="float">
            <text:p>-12</text:p>
          </table:table-cell>
          <table:table-cell table:number-columns-repeated="4"/>
        </table:table-row>
        <table:table-row table:style-name="ro1">
          <table:table-cell office:value-type="float" office:value="62399820" calcext:value-type="float">
            <text:p>62399820</text:p>
          </table:table-cell>
          <table:table-cell office:value-type="float" office:value="2.53491366396084" calcext:value-type="float">
            <text:p>2.53491366396084</text:p>
          </table:table-cell>
          <table:table-cell table:formula="of:=[.B273]-[.B272]" office:value-type="float" office:value="-0.150010555469953" calcext:value-type="float">
            <text:p>-0.150010555469953</text:p>
          </table:table-cell>
          <table:table-cell table:formula="of:=[.C273]-[.C272]" office:value-type="float" office:value="0.00000000000328714833131016" calcext:value-type="float">
            <text:p>3.28714833131016E-12</text:p>
          </table:table-cell>
          <table:table-cell table:formula="of:=[.B273]/[.C273]" office:value-type="float" office:value="-16.8982353009724" calcext:value-type="float">
            <text:p>-17</text:p>
          </table:table-cell>
          <table:table-cell table:formula="of:=-([.$A$284]-[.A273])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62399821" calcext:value-type="float">
            <text:p>62399821</text:p>
          </table:table-cell>
          <table:table-cell office:value-type="float" office:value="2.38490310849378" calcext:value-type="float">
            <text:p>2.38490310849378</text:p>
          </table:table-cell>
          <table:table-cell table:formula="of:=[.B274]-[.B273]" office:value-type="float" office:value="-0.150010555467053" calcext:value-type="float">
            <text:p>-0.150010555467053</text:p>
          </table:table-cell>
          <table:table-cell table:formula="of:=[.C274]-[.C273]" office:value-type="float" office:value="0.00000000000289990254032091" calcext:value-type="float">
            <text:p>2.89990254032091E-12</text:p>
          </table:table-cell>
          <table:table-cell table:formula="of:=[.B274]/[.C274]" office:value-type="float" office:value="-15.8982353012991" calcext:value-type="float">
            <text:p>-16</text:p>
          </table:table-cell>
          <table:table-cell table:formula="of:=-([.$A$284]-[.A274])"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62399822" calcext:value-type="float">
            <text:p>62399822</text:p>
          </table:table-cell>
          <table:table-cell office:value-type="float" office:value="2.23489255302929" calcext:value-type="float">
            <text:p>2.23489255302929</text:p>
          </table:table-cell>
          <table:table-cell table:formula="of:=[.B275]-[.B274]" office:value-type="float" office:value="-0.150010555464496" calcext:value-type="float">
            <text:p>-0.150010555464496</text:p>
          </table:table-cell>
          <table:table-cell table:formula="of:=[.C275]-[.C274]" office:value-type="float" office:value="0.00000000000255750975952651" calcext:value-type="float">
            <text:p>2.55750975952651E-12</text:p>
          </table:table-cell>
          <table:table-cell table:formula="of:=[.B275]/[.C275]" office:value-type="float" office:value="-14.8982353015701" calcext:value-type="float">
            <text:p>-15</text:p>
          </table:table-cell>
          <table:table-cell table:formula="of:=-([.$A$284]-[.A275]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62399823" calcext:value-type="float">
            <text:p>62399823</text:p>
          </table:table-cell>
          <table:table-cell office:value-type="float" office:value="2.08488199756705" calcext:value-type="float">
            <text:p>2.08488199756705</text:p>
          </table:table-cell>
          <table:table-cell table:formula="of:=[.B276]-[.B275]" office:value-type="float" office:value="-0.150010555462239" calcext:value-type="float">
            <text:p>-0.150010555462239</text:p>
          </table:table-cell>
          <table:table-cell table:formula="of:=[.C276]-[.C275]" office:value-type="float" office:value="0.00000000000225641727524817" calcext:value-type="float">
            <text:p>2.25641727524817E-12</text:p>
          </table:table-cell>
          <table:table-cell table:formula="of:=[.B276]/[.C276]" office:value-type="float" office:value="-13.8982353017942" calcext:value-type="float">
            <text:p>-14</text:p>
          </table:table-cell>
          <table:table-cell table:formula="of:=-([.$A$284]-[.A276])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62399824" calcext:value-type="float">
            <text:p>62399824</text:p>
          </table:table-cell>
          <table:table-cell office:value-type="float" office:value="1.9348714421068" calcext:value-type="float">
            <text:p>1.9348714421068</text:p>
          </table:table-cell>
          <table:table-cell table:formula="of:=[.B277]-[.B276]" office:value-type="float" office:value="-0.150010555460249" calcext:value-type="float">
            <text:p>-0.150010555460249</text:p>
          </table:table-cell>
          <table:table-cell table:formula="of:=[.C277]-[.C276]" office:value-type="float" office:value="0.00000000000198996374933813" calcext:value-type="float">
            <text:p>1.98996374933813E-12</text:p>
          </table:table-cell>
          <table:table-cell table:formula="of:=[.B277]/[.C277]" office:value-type="float" office:value="-12.8982353019786" calcext:value-type="float">
            <text:p>-13</text:p>
          </table:table-cell>
          <table:table-cell table:formula="of:=-([.$A$284]-[.A277]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2399825" calcext:value-type="float">
            <text:p>62399825</text:p>
          </table:table-cell>
          <table:table-cell office:value-type="float" office:value="1.78486088664831" calcext:value-type="float">
            <text:p>1.78486088664831</text:p>
          </table:table-cell>
          <table:table-cell table:formula="of:=[.B278]-[.B277]" office:value-type="float" office:value="-0.150010555458494" calcext:value-type="float">
            <text:p>-0.150010555458494</text:p>
          </table:table-cell>
          <table:table-cell table:formula="of:=[.C278]-[.C277]" office:value-type="float" office:value="0.0000000000017554846465373" calcext:value-type="float">
            <text:p>1.7554846465373E-12</text:p>
          </table:table-cell>
          <table:table-cell table:formula="of:=[.B278]/[.C278]" office:value-type="float" office:value="-11.8982353021295" calcext:value-type="float">
            <text:p>-12</text:p>
          </table:table-cell>
          <table:table-cell table:formula="of:=-([.$A$284]-[.A278]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62399826" calcext:value-type="float">
            <text:p>62399826</text:p>
          </table:table-cell>
          <table:table-cell office:value-type="float" office:value="1.63485033119136" calcext:value-type="float">
            <text:p>1.63485033119136</text:p>
          </table:table-cell>
          <table:table-cell table:formula="of:=[.B279]-[.B278]" office:value-type="float" office:value="-0.150010555456945" calcext:value-type="float">
            <text:p>-0.150010555456945</text:p>
          </table:table-cell>
          <table:table-cell table:formula="of:=[.C279]-[.C278]" office:value-type="float" office:value="0.00000000000154853907474717" calcext:value-type="float">
            <text:p>1.54853907474717E-12</text:p>
          </table:table-cell>
          <table:table-cell table:formula="of:=[.B279]/[.C279]" office:value-type="float" office:value="-10.8982353022523" calcext:value-type="float">
            <text:p>-11</text:p>
          </table:table-cell>
          <table:table-cell table:formula="of:=-([.$A$284]-[.A279]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62399827" calcext:value-type="float">
            <text:p>62399827</text:p>
          </table:table-cell>
          <table:table-cell office:value-type="float" office:value="1.48483977573578" calcext:value-type="float">
            <text:p>1.48483977573578</text:p>
          </table:table-cell>
          <table:table-cell table:formula="of:=[.B280]-[.B279]" office:value-type="float" office:value="-0.15001055545558" calcext:value-type="float">
            <text:p>-0.15001055545558</text:p>
          </table:table-cell>
          <table:table-cell table:formula="of:=[.C280]-[.C279]" office:value-type="float" office:value="0.00000000000136579636489387" calcext:value-type="float">
            <text:p>1.36579636489387E-12</text:p>
          </table:table-cell>
          <table:table-cell table:formula="of:=[.B280]/[.C280]" office:value-type="float" office:value="-9.89823530235155" calcext:value-type="float">
            <text:p>-10</text:p>
          </table:table-cell>
          <table:table-cell table:formula="of:=-([.$A$284]-[.A280]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62399828" calcext:value-type="float">
            <text:p>62399828</text:p>
          </table:table-cell>
          <table:table-cell office:value-type="float" office:value="1.33482922028141" calcext:value-type="float">
            <text:p>1.33482922028141</text:p>
          </table:table-cell>
          <table:table-cell table:formula="of:=[.B281]-[.B280]" office:value-type="float" office:value="-0.150010555454375" calcext:value-type="float">
            <text:p>-0.150010555454375</text:p>
          </table:table-cell>
          <table:table-cell table:formula="of:=[.C281]-[.C280]" office:value-type="float" office:value="0.00000000000120481402632322" calcext:value-type="float">
            <text:p>1.20481402632322E-12</text:p>
          </table:table-cell>
          <table:table-cell table:formula="of:=[.B281]/[.C281]" office:value-type="float" office:value="-8.89823530243105" calcext:value-type="float">
            <text:p>-9</text:p>
          </table:table-cell>
          <table:table-cell table:formula="of:=-([.$A$284]-[.A281]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62399829" calcext:value-type="float">
            <text:p>62399829</text:p>
          </table:table-cell>
          <table:table-cell office:value-type="float" office:value="1.1848186648281" calcext:value-type="float">
            <text:p>1.1848186648281</text:p>
          </table:table-cell>
          <table:table-cell table:formula="of:=[.B282]-[.B281]" office:value-type="float" office:value="-0.150010555453312" calcext:value-type="float">
            <text:p>-0.150010555453312</text:p>
          </table:table-cell>
          <table:table-cell table:formula="of:=[.C282]-[.C281]" office:value-type="float" office:value="0.00000000000106292752377612" calcext:value-type="float">
            <text:p>1.06292752377612E-12</text:p>
          </table:table-cell>
          <table:table-cell table:formula="of:=[.B282]/[.C282]" office:value-type="float" office:value="-7.8982353024941" calcext:value-type="float">
            <text:p>-8</text:p>
          </table:table-cell>
          <table:table-cell table:formula="of:=-([.$A$284]-[.A282]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62399830" calcext:value-type="float">
            <text:p>62399830</text:p>
          </table:table-cell>
          <table:table-cell office:value-type="float" office:value="1.03480810937572" calcext:value-type="float">
            <text:p>1.03480810937572</text:p>
          </table:table-cell>
          <table:table-cell table:formula="of:=[.B283]-[.B282]" office:value-type="float" office:value="-0.150010555452374" calcext:value-type="float">
            <text:p>-0.150010555452374</text:p>
          </table:table-cell>
          <table:table-cell table:formula="of:=[.C283]-[.C282]" office:value-type="float" office:value="0.000000000000937472321993482" calcext:value-type="float">
            <text:p>9.37472321993482E-13</text:p>
          </table:table-cell>
          <table:table-cell table:formula="of:=[.B283]/[.C283]" office:value-type="float" office:value="-6.89823530254346" calcext:value-type="float">
            <text:p>-7</text:p>
          </table:table-cell>
          <table:table-cell table:formula="of:=-([.$A$284]-[.A283]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62399831" calcext:value-type="float">
            <text:p>62399831</text:p>
          </table:table-cell>
          <table:table-cell office:value-type="float" office:value="1" calcext:value-type="float">
            <text:p>1</text:p>
          </table:table-cell>
          <table:table-cell table:formula="of:=[.B284]-[.B283]" office:value-type="float" office:value="-0.0348081093757209" calcext:value-type="float">
            <text:p>-0.0348081093757209</text:p>
          </table:table-cell>
          <table:table-cell table:formula="of:=[.C284]-[.C283]" office:value-type="float" office:value="0.115202446076653" calcext:value-type="float">
            <text:p>0.115202446076653</text:p>
          </table:table-cell>
          <table:table-cell table:formula="of:=[.B284]/[.C284]" office:value-type="float" office:value="-28.7289375359615" calcext:value-type="float">
            <text:p>-29</text:p>
          </table:table-cell>
          <table:table-cell table:formula="of:=-([.$A$284]-[.A284])" office:value-type="float" office:value="-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5-11T15:40:23.531063996</dc:date>
    <meta:editing-duration>PT11M40S</meta:editing-duration>
    <meta:editing-cycles>2</meta:editing-cycles>
    <meta:document-statistic meta:table-count="1" meta:cell-count="171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615cm" svg:height="13.282cm" xlink:href=".." xlink:type="simple" chart:class="chart:line" chart:style-name="ch1">
        <chart:legend chart:legend-position="end" loext:overlay="true" svg:x="20.763cm" svg:y="6.342cm" style:legend-expansion="high" chart:style-name="ch2"/>
        <chart:plot-area chart:style-name="ch3" table:cell-range-address="'shallow-glide'.B2:'shallow-glide'.B284" svg:x="0.472cm" svg:y="0.265cm" svg:width="22.671cm" svg:height="12.752cm">
          <chart:coordinate-region svg:x="1.093cm" svg:y="0.464cm" svg:width="22.05cm" svg:height="11.6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hallow-glide'.B2:'shallow-glide'.B284" chart:class="chart:line">
            <chart:data-point chart:repeated="2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">
                <text:p>44</text:p>
                <draw:g>
                  <svg:desc>'shallow-glide'.B2:'shallow-glide'.B2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419999986887">
                <text:p>44.419999986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7531999805212">
                <text:p>44.7531999805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0013359791122">
                <text:p>45.0013359791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1661092609382">
                <text:p>45.1661092609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2491870787447">
                <text:p>45.2491870787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2522033402537">
                <text:p>45.25220334025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.1767592750642">
                <text:p>45.17675927506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0244240882137">
                <text:p>45.0244240882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7954878672914">
                <text:p>44.79548786729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5654347207459">
                <text:p>44.56543472074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3343817429297">
                <text:p>44.3343817429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1024337524565">
                <text:p>44.1024337524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8696845791441">
                <text:p>43.86968457914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6362182160391">
                <text:p>43.63621821603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6362182160391">
                <text:p>43.6362182160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.1689351239648">
                <text:p>43.16893512396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9382394186937">
                <text:p>42.93823941869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7099920895492">
                <text:p>42.70999208954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.4840439101793">
                <text:p>42.4840439101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.2603759391842">
                <text:p>42.2603759391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038738542113">
                <text:p>42.0387385421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818909414192">
                <text:p>41.8189094141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.6006905883051">
                <text:p>41.6006905883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.3841320120676">
                <text:p>41.38413201206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1690514469758">
                <text:p>41.16905144697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.9552866580669">
                <text:p>40.95528665806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.7426932182163">
                <text:p>40.74269321821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.5311425534472">
                <text:p>40.5311425534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3205202027983">
                <text:p>40.32052020279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.1107242691987">
                <text:p>40.11072426919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901664040383">
                <text:p>39.9016640403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.6935874586313">
                <text:p>39.69358745863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.4874214497015">
                <text:p>39.4874214497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.2841573726726">
                <text:p>39.28415737267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.0842045004613">
                <text:p>39.0842045004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8877728718311">
                <text:p>38.88777287183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.6947924970848">
                <text:p>38.69479249708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5048656322511">
                <text:p>38.50486563225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3176403718489">
                <text:p>38.31764037184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.132805366174">
                <text:p>38.1328053661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.9500851473997">
                <text:p>37.9500851473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.7692359943253">
                <text:p>37.76923599432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.5900422736978">
                <text:p>37.59004227369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.4123132031819">
                <text:p>37.41231320318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2358799873858">
                <text:p>37.23587998738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.0605932839488">
                <text:p>37.06059328394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.886320961653">
                <text:p>36.8863209616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.713304382847">
                <text:p>36.7133043828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.5416176714429">
                <text:p>36.54161767144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.3711589071836">
                <text:p>36.3711589071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.2017855231959">
                <text:p>36.20178552319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.0333715048771">
                <text:p>36.03337150487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.8658054681467">
                <text:p>35.86580546814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.6989889608164">
                <text:p>35.69898896081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.5329853832889">
                <text:p>35.53298538328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.3677001852143">
                <text:p>35.3677001852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.2030498132178">
                <text:p>35.20304981321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.0389604318617">
                <text:p>35.03896043186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.8753667933704">
                <text:p>34.87536679337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.7122112388156">
                <text:p>34.71221123881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.5494428154712">
                <text:p>34.54944281547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.387016496828">
                <text:p>34.3870164968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.2248924933258">
                <text:p>34.22489249332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.0630356432543">
                <text:p>34.06303564325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.9014148744959">
                <text:p>33.90141487449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.7400027288732">
                <text:p>33.74000272887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.5787749418184">
                <text:p>33.57877494181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.4177100709299">
                <text:p>33.41771007092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.2567891677323">
                <text:p>33.25678916773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.0959954876117">
                <text:p>33.09599548761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9353142334894">
                <text:p>32.9353142334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.774732329307">
                <text:p>32.7747323293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.6142382198582">
                <text:p>32.61423821985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.4538216939012">
                <text:p>32.45382169390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2934737278448">
                <text:p>32.29347372784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.1331863476147">
                <text:p>32.13318634761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.9729525065864">
                <text:p>31.97295250658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.8127659777152">
                <text:p>31.8127659777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.6526212582122">
                <text:p>31.65262125821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.4925134853078">
                <text:p>31.49251348530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.332438361812">
                <text:p>31.3324383618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.1723920903329">
                <text:p>31.17239209033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.0123713151463">
                <text:p>31.01237131514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.8523730708259">
                <text:p>30.85237307082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.6923947368487">
                <text:p>30.69239473684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.5324339974798">
                <text:p>30.5324339974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.372488806323">
                <text:p>30.3724888063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.2125573549949">
                <text:p>30.21255735499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.0526380454415">
                <text:p>30.05263804544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.8927294654757">
                <text:p>29.89272946547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.7328303671592">
                <text:p>29.73283036715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7328303671592">
                <text:p>29.73283036715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.4130563325658">
                <text:p>29.41305633256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.2531795605763">
                <text:p>29.25317956057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.0934031902995">
                <text:p>29.0934031902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9337614191166">
                <text:p>28.93376141911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.7742385658565">
                <text:p>28.77423856585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6148207762482">
                <text:p>28.61482077624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.4557511429563">
                <text:p>28.45575114295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.2971401532727">
                <text:p>28.29714015327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1389695073359">
                <text:p>28.1389695073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1389695073359">
                <text:p>28.13896950733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8239771553022">
                <text:p>27.82397715530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.6670833374212">
                <text:p>27.66708333742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.5105604784535">
                <text:p>27.51056047845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.3544538108542">
                <text:p>27.35445381085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1987688271973">
                <text:p>27.19876882719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.0434559800346">
                <text:p>27.04345598003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.8885458450337">
                <text:p>26.88854584503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.7340357966044">
                <text:p>26.73403579660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5799386595401">
                <text:p>26.57993865954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4262238587088">
                <text:p>26.42622385870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2728795682319">
                <text:p>26.27287956823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1198621342459">
                <text:p>26.11986213424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.9671330462245">
                <text:p>25.96713304622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.8146583309864">
                <text:p>25.8146583309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.6624080181012">
                <text:p>25.66240801810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5103556682815">
                <text:p>25.51035566828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3584779573406">
                <text:p>25.35847795734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2067543091686">
                <text:p>25.20675430916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0551665719511">
                <text:p>25.05516657195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9036987325372">
                <text:p>24.90369873253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7523366644596">
                <text:p>24.75233666445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6010679056442">
                <text:p>24.60106790564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.4498814623097">
                <text:p>24.44988146230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.298767635972">
                <text:p>24.2987676359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.147717870831">
                <text:p>24.1477178708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996724619139">
                <text:p>23.9967246191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8457812224304">
                <text:p>23.84578122243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.6948818067461">
                <text:p>23.69488180674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.5440211902024">
                <text:p>23.54402119020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.3931948014494">
                <text:p>23.39319480144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.2424278678165">
                <text:p>23.24242786781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.0917265815587">
                <text:p>23.09172658155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9410832041227">
                <text:p>22.94108320412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7905144450902">
                <text:p>22.79051444509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6400115059265">
                <text:p>22.64001150592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.4895666255654">
                <text:p>22.48956662556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.3391729580765">
                <text:p>22.33917295807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1888244647589">
                <text:p>22.18882446475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0385158189575">
                <text:p>22.03851581895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.8882423221028">
                <text:p>21.88824232210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.7379998296514">
                <text:p>21.73799982965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.5877846857582">
                <text:p>21.58778468575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.4375936656527">
                <text:p>21.43759366565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.287423924809">
                <text:p>21.2874239248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.1372729541099">
                <text:p>21.13727295410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.9871385402976">
                <text:p>20.98713854029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.8370187310878">
                <text:p>20.83701873108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.6869118043972">
                <text:p>20.68691180439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.5368162411999">
                <text:p>20.53681624119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.386730701584">
                <text:p>20.3867307015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2366540036316">
                <text:p>20.23665400363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.0865851047891">
                <text:p>20.08658510478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9365230854344">
                <text:p>19.93652308543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7864671343813">
                <text:p>19.78646713438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6364165360939">
                <text:p>19.63641653609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4863706594075">
                <text:p>19.48637065940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3363289475804">
                <text:p>19.33632894758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1862909095186">
                <text:p>19.18629090951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0362561120348">
                <text:p>19.03625611203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.8862241730202">
                <text:p>18.88622417302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.7361947554221">
                <text:p>18.73619475542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.5861675619308">
                <text:p>18.58616756193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.4361423302936">
                <text:p>18.43614233029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.286118829181">
                <text:p>18.2861188291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.1360968545404">
                <text:p>18.13609685454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9860762263797">
                <text:p>17.98607622637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8360567859305">
                <text:p>17.83605678593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6860383931452">
                <text:p>17.68603839314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53602092449">
                <text:p>17.536020924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860042709971">
                <text:p>17.38600427099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2359883365478">
                <text:p>17.23598833654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0859730363569">
                <text:p>17.08597303635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9359582956367">
                <text:p>16.93595829563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7859440484179">
                <text:p>16.78594404841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6359302365098">
                <text:p>16.63593023650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4859168085835">
                <text:p>16.48591680858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3359037193621">
                <text:p>16.33590371936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1858909289076">
                <text:p>16.18589092890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0358784019915">
                <text:p>16.03587840199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.8858661075388">
                <text:p>15.88586610753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.735854018139">
                <text:p>15.7358540181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.5858421096135">
                <text:p>15.58584210961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.4358303606347">
                <text:p>15.43583036063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.2858187523898">
                <text:p>15.28581875238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.1358072682845">
                <text:p>15.13580726828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.985795893681">
                <text:p>14.9857958936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.8357846156675">
                <text:p>14.83578461566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.6857734228546">
                <text:p>14.68577342285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.5357623051962">
                <text:p>14.53576230519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.3857512538304">
                <text:p>14.38575125383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.2357402609404">
                <text:p>14.23574026094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0857293196311">
                <text:p>14.08572931963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9357184238206">
                <text:p>13.93571842382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7857075681437">
                <text:p>13.78570756814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6356967478682">
                <text:p>13.63569674786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.3356751973166">
                <text:p>13.33567519731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.1856644601103">
                <text:p>13.18566446011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.1856644601103">
                <text:p>13.18566446011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0356537443361">
                <text:p>13.03565374433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8856430474669">
                <text:p>12.88564304746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.7356323672735">
                <text:p>12.73563236727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5856217017897">
                <text:p>12.58562170178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4356110492808">
                <text:p>12.43561104928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2856004082171">
                <text:p>12.28560040821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135589777249">
                <text:p>12.1355897772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.985579155186">
                <text:p>11.9855791551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.8355685409782">
                <text:p>11.83556854097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6855579336993">
                <text:p>11.68555793369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.5355473325322">
                <text:p>11.53554733253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.3855367367564">
                <text:p>11.38553673675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.2355261457361">
                <text:p>11.23552614573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.0855155589105">
                <text:p>11.08551555891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9355049757852">
                <text:p>10.93550497578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7854943959236">
                <text:p>10.78549439592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6354838189411">
                <text:p>10.63548381894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4854732444981">
                <text:p>10.48547324449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3354626722952">
                <text:p>10.33546267229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1854521020682">
                <text:p>10.18545210206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.0354415335842">
                <text:p>10.03544153358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.88543096663763">
                <text:p>9.885430966637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.7354204010472">
                <text:p>9.73542040104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.58540983665302">
                <text:p>9.585409836653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43539927331402">
                <text:p>9.435399273314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28538871090579">
                <text:p>9.285388710905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13537814931858">
                <text:p>9.135378149318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.98536758845558">
                <text:p>8.985367588455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.83535702823139">
                <text:p>8.835357028231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68534646857069">
                <text:p>8.685346468570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.53533590940704">
                <text:p>8.535335909407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38532535068183">
                <text:p>8.385325350681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.23531479234335">
                <text:p>8.235314792343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.08530423434601">
                <text:p>8.085304234346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93529367664959">
                <text:p>7.935293676649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7852831192186">
                <text:p>7.78528311921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63527256202173">
                <text:p>7.635272562021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4852620050314">
                <text:p>7.48526200503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33525144822324">
                <text:p>7.335251448223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18524089157577">
                <text:p>7.185240891575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03523033507005">
                <text:p>7.035230335070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88521977868936">
                <text:p>6.885219778689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73520922241895">
                <text:p>6.735209222418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58519866624583">
                <text:p>6.585198666245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43518811015853">
                <text:p>6.435188110158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28517755414691">
                <text:p>6.285177554146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13516699820207">
                <text:p>6.135166998202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98515644231612">
                <text:p>5.985156442316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83514588648212">
                <text:p>5.835145886482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68513533069395">
                <text:p>5.685135330693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5351247749462">
                <text:p>5.53512477494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38511421923411">
                <text:p>5.385114219234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23510366355347">
                <text:p>5.235103663553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08509310790057">
                <text:p>5.085093107900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93508255227214">
                <text:p>4.935082552272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7850719966653">
                <text:p>4.78507199666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6350614410775">
                <text:p>4.63506144107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48505088550649">
                <text:p>4.485050885506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3350403299503">
                <text:p>4.33504032995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18502977440718">
                <text:p>4.185029774407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03501921887558">
                <text:p>4.035019218875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03501921887558">
                <text:p>4.035019218875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88500866335416">
                <text:p>3.885008663354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58498755233715">
                <text:p>3.584987552337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43497699683958">
                <text:p>3.434976996839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28496644134817">
                <text:p>3.284966441348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13495588586219">
                <text:p>3.134955885862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13495588586219">
                <text:p>3.134955885862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83493477490403">
                <text:p>2.834934774904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68492421943079">
                <text:p>2.684924219430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53491366396084">
                <text:p>2.534913663960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38490310849378">
                <text:p>2.384903108493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23489255302929">
                <text:p>2.234892553029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08488199756705">
                <text:p>2.084881997567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9348714421068">
                <text:p>1.93487144210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78486088664831">
                <text:p>1.784860886648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63485033119136">
                <text:p>1.634850331191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48483977573578">
                <text:p>1.484839775735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33482922028141">
                <text:p>1.334829220281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1848186648281">
                <text:p>1.18481866482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03480810937572">
                <text:p>1.034808109375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line" chart:style-name="ch1">
        <chart:legend chart:legend-position="end" svg:x="13.159cm" svg:y="4.204cm" style:legend-expansion="high" chart:style-name="ch2"/>
        <chart:plot-area chart:style-name="ch3" table:cell-range-address="'shallow-glide'.C2:'shallow-glide'.C284" svg:x="0.32cm" svg:y="0.18cm" svg:width="12.519cm" svg:height="8.646cm">
          <chart:coordinate-region svg:x="1.153cm" svg:y="0.379cm" svg:width="11.628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hallow-glide'.C2:'shallow-glide'.C284" chart:class="chart:line">
            <chart:data-point chart:repeated="2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allow-glide'.C2:'shallow-glide'.C2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9999986886978">
                <text:p>0.419999986886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199993634224">
                <text:p>0.333199993634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8135998590946">
                <text:p>0.248135998590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4773281826065">
                <text:p>0.164773281826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30778178064691">
                <text:p>0.0830778178064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0162615090461">
                <text:p>0.0030162615090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754440651894868">
                <text:p>-0.0754440651894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52335186850557">
                <text:p>-0.152335186850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2893622092225">
                <text:p>-0.22893622092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30053146545565">
                <text:p>-0.230053146545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31052977816205">
                <text:p>-0.2310529778162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31947990473181">
                <text:p>-0.2319479904731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32749173312385">
                <text:p>-0.232749173312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33466363104988">
                <text:p>-0.233466363104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67283092074275">
                <text:p>-0.467283092074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30695705271167">
                <text:p>-0.230695705271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28247329144516">
                <text:p>-0.2282473291445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25948179369809">
                <text:p>-0.2259481793698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23667970995102">
                <text:p>-0.223667970995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21637397071262">
                <text:p>-0.221637397071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219829127920981">
                <text:p>-0.219829127920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18218825886936">
                <text:p>-0.2182188258869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16558576237425">
                <text:p>-0.2165585762374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15080565091817">
                <text:p>-0.2150805650918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1376478890889">
                <text:p>-0.21376478890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12593439850608">
                <text:p>-0.2125934398506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11550664769128">
                <text:p>-0.2115506647691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10622350648883">
                <text:p>-0.2106223506488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209795933599644">
                <text:p>-0.2097959335996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209060228815702">
                <text:p>-0.2090602288157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08076581751712">
                <text:p>-0.208076581751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06166008929777">
                <text:p>-0.2061660089297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03264077028855">
                <text:p>-0.2032640770288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99952872211284">
                <text:p>-0.1999528722112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96431628630215">
                <text:p>-0.1964316286302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92980374746334">
                <text:p>-0.1929803747463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8992686483368">
                <text:p>-0.18992686483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87225260402251">
                <text:p>-0.1872252604022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84835005674834">
                <text:p>-0.1848350056748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82720218774335">
                <text:p>-0.1827202187743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80849153074419">
                <text:p>-0.1808491530744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79193720627509">
                <text:p>-0.1791937206275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77729070515845">
                <text:p>-0.1777290705158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76433215796081">
                <text:p>-0.1764332157960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75286703437017">
                <text:p>-0.1752867034370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74272322295785">
                <text:p>-0.1742723222957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73016578806021">
                <text:p>-0.1730165788060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71686711404085">
                <text:p>-0.1716867114040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70458764259308">
                <text:p>-0.1704587642593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69373383987718">
                <text:p>-0.1693733839877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68414018318792">
                <text:p>-0.168414018318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67566036730392">
                <text:p>-0.1675660367303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66816507330331">
                <text:p>-0.1668165073303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66003577527512">
                <text:p>-0.1660035775275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65285198074542">
                <text:p>-0.1652851980745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64650371996501">
                <text:p>-0.1646503719965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64089381356114">
                <text:p>-0.1640893813561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63593638491271">
                <text:p>-0.1635936384912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63155554554848">
                <text:p>-0.163155554554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62768423344367">
                <text:p>-0.1627684233443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62426318643263">
                <text:p>-0.1624263186432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62124003502164">
                <text:p>-0.1621240035021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61856850071537">
                <text:p>-0.1618568500715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61620768758382">
                <text:p>-0.1616207687583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61412145622641">
                <text:p>-0.1614121456226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61227787054891">
                <text:p>-0.161227787054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6106487088846">
                <text:p>-0.16106487088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60920903197628">
                <text:p>-0.1609209031976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60793680120527">
                <text:p>-0.1607936801205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60681254122345">
                <text:p>-0.160681254122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60581904182415">
                <text:p>-0.1605819041824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60494109448791">
                <text:p>-0.1604941094487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60416525956954">
                <text:p>-0.1604165259569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6034796605642">
                <text:p>-0.160347966056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60287380230109">
                <text:p>-0.1602873802301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60233841028301">
                <text:p>-0.16023384102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60186528871247">
                <text:p>-0.1601865288712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60144719502977">
                <text:p>-0.1601447195029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60107772904389">
                <text:p>-0.1601077729043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60075123495801">
                <text:p>-0.1600751234958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60046271479061">
                <text:p>-0.1600462714790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0020775186602">
                <text:p>-0.160020775186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8244320384">
                <text:p>-0.1599982443203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59978333977215">
                <text:p>-0.159978333977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59960739368941">
                <text:p>-0.1599607393689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59945191156751">
                <text:p>-0.1599451911567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59931451328138">
                <text:p>-0.1599314513281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59919309553377">
                <text:p>-0.1599193095533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59908579965801">
                <text:p>-0.1599085799658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59899098316554">
                <text:p>-0.1598990983165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19774034593365">
                <text:p>-0.3197740345933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59876771989456">
                <text:p>-0.1598767719894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5977637027688">
                <text:p>-0.159776370276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59641771182866">
                <text:p>-0.1596417711828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59522853260125">
                <text:p>-0.159522853260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59417789608302">
                <text:p>-0.1594177896083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59069633291832">
                <text:p>-0.1590696332918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58610989683606">
                <text:p>-0.1586109896836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58170645936799">
                <text:p>-0.1581706459367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314992352033741">
                <text:p>-0.3149923520337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156893817880984">
                <text:p>-0.1568938178809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56522858967726">
                <text:p>-0.1565228589677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5610666759925">
                <text:p>-0.156106667599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55684983656954">
                <text:p>-0.1556849836569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55312847162662">
                <text:p>-0.1553128471626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54910135000936">
                <text:p>-0.1549101350009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54510048429241">
                <text:p>-0.1545100484292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54097137064376">
                <text:p>-0.1540971370643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5371480083131">
                <text:p>-0.15371480083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153344290476824">
                <text:p>-0.1533442904768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53017433986044">
                <text:p>-0.1530174339860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52729088021427">
                <text:p>-0.1527290880214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152474715238089">
                <text:p>-0.1524747152380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52250312885219">
                <text:p>-0.1522503128852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52052349819691">
                <text:p>-0.1520523498196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151877710940862">
                <text:p>-0.1518777109408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151723648172048">
                <text:p>-0.1517236481720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51587737217426">
                <text:p>-0.1515877372174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514678394139">
                <text:p>-0.15146783941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51362068077585">
                <text:p>-0.1513620680775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51268758815391">
                <text:p>-0.1512687588153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51186443334517">
                <text:p>-0.1511864433345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151113826337745">
                <text:p>-0.1511138263377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151049765140947">
                <text:p>-0.1510497651409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50993251692057">
                <text:p>-0.1509932516920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15094339670862">
                <text:p>-0.150943396708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15089941568424">
                <text:p>-0.150899415684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150860616543767">
                <text:p>-0.1508606165437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150826388752975">
                <text:p>-0.1508263887529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50766933632909">
                <text:p>-0.1507669336329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150701286257799">
                <text:p>-0.1507012862577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150643377435973">
                <text:p>-0.1506433774359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150568759032534">
                <text:p>-0.1505687590325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150502939163623">
                <text:p>-0.1505029391636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150444880361178">
                <text:p>-0.1504448803611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150393667488885">
                <text:p>-0.1503936674888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150348493317555">
                <text:p>-0.1503484933175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50308645801417">
                <text:p>-0.1503086458014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15027349685467">
                <text:p>-0.150273496854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150242492451454">
                <text:p>-0.1502424924514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50215143893174">
                <text:p>-0.1502151438931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50191020105499">
                <text:p>-0.1501910201054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15016974084369">
                <text:p>-0.150169740843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150150970699084">
                <text:p>-0.1501509706990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50134413812303">
                <text:p>-0.1501344138123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50119809209855">
                <text:p>-0.1501198092098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150106926690604">
                <text:p>-0.1501069266906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150095563197294">
                <text:p>-0.1500955631972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50085539615905">
                <text:p>-0.1500855396159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150076697952414">
                <text:p>-0.150076697952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50068898842477">
                <text:p>-0.1500688988424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15006201935471">
                <text:p>-0.150062019354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50055951053027">
                <text:p>-0.1500559510530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5005059828745">
                <text:p>-0.150050598287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150045876686448">
                <text:p>-0.1500458766864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150041711827047">
                <text:p>-0.1500417118270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150038038061766">
                <text:p>-0.1500380380617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150034797483865">
                <text:p>-0.1500347974838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500319390146">
                <text:p>-0.15003193901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5002941759812">
                <text:p>-0.150029417598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50027193491269">
                <text:p>-0.1500271934912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150025231637162">
                <text:p>-0.1500252316371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50023501112596">
                <text:p>-0.1500235011125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150021974640641">
                <text:p>-0.1500219746406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150020628160696">
                <text:p>-0.1500206281606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150019440449224">
                <text:p>-0.1500194404492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50018392785249">
                <text:p>-0.1500183927852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150017468655243">
                <text:p>-0.1500174686552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150016653492859">
                <text:p>-0.1500166534928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150015934449311">
                <text:p>-0.1500159344493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150015300190873">
                <text:p>-0.1500153001908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150014740720216">
                <text:p>-0.1500147407202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150014247218834">
                <text:p>-0.1500142472188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50013811908043">
                <text:p>-0.1500138119080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150013427926371">
                <text:p>-0.1500134279263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15001308922141">
                <text:p>-0.150013089221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50012790454415">
                <text:p>-0.1500127904544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50012526916154">
                <text:p>-0.1500125269161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50012294452674">
                <text:p>-0.1500122944526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5001208939983">
                <text:p>-0.150012089399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150011908525531">
                <text:p>-0.1500119085255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50011748978796">
                <text:p>-0.1500117489787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50011608244814">
                <text:p>-0.1500116082448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50011484105299">
                <text:p>-0.1500114841052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15001137460354">
                <text:p>-0.150011374603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15001127801354">
                <text:p>-0.150011278013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15001119281283">
                <text:p>-0.150011192812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150011117658451">
                <text:p>-0.1500111176584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150011051365807">
                <text:p>-0.1500110513658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150010992889976">
                <text:p>-0.1500109928899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150010941309249">
                <text:p>-0.1500109413092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50010895810597">
                <text:p>-0.1500108958105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50010855676861">
                <text:p>-0.1500108556768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150010820275444">
                <text:p>-0.1500108202754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300021550551682">
                <text:p>-0.3000215505516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150010737206275">
                <text:p>-0.1500107372062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150010715774167">
                <text:p>-0.1500107157741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150010696869199">
                <text:p>-0.1500106968691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150010680193386">
                <text:p>-0.1500106801933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150010665483881">
                <text:p>-0.1500106654838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150010652508829">
                <text:p>-0.1500106525088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150010641063712">
                <text:p>-0.1500106410637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150010630968133">
                <text:p>-0.1500106309681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150010622062961">
                <text:p>-0.1500106220629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150010614207831">
                <text:p>-0.1500106142078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150010607278929">
                <text:p>-0.1500106072789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15001060116704">
                <text:p>-0.150010601167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150010595775827">
                <text:p>-0.1500105957758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15001059102031">
                <text:p>-0.150010591020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150010586825536">
                <text:p>-0.1500105868255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150010583125383">
                <text:p>-0.1500105831253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150010579861528">
                <text:p>-0.1500105798615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150010576982526">
                <text:p>-0.1500105769825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150010574442998">
                <text:p>-0.1500105744429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150010572202916">
                <text:p>-0.1500105722029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150010570226971">
                <text:p>-0.1500105702269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150010568484015">
                <text:p>-0.1500105684840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15001056694658">
                <text:p>-0.150010566946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150010565590428">
                <text:p>-0.1500105655904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50010564394185">
                <text:p>-0.1500105643941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50010563338997">
                <text:p>-0.1500105633389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150010562408228">
                <text:p>-0.1500105624082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50010561587211">
                <text:p>-0.1500105615872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150010560863002">
                <text:p>-0.1500105608630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150010560224189">
                <text:p>-0.1500105602241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150010559660698">
                <text:p>-0.1500105596606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150010559163652">
                <text:p>-0.1500105591636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150010558725215">
                <text:p>-0.1500105587252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150010558338476">
                <text:p>-0.1500105583384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150010557997337">
                <text:p>-0.1500105579973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150010557696424">
                <text:p>-0.1500105576964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150010557430993">
                <text:p>-0.1500105574309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15001055719686">
                <text:p>-0.150010557196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150010556990335">
                <text:p>-0.1500105569903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15001055680816">
                <text:p>-0.150010556808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150010556647468">
                <text:p>-0.1500105566474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150010556505723">
                <text:p>-0.1500105565057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150010556380692">
                <text:p>-0.1500105563806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150010556270404">
                <text:p>-0.1500105562704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15001055617312">
                <text:p>-0.150010556173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150010556087307">
                <text:p>-0.1500105560873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150010556011613">
                <text:p>-0.1500105560116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150010555944844">
                <text:p>-0.1500105559448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150010555885948">
                <text:p>-0.1500105558859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150010555833997">
                <text:p>-0.1500105558339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150010555788172">
                <text:p>-0.1500105557881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150010555747749">
                <text:p>-0.1500105557477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150010555712094">
                <text:p>-0.1500105557120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150010555680643">
                <text:p>-0.1500105556806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1500105556529">
                <text:p>-0.15001055565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150010555628428">
                <text:p>-0.1500105556284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150010555606842">
                <text:p>-0.1500105556068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150010555587802">
                <text:p>-0.1500105555878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150010555571005">
                <text:p>-0.1500105555710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15001055555619">
                <text:p>-0.150010555556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150010555543123">
                <text:p>-0.1500105555431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150010555531595">
                <text:p>-0.1500105555315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150010555521427">
                <text:p>-0.1500105555214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300021111017004">
                <text:p>-0.3000211110170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150010555497567">
                <text:p>-0.1500105554975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150010555491412">
                <text:p>-0.1500105554914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150010555485982">
                <text:p>-0.1500105554859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300021110958159">
                <text:p>-0.3000211109581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15001055547324">
                <text:p>-0.150010555473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150010555469953">
                <text:p>-0.1500105554699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150010555467053">
                <text:p>-0.1500105554670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150010555464496">
                <text:p>-0.1500105554644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150010555462239">
                <text:p>-0.1500105554622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150010555460249">
                <text:p>-0.1500105554602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150010555458494">
                <text:p>-0.1500105554584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150010555456945">
                <text:p>-0.1500105554569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15001055545558">
                <text:p>-0.150010555455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150010555454375">
                <text:p>-0.1500105554543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150010555453312">
                <text:p>-0.1500105554533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150010555452374">
                <text:p>-0.1500105554523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348081093757209">
                <text:p>-0.03480810937572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